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9.525113828846" calcext:value-type="float">
            <text:p>189.52511382884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29.449476346154" calcext:value-type="float">
            <text:p>229.449476346154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53.049696882376" calcext:value-type="float">
            <text:p>253.0496968823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6.3432083" calcext:value-type="float">
            <text:p>6.3432083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9.862568" calcext:value-type="float">
            <text:p>29.862568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68.6" calcext:value-type="float">
            <text:p>368.6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7137028" calcext:value-type="float">
            <text:p>0.0001713702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52943" calcext:value-type="float">
            <text:p>0.00054752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4374955" calcext:value-type="float">
            <text:p>0.000004374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61758" calcext:value-type="float">
            <text:p>0.00028617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75095" calcext:value-type="float">
            <text:p>0.00016750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05145" calcext:value-type="float">
            <text:p>0.000573051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672" calcext:value-type="float">
            <text:p>0.0005163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656541" calcext:value-type="float">
            <text:p>0.00010656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8917843" calcext:value-type="float">
            <text:p>0.000389178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5608" calcext:value-type="float">
            <text:p>0.0006656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860044" calcext:value-type="float">
            <text:p>0.000638600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491689" calcext:value-type="float">
            <text:p>0.00002491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82382" calcext:value-type="float">
            <text:p>0.000203823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6922447" calcext:value-type="float">
            <text:p>0.0000469224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324087" calcext:value-type="float">
            <text:p>0.000016324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584277" calcext:value-type="float">
            <text:p>0.00052584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77185" calcext:value-type="float">
            <text:p>0.00040077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80127" calcext:value-type="float">
            <text:p>0.000361801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923" calcext:value-type="float">
            <text:p>0.0006219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735207" calcext:value-type="float">
            <text:p>0.000417352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5599" calcext:value-type="float">
            <text:p>0.0007085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4523" calcext:value-type="float">
            <text:p>0.0003045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134" calcext:value-type="float">
            <text:p>0.00051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014507" calcext:value-type="float">
            <text:p>0.00082014507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4514621" calcext:value-type="float">
            <text:p>0.0004514621</text:p>
          </table:table-cell>
          <table:table-cell office:value-type="float" office:value="349.45514" calcext:value-type="float">
            <text:p>349.4551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64951624" calcext:value-type="float">
            <text:p>0.00064951624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24550414" calcext:value-type="float">
            <text:p>0.00024550414</text:p>
          </table:table-cell>
          <table:table-cell office:value-type="float" office:value="349.2072" calcext:value-type="float">
            <text:p>349.20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82015" calcext:value-type="float">
            <text:p>0.0004182015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31705626" calcext:value-type="float">
            <text:p>0.00031705626</text:p>
          </table:table-cell>
          <table:table-cell office:value-type="float" office:value="349.20447" calcext:value-type="float">
            <text:p>349.20447</text:p>
          </table:table-cell>
          <table:table-cell office:value-type="float" office:value="0.0009237735" calcext:value-type="float">
            <text:p>0.00092377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7532142" calcext:value-type="float">
            <text:p>0.0007532142</text:p>
          </table:table-cell>
          <table:table-cell office:value-type="float" office:value="349.2071" calcext:value-type="float">
            <text:p>349.2071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21369" calcext:value-type="float">
            <text:p>0.00021521369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3018" calcext:value-type="float">
            <text:p>0.0004953018</text:p>
          </table:table-cell>
          <table:table-cell office:value-type="float" office:value="349.29666" calcext:value-type="float">
            <text:p>349.29666</text:p>
          </table:table-cell>
          <table:table-cell office:value-type="float" office:value="0.00082703354" calcext:value-type="float">
            <text:p>0.0008270335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85257296" calcext:value-type="float">
            <text:p>0.00085257296</text:p>
          </table:table-cell>
          <table:table-cell office:value-type="float" office:value="349.3949" calcext:value-type="float">
            <text:p>349.3949</text:p>
          </table:table-cell>
          <table:table-cell office:value-type="float" office:value="0.00013897636" calcext:value-type="float">
            <text:p>0.00013897636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42104372" calcext:value-type="float">
            <text:p>0.00042104372</text:p>
          </table:table-cell>
          <table:table-cell office:value-type="float" office:value="349.2065" calcext:value-type="float">
            <text:p>349.2065</text:p>
          </table:table-cell>
          <table:table-cell office:value-type="float" office:value="0.0009544528" calcext:value-type="float">
            <text:p>0.0009544528</text:p>
          </table:table-cell>
          <table:table-cell office:value-type="float" office:value="349.2272" calcext:value-type="float">
            <text:p>349.227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7526967" calcext:value-type="float">
            <text:p>0.00027526967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8886884" calcext:value-type="float">
            <text:p>0.0008886884</text:p>
          </table:table-cell>
          <table:table-cell office:value-type="float" office:value="349.21088" calcext:value-type="float">
            <text:p>349.2108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00247" calcext:value-type="float">
            <text:p>0.0005100247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591211" calcext:value-type="float">
            <text:p>0.000591211</text:p>
          </table:table-cell>
          <table:table-cell office:value-type="float" office:value="349.20688" calcext:value-type="float">
            <text:p>349.20688</text:p>
          </table:table-cell>
          <table:table-cell office:value-type="float" office:value="0.00075958186" calcext:value-type="float">
            <text:p>0.0007595818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787942" calcext:value-type="float">
            <text:p>0.000787942</text:p>
          </table:table-cell>
          <table:table-cell office:value-type="float" office:value="349.2111" calcext:value-type="float">
            <text:p>349.2111</text:p>
          </table:table-cell>
          <table:table-cell office:value-type="float" office:value="0.0009325124" calcext:value-type="float">
            <text:p>0.0009325124</text:p>
          </table:table-cell>
          <table:table-cell office:value-type="float" office:value="349.2067" calcext:value-type="float">
            <text:p>349.2067</text:p>
          </table:table-cell>
          <table:table-cell office:value-type="float" office:value="0.00045081263" calcext:value-type="float">
            <text:p>0.00045081263</text:p>
          </table:table-cell>
          <table:table-cell office:value-type="float" office:value="349.33325" calcext:value-type="float">
            <text:p>349.33325</text:p>
          </table:table-cell>
          <table:table-cell office:value-type="float" office:value="0.00062639156" calcext:value-type="float">
            <text:p>0.0006263915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2776085" calcext:value-type="float">
            <text:p>0.00092776085</text:p>
          </table:table-cell>
          <table:table-cell office:value-type="float" office:value="349.298" calcext:value-type="float">
            <text:p>349.2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3555" calcext:value-type="float">
            <text:p>5.667355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" calcext:value-type="float">
            <text:p>5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7604" calcext:value-type="float">
            <text:p>5.66676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726206" calcext:value-type="float">
            <text:p>9.726206</text:p>
          </table:table-cell>
          <table:table-cell office:value-type="float" office:value="187.20447" calcext:value-type="float">
            <text:p>187.2044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8.371723" calcext:value-type="float">
            <text:p>8.371723</text:p>
          </table:table-cell>
          <table:table-cell office:value-type="float" office:value="154.80708" calcext:value-type="float">
            <text:p>154.80708</text:p>
          </table:table-cell>
          <table:table-cell office:value-type="float" office:value="5.0007687" calcext:value-type="float">
            <text:p>5.000768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654" calcext:value-type="float">
            <text:p>5.333654</text:p>
          </table:table-cell>
          <table:table-cell office:value-type="float" office:value="176.40323" calcext:value-type="float">
            <text:p>176.40323</text:p>
          </table:table-cell>
          <table:table-cell office:value-type="float" office:value="5.66719" calcext:value-type="float">
            <text:p>5.66719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006766" calcext:value-type="float">
            <text:p>6.000676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44195" calcext:value-type="float">
            <text:p>5.34419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73117" calcext:value-type="float">
            <text:p>5.3373117</text:p>
          </table:table-cell>
          <table:table-cell office:value-type="float" office:value="176.49664" calcext:value-type="float">
            <text:p>176.49664</text:p>
          </table:table-cell>
          <table:table-cell office:value-type="float" office:value="5.998421" calcext:value-type="float">
            <text:p>5.998421</text:p>
          </table:table-cell>
          <table:table-cell office:value-type="float" office:value="165.60483" calcext:value-type="float">
            <text:p>165.60483</text:p>
          </table:table-cell>
          <table:table-cell office:value-type="float" office:value="6.20598" calcext:value-type="float">
            <text:p>6.20598</text:p>
          </table:table-cell>
          <table:table-cell office:value-type="float" office:value="154.99489" calcext:value-type="float">
            <text:p>154.99489</text:p>
          </table:table-cell>
          <table:table-cell office:value-type="float" office:value="5.0006595" calcext:value-type="float">
            <text:p>5.0006595</text:p>
          </table:table-cell>
          <table:table-cell office:value-type="float" office:value="187.2034" calcext:value-type="float">
            <text:p>187.2034</text:p>
          </table:table-cell>
          <table:table-cell office:value-type="float" office:value="5.333842" calcext:value-type="float">
            <text:p>5.333842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71557" calcext:value-type="float">
            <text:p>5.6671557</text:p>
          </table:table-cell>
          <table:table-cell office:value-type="float" office:value="165.6065" calcext:value-type="float">
            <text:p>165.6065</text:p>
          </table:table-cell>
          <table:table-cell office:value-type="float" office:value="6.000482" calcext:value-type="float">
            <text:p>6.000482</text:p>
          </table:table-cell>
          <table:table-cell office:value-type="float" office:value="154.8272" calcext:value-type="float">
            <text:p>154.8272</text:p>
          </table:table-cell>
          <table:table-cell office:value-type="float" office:value="8.036506" calcext:value-type="float">
            <text:p>8.036506</text:p>
          </table:table-cell>
          <table:table-cell office:value-type="float" office:value="187.22998" calcext:value-type="float">
            <text:p>187.22998</text:p>
          </table:table-cell>
          <table:table-cell office:value-type="float" office:value="9.428126" calcext:value-type="float">
            <text:p>9.428126</text:p>
          </table:table-cell>
          <table:table-cell office:value-type="float" office:value="176.40775" calcext:value-type="float">
            <text:p>176.40775</text:p>
          </table:table-cell>
          <table:table-cell office:value-type="float" office:value="7.8882947" calcext:value-type="float">
            <text:p>7.8882947</text:p>
          </table:table-cell>
          <table:table-cell office:value-type="float" office:value="165.61087" calcext:value-type="float">
            <text:p>165.6108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0.304357" calcext:value-type="float">
            <text:p>10.304357</text:p>
          </table:table-cell>
          <table:table-cell office:value-type="float" office:value="176.40686" calcext:value-type="float">
            <text:p>176.40686</text:p>
          </table:table-cell>
          <table:table-cell office:value-type="float" office:value="10.418603" calcext:value-type="float">
            <text:p>10.418603</text:p>
          </table:table-cell>
          <table:table-cell office:value-type="float" office:value="165.6041" calcext:value-type="float">
            <text:p>165.6041</text:p>
          </table:table-cell>
          <table:table-cell office:value-type="float" office:value="20.998264" calcext:value-type="float">
            <text:p>20.998264</text:p>
          </table:table-cell>
          <table:table-cell office:value-type="float" office:value="154.81108" calcext:value-type="float">
            <text:p>154.81108</text:p>
          </table:table-cell>
          <table:table-cell office:value-type="float" office:value="5.0000434" calcext:value-type="float">
            <text:p>5.0000434</text:p>
          </table:table-cell>
          <table:table-cell office:value-type="float" office:value="187.2067" calcext:value-type="float">
            <text:p>187.2067</text:p>
          </table:table-cell>
          <table:table-cell office:value-type="float" office:value="5.3337793" calcext:value-type="float">
            <text:p>5.3337793</text:p>
          </table:table-cell>
          <table:table-cell office:value-type="float" office:value="176.53323" calcext:value-type="float">
            <text:p>176.5332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344" calcext:value-type="float">
            <text:p>6.000344</text:p>
          </table:table-cell>
          <table:table-cell office:value-type="float" office:value="154.898" calcext:value-type="float">
            <text:p>154.89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65512" calcext:value-type="float">
            <text:p>176.65512</text:p>
          </table:table-cell>
          <table:table-cell office:value-type="float" office:value="5.667629" calcext:value-type="float">
            <text:p>5.667629</text:p>
          </table:table-cell>
          <table:table-cell office:value-type="float" office:value="165.63817" calcext:value-type="float">
            <text:p>165.6381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21" calcext:value-type="float">
            <text:p>187.2072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666876" calcext:value-type="float">
            <text:p>5.666876</text:p>
          </table:table-cell>
          <table:table-cell office:value-type="float" office:value="165.60344" calcext:value-type="float">
            <text:p>165.6034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4" calcext:value-type="float">
            <text:p>154.80394</text:p>
          </table:table-cell>
          <table:table-cell office:value-type="float" office:value="9.819366" calcext:value-type="float">
            <text:p>9.819366</text:p>
          </table:table-cell>
          <table:table-cell office:value-type="float" office:value="189.99928" calcext:value-type="float">
            <text:p>189.99928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10.875" calcext:value-type="float">
            <text:p>10.875</text:p>
          </table:table-cell>
          <table:table-cell office:value-type="float" office:value="321.87997" calcext:value-type="float">
            <text:p>321.87997</text:p>
          </table:table-cell>
          <table:table-cell office:value-type="float" office:value="8.375778" calcext:value-type="float">
            <text:p>8.375778</text:p>
          </table:table-cell>
          <table:table-cell office:value-type="float" office:value="154.92874" calcext:value-type="float">
            <text:p>154.92874</text:p>
          </table:table-cell>
          <table:table-cell office:value-type="float" office:value="5.0009117" calcext:value-type="float">
            <text:p>5.0009117</text:p>
          </table:table-cell>
          <table:table-cell office:value-type="float" office:value="187.33029" calcext:value-type="float">
            <text:p>187.33029</text:p>
          </table:table-cell>
          <table:table-cell office:value-type="float" office:value="5.334007" calcext:value-type="float">
            <text:p>5.334007</text:p>
          </table:table-cell>
          <table:table-cell office:value-type="float" office:value="176.72467" calcext:value-type="float">
            <text:p>176.72467</text:p>
          </table:table-cell>
          <table:table-cell office:value-type="float" office:value="5.6673207" calcext:value-type="float">
            <text:p>5.6673207</text:p>
          </table:table-cell>
          <table:table-cell office:value-type="float" office:value="166.51485" calcext:value-type="float">
            <text:p>166.51485</text:p>
          </table:table-cell>
          <table:table-cell office:value-type="float" office:value="6.0008526" calcext:value-type="float">
            <text:p>6.0008526</text:p>
          </table:table-cell>
          <table:table-cell office:value-type="float" office:value="154.96025" calcext:value-type="float">
            <text:p>154.96025</text:p>
          </table:table-cell>
          <table:table-cell office:value-type="float" office:value="5.3463287" calcext:value-type="float">
            <text:p>5.3463287</text:p>
          </table:table-cell>
          <table:table-cell office:value-type="float" office:value="187.26399" calcext:value-type="float">
            <text:p>187.26399</text:p>
          </table:table-cell>
          <table:table-cell office:value-type="float" office:value="5.5638084" calcext:value-type="float">
            <text:p>5.5638084</text:p>
          </table:table-cell>
          <table:table-cell office:value-type="float" office:value="183.29155" calcext:value-type="float">
            <text:p>183.29155</text:p>
          </table:table-cell>
          <table:table-cell office:value-type="float" office:value="5.9993834" calcext:value-type="float">
            <text:p>5.9993834</text:p>
          </table:table-cell>
          <table:table-cell office:value-type="float" office:value="165.6337" calcext:value-type="float">
            <text:p>165.6337</text:p>
          </table:table-cell>
          <table:table-cell office:value-type="float" office:value="6.3290787" calcext:value-type="float">
            <text:p>6.3290787</text:p>
          </table:table-cell>
          <table:table-cell office:value-type="float" office:value="158.68785" calcext:value-type="float">
            <text:p>158.68785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27" calcext:value-type="float">
            <text:p>187.20927</text:p>
          </table:table-cell>
          <table:table-cell office:value-type="float" office:value="5.3340425" calcext:value-type="float">
            <text:p>5.3340425</text:p>
          </table:table-cell>
          <table:table-cell office:value-type="float" office:value="176.43599" calcext:value-type="float">
            <text:p>176.43599</text:p>
          </table:table-cell>
          <table:table-cell office:value-type="float" office:value="5.6673393" calcext:value-type="float">
            <text:p>5.6673393</text:p>
          </table:table-cell>
          <table:table-cell office:value-type="float" office:value="165.61201" calcext:value-type="float">
            <text:p>165.6120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3258" calcext:value-type="float">
            <text:p>154.83258</text:p>
          </table:table-cell>
          <table:table-cell office:value-type="float" office:value="8.037229" calcext:value-type="float">
            <text:p>8.037229</text:p>
          </table:table-cell>
          <table:table-cell office:value-type="float" office:value="187.25166" calcext:value-type="float">
            <text:p>187.25166</text:p>
          </table:table-cell>
          <table:table-cell office:value-type="float" office:value="9.4329605" calcext:value-type="float">
            <text:p>9.4329605</text:p>
          </table:table-cell>
          <table:table-cell office:value-type="float" office:value="180.81143" calcext:value-type="float">
            <text:p>180.81143</text:p>
          </table:table-cell>
          <table:table-cell office:value-type="float" office:value="7.9650874" calcext:value-type="float">
            <text:p>7.9650874</text:p>
          </table:table-cell>
          <table:table-cell office:value-type="float" office:value="167.91466" calcext:value-type="float">
            <text:p>167.91466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17.353977" calcext:value-type="float">
            <text:p>17.353977</text:p>
          </table:table-cell>
          <table:table-cell office:value-type="float" office:value="387.89548" calcext:value-type="float">
            <text:p>387.89548</text:p>
          </table:table-cell>
          <table:table-cell office:value-type="float" office:value="10.424943" calcext:value-type="float">
            <text:p>10.424943</text:p>
          </table:table-cell>
          <table:table-cell office:value-type="float" office:value="165.7943" calcext:value-type="float">
            <text:p>165.7943</text:p>
          </table:table-cell>
          <table:table-cell office:value-type="float" office:value="21.001657" calcext:value-type="float">
            <text:p>21.001657</text:p>
          </table:table-cell>
          <table:table-cell office:value-type="float" office:value="154.91287" calcext:value-type="float">
            <text:p>154.91287</text:p>
          </table:table-cell>
          <table:table-cell office:value-type="float" office:value="5.000829" calcext:value-type="float">
            <text:p>5.000829</text:p>
          </table:table-cell>
          <table:table-cell office:value-type="float" office:value="187.92255" calcext:value-type="float">
            <text:p>187.92255</text:p>
          </table:table-cell>
          <table:table-cell office:value-type="float" office:value="5.333935" calcext:value-type="float">
            <text:p>5.333935</text:p>
          </table:table-cell>
          <table:table-cell office:value-type="float" office:value="176.5379" calcext:value-type="float">
            <text:p>176.537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.0005608" calcext:value-type="float">
            <text:p>6.0005608</text:p>
          </table:table-cell>
          <table:table-cell office:value-type="float" office:value="154.90451" calcext:value-type="float">
            <text:p>154.90451</text:p>
          </table:table-cell>
        </table:table-row>
        <table:table-row table:style-name="ro1">
          <table:table-cell office:value-type="float" office:value="6.3556433" calcext:value-type="float">
            <text:p>6.3556433</text:p>
          </table:table-cell>
          <table:table-cell office:value-type="float" office:value="154.51512" calcext:value-type="float">
            <text:p>154.51512</text:p>
          </table:table-cell>
          <table:table-cell office:value-type="float" office:value="8.252005" calcext:value-type="float">
            <text:p>8.252005</text:p>
          </table:table-cell>
          <table:table-cell office:value-type="float" office:value="143.49817" calcext:value-type="float">
            <text:p>143.49817</text:p>
          </table:table-cell>
          <table:table-cell office:value-type="float" office:value="8.218291" calcext:value-type="float">
            <text:p>8.218291</text:p>
          </table:table-cell>
          <table:table-cell office:value-type="float" office:value="132.66302" calcext:value-type="float">
            <text:p>132.66302</text:p>
          </table:table-cell>
          <table:table-cell office:value-type="float" office:value="7.4134464" calcext:value-type="float">
            <text:p>7.4134464</text:p>
          </table:table-cell>
          <table:table-cell office:value-type="float" office:value="176.94722" calcext:value-type="float">
            <text:p>176.94722</text:p>
          </table:table-cell>
          <table:table-cell office:value-type="float" office:value="6.479709" calcext:value-type="float">
            <text:p>6.479709</text:p>
          </table:table-cell>
          <table:table-cell office:value-type="float" office:value="166.16997" calcext:value-type="float">
            <text:p>166.16997</text:p>
          </table:table-cell>
          <table:table-cell office:value-type="float" office:value="8.821192" calcext:value-type="float">
            <text:p>8.821192</text:p>
          </table:table-cell>
          <table:table-cell office:value-type="float" office:value="155.34344" calcext:value-type="float">
            <text:p>155.34344</text:p>
          </table:table-cell>
          <table:table-cell office:value-type="float" office:value="9.866248" calcext:value-type="float">
            <text:p>9.866248</text:p>
          </table:table-cell>
          <table:table-cell office:value-type="float" office:value="144.54395" calcext:value-type="float">
            <text:p>144.54395</text:p>
          </table:table-cell>
          <table:table-cell office:value-type="float" office:value="11.607152" calcext:value-type="float">
            <text:p>11.607152</text:p>
          </table:table-cell>
          <table:table-cell office:value-type="float" office:value="174.60927" calcext:value-type="float">
            <text:p>174.60927</text:p>
          </table:table-cell>
          <table:table-cell office:value-type="float" office:value="11.706088" calcext:value-type="float">
            <text:p>11.706088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5" calcext:value-type="float">
            <text:p>11.3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154843" calcext:value-type="float">
            <text:p>8.154843</text:p>
          </table:table-cell>
          <table:table-cell office:value-type="float" office:value="122.99467" calcext:value-type="float">
            <text:p>122.99467</text:p>
          </table:table-cell>
          <table:table-cell office:value-type="float" office:value="7.337791" calcext:value-type="float">
            <text:p>7.337791</text:p>
          </table:table-cell>
          <table:table-cell office:value-type="float" office:value="112.78484" calcext:value-type="float">
            <text:p>112.78484</text:p>
          </table:table-cell>
          <table:table-cell office:value-type="float" office:value="7.8265676" calcext:value-type="float">
            <text:p>7.8265676</text:p>
          </table:table-cell>
          <table:table-cell office:value-type="float" office:value="101.23025" calcext:value-type="float">
            <text:p>101.23025</text:p>
          </table:table-cell>
          <table:table-cell office:value-type="float" office:value="5.9938602" calcext:value-type="float">
            <text:p>5.9938602</text:p>
          </table:table-cell>
          <table:table-cell office:value-type="float" office:value="173.22398" calcext:value-type="float">
            <text:p>173.22398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309783" calcext:value-type="float">
            <text:p>6.9309783</text:p>
          </table:table-cell>
          <table:table-cell office:value-type="float" office:value="151.59369" calcext:value-type="float">
            <text:p>151.5936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409716" calcext:value-type="float">
            <text:p>5.409716</text:p>
          </table:table-cell>
          <table:table-cell office:value-type="float" office:value="179.91928" calcext:value-type="float">
            <text:p>179.91928</text:p>
          </table:table-cell>
          <table:table-cell office:value-type="float" office:value="5.830863" calcext:value-type="float">
            <text:p>5.830863</text:p>
          </table:table-cell>
          <table:table-cell office:value-type="float" office:value="169.146" calcext:value-type="float">
            <text:p>169.146</text:p>
          </table:table-cell>
          <table:table-cell office:value-type="float" office:value="5.995274" calcext:value-type="float">
            <text:p>5.995274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71.59166" calcext:value-type="float">
            <text:p>171.5916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0.4" calcext:value-type="float">
            <text:p>10.4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605423" calcext:value-type="float">
            <text:p>11.605423</text:p>
          </table:table-cell>
          <table:table-cell office:value-type="float" office:value="139.13997" calcext:value-type="float">
            <text:p>139.13997</text:p>
          </table:table-cell>
          <table:table-cell office:value-type="float" office:value="23.000494" calcext:value-type="float">
            <text:p>23.000494</text:p>
          </table:table-cell>
          <table:table-cell office:value-type="float" office:value="154.53325" calcext:value-type="float">
            <text:p>154.53325</text:p>
          </table:table-cell>
          <table:table-cell office:value-type="float" office:value="23" calcext:value-type="float">
            <text:p>23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032" calcext:value-type="float">
            <text:p>23.000032</text:p>
          </table:table-cell>
          <table:table-cell office:value-type="float" office:value="154.72427" calcext:value-type="float">
            <text:p>154.72427</text:p>
          </table:table-cell>
          <table:table-cell office:value-type="float" office:value="23.000683" calcext:value-type="float">
            <text:p>23.000683</text:p>
          </table:table-cell>
          <table:table-cell office:value-type="float" office:value="154.64288" calcext:value-type="float">
            <text:p>154.64288</text:p>
          </table:table-cell>
          <table:table-cell office:value-type="float" office:value="7.0839467" calcext:value-type="float">
            <text:p>7.0839467</text:p>
          </table:table-cell>
          <table:table-cell office:value-type="float" office:value="137.70255" calcext:value-type="float">
            <text:p>137.70255</text:p>
          </table:table-cell>
          <table:table-cell office:value-type="float" office:value="7.213585" calcext:value-type="float">
            <text:p>7.213585</text:p>
          </table:table-cell>
          <table:table-cell office:value-type="float" office:value="126.31791" calcext:value-type="float">
            <text:p>126.31791</text:p>
          </table:table-cell>
          <table:table-cell office:value-type="float" office:value="8.045837" calcext:value-type="float">
            <text:p>8.045837</text:p>
          </table:table-cell>
          <table:table-cell office:value-type="float" office:value="115.383415" calcext:value-type="float">
            <text:p>115.383415</text:p>
          </table:table-cell>
          <table:table-cell office:value-type="float" office:value="8.037293" calcext:value-type="float">
            <text:p>8.037293</text:p>
          </table:table-cell>
          <table:table-cell office:value-type="float" office:value="104.6845" calcext:value-type="float">
            <text:p>104.6845</text:p>
          </table:table-cell>
        </table:table-row>
        <table:table-row table:style-name="ro1">
          <table:table-cell office:value-type="float" office:value="6.3926873" calcext:value-type="float">
            <text:p>6.3926873</text:p>
          </table:table-cell>
          <table:table-cell office:value-type="float" office:value="155.62645" calcext:value-type="float">
            <text:p>155.62645</text:p>
          </table:table-cell>
          <table:table-cell office:value-type="float" office:value="8.254567" calcext:value-type="float">
            <text:p>8.254567</text:p>
          </table:table-cell>
          <table:table-cell office:value-type="float" office:value="143.57504" calcext:value-type="float">
            <text:p>143.57504</text:p>
          </table:table-cell>
          <table:table-cell office:value-type="float" office:value="8.2185755" calcext:value-type="float">
            <text:p>8.2185755</text:p>
          </table:table-cell>
          <table:table-cell office:value-type="float" office:value="132.67155" calcext:value-type="float">
            <text:p>132.67155</text:p>
          </table:table-cell>
          <table:table-cell office:value-type="float" office:value="7.644887" calcext:value-type="float">
            <text:p>7.644887</text:p>
          </table:table-cell>
          <table:table-cell office:value-type="float" office:value="387.778" calcext:value-type="float">
            <text:p>387.778</text:p>
          </table:table-cell>
          <table:table-cell office:value-type="float" office:value="6.6088758" calcext:value-type="float">
            <text:p>6.6088758</text:p>
          </table:table-cell>
          <table:table-cell office:value-type="float" office:value="283.8343" calcext:value-type="float">
            <text:p>283.8343</text:p>
          </table:table-cell>
          <table:table-cell office:value-type="float" office:value="9.0102" calcext:value-type="float">
            <text:p>9.0102</text:p>
          </table:table-cell>
          <table:table-cell office:value-type="float" office:value="327.52008" calcext:value-type="float">
            <text:p>327.52008</text:p>
          </table:table-cell>
          <table:table-cell office:value-type="float" office:value="9.969747" calcext:value-type="float">
            <text:p>9.969747</text:p>
          </table:table-cell>
          <table:table-cell office:value-type="float" office:value="238.82587" calcext:value-type="float">
            <text:p>238.82587</text:p>
          </table:table-cell>
          <table:table-cell office:value-type="float" office:value="11.840538" calcext:value-type="float">
            <text:p>11.840538</text:p>
          </table:table-cell>
          <table:table-cell office:value-type="float" office:value="181.61087" calcext:value-type="float">
            <text:p>181.61087</text:p>
          </table:table-cell>
          <table:table-cell office:value-type="float" office:value="11.706857" calcext:value-type="float">
            <text:p>11.706857</text:p>
          </table:table-cell>
          <table:table-cell office:value-type="float" office:value="161.03304" calcext:value-type="float">
            <text:p>161.03304</text:p>
          </table:table-cell>
          <table:table-cell office:value-type="float" office:value="13.45" calcext:value-type="float">
            <text:p>13.45</text:p>
          </table:table-cell>
          <table:table-cell office:value-type="float" office:value="306.48996" calcext:value-type="float">
            <text:p>306.48996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3873" calcext:value-type="float">
            <text:p>139.53873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60028" calcext:value-type="float">
            <text:p>133.60028</text:p>
          </table:table-cell>
          <table:table-cell office:value-type="float" office:value="8.21559" calcext:value-type="float">
            <text:p>8.21559</text:p>
          </table:table-cell>
          <table:table-cell office:value-type="float" office:value="124.817055" calcext:value-type="float">
            <text:p>124.817055</text:p>
          </table:table-cell>
          <table:table-cell office:value-type="float" office:value="7.3458796" calcext:value-type="float">
            <text:p>7.3458796</text:p>
          </table:table-cell>
          <table:table-cell office:value-type="float" office:value="113.027504" calcext:value-type="float">
            <text:p>113.027504</text:p>
          </table:table-cell>
          <table:table-cell office:value-type="float" office:value="8.034287" calcext:value-type="float">
            <text:p>8.034287</text:p>
          </table:table-cell>
          <table:table-cell office:value-type="float" office:value="107.46184" calcext:value-type="float">
            <text:p>107.46184</text:p>
          </table:table-cell>
          <table:table-cell office:value-type="float" office:value="5.9949884" calcext:value-type="float">
            <text:p>5.9949884</text:p>
          </table:table-cell>
          <table:table-cell office:value-type="float" office:value="174.25171" calcext:value-type="float">
            <text:p>174.25171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69.25154" calcext:value-type="float">
            <text:p>169.25154</text:p>
          </table:table-cell>
          <table:table-cell office:value-type="float" office:value="6.9686275" calcext:value-type="float">
            <text:p>6.9686275</text:p>
          </table:table-cell>
          <table:table-cell office:value-type="float" office:value="152.72316" calcext:value-type="float">
            <text:p>152.72316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4.64784" calcext:value-type="float">
            <text:p>144.64784</text:p>
          </table:table-cell>
          <table:table-cell office:value-type="float" office:value="5.638098" calcext:value-type="float">
            <text:p>5.638098</text:p>
          </table:table-cell>
          <table:table-cell office:value-type="float" office:value="387.9635" calcext:value-type="float">
            <text:p>387.9635</text:p>
          </table:table-cell>
          <table:table-cell office:value-type="float" office:value="5.9970903" calcext:value-type="float">
            <text:p>5.9970903</text:p>
          </table:table-cell>
          <table:table-cell office:value-type="float" office:value="320.5708" calcext:value-type="float">
            <text:p>320.5708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158.3829" calcext:value-type="float">
            <text:p>158.3829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4259" calcext:value-type="float">
            <text:p>147.54259</text:p>
          </table:table-cell>
          <table:table-cell office:value-type="float" office:value="10.4672165" calcext:value-type="float">
            <text:p>10.4672165</text:p>
          </table:table-cell>
          <table:table-cell office:value-type="float" office:value="172.17657" calcext:value-type="float">
            <text:p>172.17657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5.15143" calcext:value-type="float">
            <text:p>165.151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52.25468" calcext:value-type="float">
            <text:p>152.25468</text:p>
          </table:table-cell>
          <table:table-cell office:value-type="float" office:value="11.877911" calcext:value-type="float">
            <text:p>11.877911</text:p>
          </table:table-cell>
          <table:table-cell office:value-type="float" office:value="387.36264" calcext:value-type="float">
            <text:p>387.3626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54.53754" calcext:value-type="float">
            <text:p>154.537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0255" calcext:value-type="float">
            <text:p>366.0255</text:p>
          </table:table-cell>
          <table:table-cell office:value-type="float" office:value="23.000172" calcext:value-type="float">
            <text:p>23.000172</text:p>
          </table:table-cell>
          <table:table-cell office:value-type="float" office:value="154.72845" calcext:value-type="float">
            <text:p>154.72845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154.65096" calcext:value-type="float">
            <text:p>154.65096</text:p>
          </table:table-cell>
          <table:table-cell office:value-type="float" office:value="7.30982" calcext:value-type="float">
            <text:p>7.30982</text:p>
          </table:table-cell>
          <table:table-cell office:value-type="float" office:value="343.46198" calcext:value-type="float">
            <text:p>343.46198</text:p>
          </table:table-cell>
          <table:table-cell office:value-type="float" office:value="7.215259" calcext:value-type="float">
            <text:p>7.215259</text:p>
          </table:table-cell>
          <table:table-cell office:value-type="float" office:value="126.36813" calcext:value-type="float">
            <text:p>126.36813</text:p>
          </table:table-cell>
          <table:table-cell office:value-type="float" office:value="8.046228" calcext:value-type="float">
            <text:p>8.046228</text:p>
          </table:table-cell>
          <table:table-cell office:value-type="float" office:value="115.39514" calcext:value-type="float">
            <text:p>115.39514</text:p>
          </table:table-cell>
          <table:table-cell office:value-type="float" office:value="8.04571" calcext:value-type="float">
            <text:p>8.04571</text:p>
          </table:table-cell>
          <table:table-cell office:value-type="float" office:value="104.93699" calcext:value-type="float">
            <text:p>104.93699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711429" calcext:value-type="float">
            <text:p>10.711429</text:p>
          </table:table-cell>
          <table:table-cell office:value-type="float" office:value="129.53506" calcext:value-type="float">
            <text:p>129.53506</text:p>
          </table:table-cell>
          <table:table-cell office:value-type="float" office:value="9.4447155" calcext:value-type="float">
            <text:p>9.4447155</text:p>
          </table:table-cell>
          <table:table-cell office:value-type="float" office:value="118.63155" calcext:value-type="float">
            <text:p>118.63155</text:p>
          </table:table-cell>
          <table:table-cell office:value-type="float" office:value="20.154133" calcext:value-type="float">
            <text:p>20.154133</text:p>
          </table:table-cell>
          <table:table-cell office:value-type="float" office:value="201.748" calcext:value-type="float">
            <text:p>201.748</text:p>
          </table:table-cell>
          <table:table-cell office:value-type="float" office:value="18.648743" calcext:value-type="float">
            <text:p>18.648743</text:p>
          </table:table-cell>
          <table:table-cell office:value-type="float" office:value="97.804276" calcext:value-type="float">
            <text:p>97.804276</text:p>
          </table:table-cell>
          <table:table-cell office:value-type="float" office:value="17.318623" calcext:value-type="float">
            <text:p>17.318623</text:p>
          </table:table-cell>
          <table:table-cell office:value-type="float" office:value="141.4901" calcext:value-type="float">
            <text:p>141.4901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52.795853" calcext:value-type="float">
            <text:p>52.795853</text:p>
          </table:table-cell>
          <table:table-cell office:value-type="float" office:value="13.76883" calcext:value-type="float">
            <text:p>13.76883</text:p>
          </table:table-cell>
          <table:table-cell office:value-type="float" office:value="165.6809" calcext:value-type="float">
            <text:p>165.6809</text:p>
          </table:table-cell>
          <table:table-cell office:value-type="float" office:value="14.106037" calcext:value-type="float">
            <text:p>14.106037</text:p>
          </table:table-cell>
          <table:table-cell office:value-type="float" office:value="145.10303" calcext:value-type="float">
            <text:p>145.10303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276167" calcext:value-type="float">
            <text:p>15.276167</text:p>
          </table:table-cell>
          <table:table-cell office:value-type="float" office:value="123.60875" calcext:value-type="float">
            <text:p>123.60875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5987" calcext:value-type="float">
            <text:p>10.415987</text:p>
          </table:table-cell>
          <table:table-cell office:value-type="float" office:value="106.99705" calcext:value-type="float">
            <text:p>106.99705</text:p>
          </table:table-cell>
          <table:table-cell office:value-type="float" office:value="12.62502" calcext:value-type="float">
            <text:p>12.62502</text:p>
          </table:table-cell>
          <table:table-cell office:value-type="float" office:value="95.20753" calcext:value-type="float">
            <text:p>95.20753</text:p>
          </table:table-cell>
          <table:table-cell office:value-type="float" office:value="17.799002" calcext:value-type="float">
            <text:p>17.799002</text:p>
          </table:table-cell>
          <table:table-cell office:value-type="float" office:value="89.64183" calcext:value-type="float">
            <text:p>89.64183</text:p>
          </table:table-cell>
          <table:table-cell office:value-type="float" office:value="6.816846" calcext:value-type="float">
            <text:p>6.816846</text:p>
          </table:table-cell>
          <table:table-cell office:value-type="float" office:value="160.2117" calcext:value-type="float">
            <text:p>160.2117</text:p>
          </table:table-cell>
          <table:table-cell office:value-type="float" office:value="7.3008695" calcext:value-type="float">
            <text:p>7.3008695</text:p>
          </table:table-cell>
          <table:table-cell office:value-type="float" office:value="155.21153" calcext:value-type="float">
            <text:p>155.2115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0964" calcext:value-type="float">
            <text:p>6.350964</text:p>
          </table:table-cell>
          <table:table-cell office:value-type="float" office:value="372.0335" calcext:value-type="float">
            <text:p>372.0335</text:p>
          </table:table-cell>
          <table:table-cell office:value-type="float" office:value="6.9792843" calcext:value-type="float">
            <text:p>6.9792843</text:p>
          </table:table-cell>
          <table:table-cell office:value-type="float" office:value="304.6408" calcext:value-type="float">
            <text:p>304.6408</text:p>
          </table:table-cell>
          <table:table-cell office:value-type="float" office:value="7.2354" calcext:value-type="float">
            <text:p>7.2354</text:p>
          </table:table-cell>
          <table:table-cell office:value-type="float" office:value="142.4529" calcext:value-type="float">
            <text:p>142.452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24657" calcext:value-type="float">
            <text:p>156.24657</text:p>
          </table:table-cell>
          <table:table-cell office:value-type="float" office:value="13.215368" calcext:value-type="float">
            <text:p>13.215368</text:p>
          </table:table-cell>
          <table:table-cell office:value-type="float" office:value="149.22142" calcext:value-type="float">
            <text:p>149.22142</text:p>
          </table:table-cell>
          <table:table-cell office:value-type="float" office:value="14.678242" calcext:value-type="float">
            <text:p>14.678242</text:p>
          </table:table-cell>
          <table:table-cell office:value-type="float" office:value="136.32468" calcext:value-type="float">
            <text:p>136.32468</text:p>
          </table:table-cell>
          <table:table-cell office:value-type="float" office:value="15.092408" calcext:value-type="float">
            <text:p>15.092408</text:p>
          </table:table-cell>
          <table:table-cell office:value-type="float" office:value="371.43265" calcext:value-type="float">
            <text:p>371.43265</text:p>
          </table:table-cell>
          <table:table-cell office:value-type="float" office:value="23.995153" calcext:value-type="float">
            <text:p>23.995153</text:p>
          </table:table-cell>
          <table:table-cell office:value-type="float" office:value="122.40753" calcext:value-type="float">
            <text:p>122.40753</text:p>
          </table:table-cell>
          <table:table-cell office:value-type="float" office:value="23.999245" calcext:value-type="float">
            <text:p>23.999245</text:p>
          </table:table-cell>
          <table:table-cell office:value-type="float" office:value="333.8955" calcext:value-type="float">
            <text:p>333.8955</text:p>
          </table:table-cell>
          <table:table-cell office:value-type="float" office:value="23.995697" calcext:value-type="float">
            <text:p>23.995697</text:p>
          </table:table-cell>
          <table:table-cell office:value-type="float" office:value="122.59845" calcext:value-type="float">
            <text:p>122.59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095" calcext:value-type="float">
            <text:p>122.52095</text:p>
          </table:table-cell>
          <table:table-cell office:value-type="float" office:value="8.259441" calcext:value-type="float">
            <text:p>8.259441</text:p>
          </table:table-cell>
          <table:table-cell office:value-type="float" office:value="337.52197" calcext:value-type="float">
            <text:p>337.52197</text:p>
          </table:table-cell>
          <table:table-cell office:value-type="float" office:value="8.376897" calcext:value-type="float">
            <text:p>8.376897</text:p>
          </table:table-cell>
          <table:table-cell office:value-type="float" office:value="120.42813" calcext:value-type="float">
            <text:p>120.42813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5514" calcext:value-type="float">
            <text:p>109.45514</text:p>
          </table:table-cell>
          <table:table-cell office:value-type="float" office:value="8.799873" calcext:value-type="float">
            <text:p>8.799873</text:p>
          </table:table-cell>
          <table:table-cell office:value-type="float" office:value="98.99699" calcext:value-type="float">
            <text:p>98.99699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1.58644" calcext:value-type="float">
            <text:p>141.58644</text:p>
          </table:table-cell>
          <table:table-cell office:value-type="float" office:value="10.81089" calcext:value-type="float">
            <text:p>10.81089</text:p>
          </table:table-cell>
          <table:table-cell office:value-type="float" office:value="132.5189" calcext:value-type="float">
            <text:p>132.5189</text:p>
          </table:table-cell>
          <table:table-cell office:value-type="float" office:value="9.446114" calcext:value-type="float">
            <text:p>9.446114</text:p>
          </table:table-cell>
          <table:table-cell office:value-type="float" office:value="118.67349" calcext:value-type="float">
            <text:p>118.67349</text:p>
          </table:table-cell>
          <table:table-cell office:value-type="float" office:value="20.155472" calcext:value-type="float">
            <text:p>20.155472</text:p>
          </table:table-cell>
          <table:table-cell office:value-type="float" office:value="201.78818" calcext:value-type="float">
            <text:p>201.78818</text:p>
          </table:table-cell>
          <table:table-cell office:value-type="float" office:value="18.68263" calcext:value-type="float">
            <text:p>18.68263</text:p>
          </table:table-cell>
          <table:table-cell office:value-type="float" office:value="98.82091" calcext:value-type="float">
            <text:p>98.82091</text:p>
          </table:table-cell>
          <table:table-cell office:value-type="float" office:value="17.318968" calcext:value-type="float">
            <text:p>17.318968</text:p>
          </table:table-cell>
          <table:table-cell office:value-type="float" office:value="141.50046" calcext:value-type="float">
            <text:p>141.50046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15.54582" calcext:value-type="float">
            <text:p>215.54582</text:p>
          </table:table-cell>
          <table:table-cell office:value-type="float" office:value="13.977741" calcext:value-type="float">
            <text:p>13.977741</text:p>
          </table:table-cell>
          <table:table-cell office:value-type="float" office:value="171.94823" calcext:value-type="float">
            <text:p>171.94823</text:p>
          </table:table-cell>
          <table:table-cell office:value-type="float" office:value="14.107329" calcext:value-type="float">
            <text:p>14.107329</text:p>
          </table:table-cell>
          <table:table-cell office:value-type="float" office:value="145.1418" calcext:value-type="float">
            <text:p>145.1418</text:p>
          </table:table-cell>
          <table:table-cell office:value-type="float" office:value="16.475" calcext:value-type="float">
            <text:p>16.475</text:p>
          </table:table-cell>
          <table:table-cell office:value-type="float" office:value="290.55997" calcext:value-type="float">
            <text:p>290.55997</text:p>
          </table:table-cell>
          <table:table-cell office:value-type="float" office:value="15.807165" calcext:value-type="float">
            <text:p>15.807165</text:p>
          </table:table-cell>
          <table:table-cell office:value-type="float" office:value="139.53871" calcext:value-type="float">
            <text:p>139.53871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78027" calcext:value-type="float">
            <text:p>115.78027</text:p>
          </table:table-cell>
          <table:table-cell office:value-type="float" office:value="10.418077" calcext:value-type="float">
            <text:p>10.418077</text:p>
          </table:table-cell>
          <table:table-cell office:value-type="float" office:value="107.05976" calcext:value-type="float">
            <text:p>107.05976</text:p>
          </table:table-cell>
          <table:table-cell office:value-type="float" office:value="12.866738" calcext:value-type="float">
            <text:p>12.866738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17.80083" calcext:value-type="float">
            <text:p>17.80083</text:p>
          </table:table-cell>
          <table:table-cell office:value-type="float" office:value="89.6967" calcext:value-type="float">
            <text:p>89.6967</text:p>
          </table:table-cell>
          <table:table-cell office:value-type="float" office:value="6.8284855" calcext:value-type="float">
            <text:p>6.8284855</text:p>
          </table:table-cell>
          <table:table-cell office:value-type="float" office:value="160.56088" calcext:value-type="float">
            <text:p>160.56088</text:p>
          </table:table-cell>
          <table:table-cell office:value-type="float" office:value="7.3360195" calcext:value-type="float">
            <text:p>7.3360195</text:p>
          </table:table-cell>
          <table:table-cell office:value-type="float" office:value="156.26604" calcext:value-type="float">
            <text:p>156.2660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8.68315" calcext:value-type="float">
            <text:p>138.68315</text:p>
          </table:table-cell>
          <table:table-cell office:value-type="float" office:value="8.375" calcext:value-type="float">
            <text:p>8.375</text:p>
          </table:table-cell>
          <table:table-cell office:value-type="float" office:value="130.60783" calcext:value-type="float">
            <text:p>130.60783</text:p>
          </table:table-cell>
          <table:table-cell office:value-type="float" office:value="6.351145" calcext:value-type="float">
            <text:p>6.351145</text:p>
          </table:table-cell>
          <table:table-cell office:value-type="float" office:value="372.19815" calcext:value-type="float">
            <text:p>372.19815</text:p>
          </table:table-cell>
          <table:table-cell office:value-type="float" office:value="7.0141034" calcext:value-type="float">
            <text:p>7.0141034</text:p>
          </table:table-cell>
          <table:table-cell office:value-type="float" office:value="305.6854" calcext:value-type="float">
            <text:p>305.6854</text:p>
          </table:table-cell>
          <table:table-cell office:value-type="float" office:value="7.235773" calcext:value-type="float">
            <text:p>7.235773</text:p>
          </table:table-cell>
          <table:table-cell office:value-type="float" office:value="142.46408" calcext:value-type="float">
            <text:p>142.4640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6126" calcext:value-type="float">
            <text:p>131.612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74655" calcext:value-type="float">
            <text:p>216.74655</text:p>
          </table:table-cell>
          <table:table-cell office:value-type="float" office:value="13.287592" calcext:value-type="float">
            <text:p>13.287592</text:p>
          </table:table-cell>
          <table:table-cell office:value-type="float" office:value="151.38812" calcext:value-type="float">
            <text:p>151.38812</text:p>
          </table:table-cell>
          <table:table-cell office:value-type="float" office:value="14.750443" calcext:value-type="float">
            <text:p>14.750443</text:p>
          </table:table-cell>
          <table:table-cell office:value-type="float" office:value="202.09683" calcext:value-type="float">
            <text:p>202.09683</text:p>
          </table:table-cell>
          <table:table-cell office:value-type="float" office:value="15.109896" calcext:value-type="float">
            <text:p>15.109896</text:p>
          </table:table-cell>
          <table:table-cell office:value-type="float" office:value="371.95728" calcext:value-type="float">
            <text:p>371.95728</text:p>
          </table:table-cell>
          <table:table-cell office:value-type="float" office:value="23.995304" calcext:value-type="float">
            <text:p>23.995304</text:p>
          </table:table-cell>
          <table:table-cell office:value-type="float" office:value="122.41205" calcext:value-type="float">
            <text:p>122.41205</text:p>
          </table:table-cell>
          <table:table-cell office:value-type="float" office:value="23.999714" calcext:value-type="float">
            <text:p>23.999714</text:p>
          </table:table-cell>
          <table:table-cell office:value-type="float" office:value="333.90958" calcext:value-type="float">
            <text:p>333.90958</text:p>
          </table:table-cell>
          <table:table-cell office:value-type="float" office:value="23.995834" calcext:value-type="float">
            <text:p>23.995834</text:p>
          </table:table-cell>
          <table:table-cell office:value-type="float" office:value="122.60257" calcext:value-type="float">
            <text:p>122.60257</text:p>
          </table:table-cell>
          <table:table-cell office:value-type="float" office:value="24" calcext:value-type="float">
            <text:p>24</text:p>
          </table:table-cell>
          <table:table-cell office:value-type="float" office:value="122.77095" calcext:value-type="float">
            <text:p>122.77095</text:p>
          </table:table-cell>
          <table:table-cell office:value-type="float" office:value="8.259949" calcext:value-type="float">
            <text:p>8.259949</text:p>
          </table:table-cell>
          <table:table-cell office:value-type="float" office:value="337.98416" calcext:value-type="float">
            <text:p>337.98416</text:p>
          </table:table-cell>
          <table:table-cell office:value-type="float" office:value="8.532141" calcext:value-type="float">
            <text:p>8.532141</text:p>
          </table:table-cell>
          <table:table-cell office:value-type="float" office:value="125.08545" calcext:value-type="float">
            <text:p>125.08545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32.95512" calcext:value-type="float">
            <text:p>132.95512</text:p>
          </table:table-cell>
          <table:table-cell office:value-type="float" office:value="9.116794" calcext:value-type="float">
            <text:p>9.116794</text:p>
          </table:table-cell>
          <table:table-cell office:value-type="float" office:value="387.69635" calcext:value-type="float">
            <text:p>387.69635</text:p>
          </table:table-cell>
        </table:table-row>
        <table:table-row table:style-name="ro1">
          <table:table-cell office:value-type="float" office:value="12.271247" calcext:value-type="float">
            <text:p>12.271247</text:p>
          </table:table-cell>
          <table:table-cell office:value-type="float" office:value="129.16644" calcext:value-type="float">
            <text:p>129.16644</text:p>
          </table:table-cell>
          <table:table-cell office:value-type="float" office:value="11.443418" calcext:value-type="float">
            <text:p>11.443418</text:p>
          </table:table-cell>
          <table:table-cell office:value-type="float" office:value="120.09891" calcext:value-type="float">
            <text:p>120.09891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53494" calcext:value-type="float">
            <text:p>106.253494</text:p>
          </table:table-cell>
          <table:table-cell office:value-type="float" office:value="23.000843" calcext:value-type="float">
            <text:p>23.000843</text:p>
          </table:table-cell>
          <table:table-cell office:value-type="float" office:value="134.01816" calcext:value-type="float">
            <text:p>134.01816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41.85091" calcext:value-type="float">
            <text:p>41.85091</text:p>
          </table:table-cell>
          <table:table-cell office:value-type="float" office:value="23" calcext:value-type="float">
            <text:p>23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593" calcext:value-type="float">
            <text:p>23.000593</text:p>
          </table:table-cell>
          <table:table-cell office:value-type="float" office:value="180.17581" calcext:value-type="float">
            <text:p>180.1758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860727" calcext:value-type="float">
            <text:p>17.860727</text:p>
          </table:table-cell>
          <table:table-cell office:value-type="float" office:value="132.9918" calcext:value-type="float">
            <text:p>132.9918</text:p>
          </table:table-cell>
          <table:table-cell office:value-type="float" office:value="18.881643" calcext:value-type="float">
            <text:p>18.881643</text:p>
          </table:table-cell>
          <table:table-cell office:value-type="float" office:value="278.40997" calcext:value-type="float">
            <text:p>278.40997</text:p>
          </table:table-cell>
          <table:table-cell office:value-type="float" office:value="18.258839" calcext:value-type="float">
            <text:p>18.258839</text:p>
          </table:table-cell>
          <table:table-cell office:value-type="float" office:value="127.38871" calcext:value-type="float">
            <text:p>127.38871</text:p>
          </table:table-cell>
          <table:table-cell office:value-type="float" office:value="18.867859" calcext:value-type="float">
            <text:p>18.867859</text:p>
          </table:table-cell>
          <table:table-cell office:value-type="float" office:value="96.61026" calcext:value-type="float">
            <text:p>96.61026</text:p>
          </table:table-cell>
          <table:table-cell office:value-type="float" office:value="20.169603" calcext:value-type="float">
            <text:p>20.169603</text:p>
          </table:table-cell>
          <table:table-cell office:value-type="float" office:value="87.88974" calcext:value-type="float">
            <text:p>87.88974</text:p>
          </table:table-cell>
          <table:table-cell office:value-type="float" office:value="20.059834" calcext:value-type="float">
            <text:p>20.059834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70.52669" calcext:value-type="float">
            <text:p>70.52669</text:p>
          </table:table-cell>
          <table:table-cell office:value-type="float" office:value="7.8297133" calcext:value-type="float">
            <text:p>7.8297133</text:p>
          </table:table-cell>
          <table:table-cell office:value-type="float" office:value="148.9509" calcext:value-type="float">
            <text:p>148.9509</text:p>
          </table:table-cell>
          <table:table-cell office:value-type="float" office:value="8.296455" calcext:value-type="float">
            <text:p>8.296455</text:p>
          </table:table-cell>
          <table:table-cell office:value-type="float" office:value="144.65604" calcext:value-type="float">
            <text:p>144.65604</text:p>
          </table:table-cell>
          <table:table-cell office:value-type="float" office:value="9.00729" calcext:value-type="float">
            <text:p>9.00729</text:p>
          </table:table-cell>
          <table:table-cell office:value-type="float" office:value="127.07317" calcext:value-type="float">
            <text:p>127.07317</text:p>
          </table:table-cell>
          <table:table-cell office:value-type="float" office:value="9.416011" calcext:value-type="float">
            <text:p>9.416011</text:p>
          </table:table-cell>
          <table:table-cell office:value-type="float" office:value="118.997826" calcext:value-type="float">
            <text:p>118.997826</text:p>
          </table:table-cell>
          <table:table-cell office:value-type="float" office:value="7.219363" calcext:value-type="float">
            <text:p>7.219363</text:p>
          </table:table-cell>
          <table:table-cell office:value-type="float" office:value="360.58813" calcext:value-type="float">
            <text:p>360.58813</text:p>
          </table:table-cell>
          <table:table-cell office:value-type="float" office:value="8.252725" calcext:value-type="float">
            <text:p>8.252725</text:p>
          </table:table-cell>
          <table:table-cell office:value-type="float" office:value="294.07538" calcext:value-type="float">
            <text:p>294.07538</text:p>
          </table:table-cell>
          <table:table-cell office:value-type="float" office:value="8.078093" calcext:value-type="float">
            <text:p>8.078093</text:p>
          </table:table-cell>
          <table:table-cell office:value-type="float" office:value="130.8541" calcext:value-type="float">
            <text:p>130.8541</text:p>
          </table:table-cell>
          <table:table-cell office:value-type="float" office:value="8.452925" calcext:value-type="float">
            <text:p>8.452925</text:p>
          </table:table-cell>
          <table:table-cell office:value-type="float" office:value="120.0026" calcext:value-type="float">
            <text:p>120.0026</text:p>
          </table:table-cell>
          <table:table-cell office:value-type="float" office:value="14.938762" calcext:value-type="float">
            <text:p>14.938762</text:p>
          </table:table-cell>
          <table:table-cell office:value-type="float" office:value="202.97655" calcext:value-type="float">
            <text:p>202.97655</text:p>
          </table:table-cell>
          <table:table-cell office:value-type="float" office:value="17.319155" calcext:value-type="float">
            <text:p>17.319155</text:p>
          </table:table-cell>
          <table:table-cell office:value-type="float" office:value="137.61812" calcext:value-type="float">
            <text:p>137.61812</text:p>
          </table:table-cell>
          <table:table-cell office:value-type="float" office:value="17.674152" calcext:value-type="float">
            <text:p>17.674152</text:p>
          </table:table-cell>
          <table:table-cell office:value-type="float" office:value="188.32683" calcext:value-type="float">
            <text:p>188.32683</text:p>
          </table:table-cell>
          <table:table-cell office:value-type="float" office:value="18.035128" calcext:value-type="float">
            <text:p>18.035128</text:p>
          </table:table-cell>
          <table:table-cell office:value-type="float" office:value="358.18726" calcext:value-type="float">
            <text:p>358.187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43747" calcext:value-type="float">
            <text:p>9.543747</text:p>
          </table:table-cell>
          <table:table-cell office:value-type="float" office:value="322.86417" calcext:value-type="float">
            <text:p>322.86417</text:p>
          </table:table-cell>
          <table:table-cell office:value-type="float" office:value="9.15" calcext:value-type="float">
            <text:p>9.15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22222" calcext:value-type="float">
            <text:p>9.822222</text:p>
          </table:table-cell>
          <table:table-cell office:value-type="float" office:value="117.835106" calcext:value-type="float">
            <text:p>117.835106</text:p>
          </table:table-cell>
          <table:table-cell office:value-type="float" office:value="10.141279" calcext:value-type="float">
            <text:p>10.141279</text:p>
          </table:table-cell>
          <table:table-cell office:value-type="float" office:value="372.57635" calcext:value-type="float">
            <text:p>372.57635</text:p>
          </table:table-cell>
        </table:table-row>
        <table:table-row table:style-name="ro1">
          <table:table-cell office:value-type="float" office:value="12.883707" calcext:value-type="float">
            <text:p>12.883707</text:p>
          </table:table-cell>
          <table:table-cell office:value-type="float" office:value="147.54025" calcext:value-type="float">
            <text:p>147.54025</text:p>
          </table:table-cell>
          <table:table-cell office:value-type="float" office:value="11.607226" calcext:value-type="float">
            <text:p>11.607226</text:p>
          </table:table-cell>
          <table:table-cell office:value-type="float" office:value="125.01317" calcext:value-type="float">
            <text:p>125.0131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69.7535" calcext:value-type="float">
            <text:p>169.7535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134.15889" calcext:value-type="float">
            <text:p>134.15889</text:p>
          </table:table-cell>
          <table:table-cell office:value-type="float" office:value="23.000664" calcext:value-type="float">
            <text:p>23.000664</text:p>
          </table:table-cell>
          <table:table-cell office:value-type="float" office:value="42.38606" calcext:value-type="float">
            <text:p>42.38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95.330475" calcext:value-type="float">
            <text:p>95.330475</text:p>
          </table:table-cell>
          <table:table-cell office:value-type="float" office:value="23.000769" calcext:value-type="float">
            <text:p>23.000769</text:p>
          </table:table-cell>
          <table:table-cell office:value-type="float" office:value="180.33566" calcext:value-type="float">
            <text:p>180.33566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59.79826" calcext:value-type="float">
            <text:p>159.79826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135.2602" calcext:value-type="float">
            <text:p>135.2602</text:p>
          </table:table-cell>
          <table:table-cell office:value-type="float" office:value="18.884125" calcext:value-type="float">
            <text:p>18.884125</text:p>
          </table:table-cell>
          <table:table-cell office:value-type="float" office:value="278.4844" calcext:value-type="float">
            <text:p>278.4844</text:p>
          </table:table-cell>
          <table:table-cell office:value-type="float" office:value="19.23048" calcext:value-type="float">
            <text:p>19.23048</text:p>
          </table:table-cell>
          <table:table-cell office:value-type="float" office:value="156.53796" calcext:value-type="float">
            <text:p>156.53796</text:p>
          </table:table-cell>
          <table:table-cell office:value-type="float" office:value="18.869265" calcext:value-type="float">
            <text:p>18.869265</text:p>
          </table:table-cell>
          <table:table-cell office:value-type="float" office:value="96.652435" calcext:value-type="float">
            <text:p>96.652435</text:p>
          </table:table-cell>
          <table:table-cell office:value-type="float" office:value="20.171387" calcext:value-type="float">
            <text:p>20.171387</text:p>
          </table:table-cell>
          <table:table-cell office:value-type="float" office:value="87.94324" calcext:value-type="float">
            <text:p>87.94324</text:p>
          </table:table-cell>
          <table:table-cell office:value-type="float" office:value="20.679155" calcext:value-type="float">
            <text:p>20.679155</text:p>
          </table:table-cell>
          <table:table-cell office:value-type="float" office:value="296.231" calcext:value-type="float">
            <text:p>296.231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6.02668" calcext:value-type="float">
            <text:p>116.02668</text:p>
          </table:table-cell>
          <table:table-cell office:value-type="float" office:value="8.41806" calcext:value-type="float">
            <text:p>8.41806</text:p>
          </table:table-cell>
          <table:table-cell office:value-type="float" office:value="166.6013" calcext:value-type="float">
            <text:p>166.6013</text:p>
          </table:table-cell>
          <table:table-cell office:value-type="float" office:value="8.317151" calcext:value-type="float">
            <text:p>8.317151</text:p>
          </table:table-cell>
          <table:table-cell office:value-type="float" office:value="145.2769" calcext:value-type="float">
            <text:p>145.2769</text:p>
          </table:table-cell>
          <table:table-cell office:value-type="float" office:value="9.0504265" calcext:value-type="float">
            <text:p>9.0504265</text:p>
          </table:table-cell>
          <table:table-cell office:value-type="float" office:value="128.36728" calcext:value-type="float">
            <text:p>128.36728</text:p>
          </table:table-cell>
          <table:table-cell office:value-type="float" office:value="9.431962" calcext:value-type="float">
            <text:p>9.431962</text:p>
          </table:table-cell>
          <table:table-cell office:value-type="float" office:value="119.476364" calcext:value-type="float">
            <text:p>119.476364</text:p>
          </table:table-cell>
          <table:table-cell office:value-type="float" office:value="7.2195406" calcext:value-type="float">
            <text:p>7.2195406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8.2959795" calcext:value-type="float">
            <text:p>8.2959795</text:p>
          </table:table-cell>
          <table:table-cell office:value-type="float" office:value="295.37302" calcext:value-type="float">
            <text:p>295.37302</text:p>
          </table:table-cell>
          <table:table-cell office:value-type="float" office:value="8.342309" calcext:value-type="float">
            <text:p>8.342309</text:p>
          </table:table-cell>
          <table:table-cell office:value-type="float" office:value="371.5427" calcext:value-type="float">
            <text:p>371.5427</text:p>
          </table:table-cell>
          <table:table-cell office:value-type="float" office:value="8.747075" calcext:value-type="float">
            <text:p>8.747075</text:p>
          </table:table-cell>
          <table:table-cell office:value-type="float" office:value="387.95898" calcext:value-type="float">
            <text:p>387.95898</text:p>
          </table:table-cell>
          <table:table-cell office:value-type="float" office:value="15.036687" calcext:value-type="float">
            <text:p>15.036687</text:p>
          </table:table-cell>
          <table:table-cell office:value-type="float" office:value="205.9143" calcext:value-type="float">
            <text:p>205.9143</text:p>
          </table:table-cell>
          <table:table-cell office:value-type="float" office:value="17.330475" calcext:value-type="float">
            <text:p>17.330475</text:p>
          </table:table-cell>
          <table:table-cell office:value-type="float" office:value="137.95772" calcext:value-type="float">
            <text:p>137.95772</text:p>
          </table:table-cell>
          <table:table-cell office:value-type="float" office:value="17.772629" calcext:value-type="float">
            <text:p>17.772629</text:p>
          </table:table-cell>
          <table:table-cell office:value-type="float" office:value="191.28113" calcext:value-type="float">
            <text:p>191.28113</text:p>
          </table:table-cell>
          <table:table-cell office:value-type="float" office:value="18.24999" calcext:value-type="float">
            <text:p>18.24999</text:p>
          </table:table-cell>
          <table:table-cell office:value-type="float" office:value="364.63315" calcext:value-type="float">
            <text:p>364.63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0223" calcext:value-type="float">
            <text:p>9.550223</text:p>
          </table:table-cell>
          <table:table-cell office:value-type="float" office:value="323.05847" calcext:value-type="float">
            <text:p>323.05847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09.96546" calcext:value-type="float">
            <text:p>109.96546</text:p>
          </table:table-cell>
          <table:table-cell office:value-type="float" office:value="9.865682" calcext:value-type="float">
            <text:p>9.865682</text:p>
          </table:table-cell>
          <table:table-cell office:value-type="float" office:value="119.1389" calcext:value-type="float">
            <text:p>119.1389</text:p>
          </table:table-cell>
          <table:table-cell office:value-type="float" office:value="10.3231125" calcext:value-type="float">
            <text:p>10.3231125</text:p>
          </table:table-cell>
          <table:table-cell office:value-type="float" office:value="378.03134" calcext:value-type="float">
            <text:p>378.0313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22878" calcext:value-type="float">
            <text:p>15.322878</text:p>
          </table:table-cell>
          <table:table-cell office:value-type="float" office:value="111.243164" calcext:value-type="float">
            <text:p>111.243164</text:p>
          </table:table-cell>
          <table:table-cell office:value-type="float" office:value="14.829241" calcext:value-type="float">
            <text:p>14.829241</text:p>
          </table:table-cell>
          <table:table-cell office:value-type="float" office:value="155.98352" calcext:value-type="float">
            <text:p>155.98352</text:p>
          </table:table-cell>
          <table:table-cell office:value-type="float" office:value="23.991938" calcext:value-type="float">
            <text:p>23.991938</text:p>
          </table:table-cell>
          <table:table-cell office:value-type="float" office:value="102.028885" calcext:value-type="float">
            <text:p>102.028885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10.256054" calcext:value-type="float">
            <text:p>10.2560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148.20566" calcext:value-type="float">
            <text:p>148.20566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121.49022" calcext:value-type="float">
            <text:p>121.49022</text:p>
          </table:table-cell>
          <table:table-cell office:value-type="float" office:value="21.42915" calcext:value-type="float">
            <text:p>21.42915</text:p>
          </table:table-cell>
          <table:table-cell office:value-type="float" office:value="264.71442" calcext:value-type="float">
            <text:p>264.71442</text:p>
          </table:table-cell>
          <table:table-cell office:value-type="float" office:value="21.551655" calcext:value-type="float">
            <text:p>21.551655</text:p>
          </table:table-cell>
          <table:table-cell office:value-type="float" office:value="142.76793" calcext:value-type="float">
            <text:p>142.76793</text:p>
          </table:table-cell>
          <table:table-cell office:value-type="float" office:value="21.33961" calcext:value-type="float">
            <text:p>21.33961</text:p>
          </table:table-cell>
          <table:table-cell office:value-type="float" office:value="77.21242" calcext:value-type="float">
            <text:p>77.21242</text:p>
          </table:table-cell>
          <table:table-cell office:value-type="float" office:value="21.998602" calcext:value-type="float">
            <text:p>21.998602</text:p>
          </table:table-cell>
          <table:table-cell office:value-type="float" office:value="68.50329" calcext:value-type="float">
            <text:p>68.50329</text:p>
          </table:table-cell>
          <table:table-cell office:value-type="float" office:value="22.453379" calcext:value-type="float">
            <text:p>22.453379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22.857521" calcext:value-type="float">
            <text:p>22.857521</text:p>
          </table:table-cell>
          <table:table-cell office:value-type="float" office:value="96.58667" calcext:value-type="float">
            <text:p>96.58667</text:p>
          </table:table-cell>
          <table:table-cell office:value-type="float" office:value="9.145007" calcext:value-type="float">
            <text:p>9.145007</text:p>
          </table:table-cell>
          <table:table-cell office:value-type="float" office:value="150.9413" calcext:value-type="float">
            <text:p>150.9413</text:p>
          </table:table-cell>
          <table:table-cell office:value-type="float" office:value="9.821313" calcext:value-type="float">
            <text:p>9.821313</text:p>
          </table:table-cell>
          <table:table-cell office:value-type="float" office:value="129.61693" calcext:value-type="float">
            <text:p>129.61693</text:p>
          </table:table-cell>
          <table:table-cell office:value-type="float" office:value="10.413308" calcext:value-type="float">
            <text:p>10.413308</text:p>
          </table:table-cell>
          <table:table-cell office:value-type="float" office:value="112.70727" calcext:value-type="float">
            <text:p>112.70727</text:p>
          </table:table-cell>
          <table:table-cell office:value-type="float" office:value="10.430288" calcext:value-type="float">
            <text:p>10.430288</text:p>
          </table:table-cell>
          <table:table-cell office:value-type="float" office:value="103.81635" calcext:value-type="float">
            <text:p>103.8163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469629" calcext:value-type="float">
            <text:p>9.469629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9.585677" calcext:value-type="float">
            <text:p>9.585677</text:p>
          </table:table-cell>
          <table:table-cell office:value-type="float" office:value="355.34268" calcext:value-type="float">
            <text:p>355.34268</text:p>
          </table:table-cell>
          <table:table-cell office:value-type="float" office:value="9.871219" calcext:value-type="float">
            <text:p>9.871219</text:p>
          </table:table-cell>
          <table:table-cell office:value-type="float" office:value="371.75897" calcext:value-type="float">
            <text:p>371.75897</text:p>
          </table:table-cell>
          <table:table-cell office:value-type="float" office:value="19.10816" calcext:value-type="float">
            <text:p>19.10816</text:p>
          </table:table-cell>
          <table:table-cell office:value-type="float" office:value="189.71431" calcext:value-type="float">
            <text:p>189.71431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19.090551" calcext:value-type="float">
            <text:p>19.090551</text:p>
          </table:table-cell>
          <table:table-cell office:value-type="float" office:value="348.43314" calcext:value-type="float">
            <text:p>348.4331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0818" calcext:value-type="float">
            <text:p>10.410818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96.19546" calcext:value-type="float">
            <text:p>96.19546</text:p>
          </table:table-cell>
          <table:table-cell office:value-type="float" office:value="10.840538" calcext:value-type="float">
            <text:p>10.840538</text:p>
          </table:table-cell>
          <table:table-cell office:value-type="float" office:value="105.3689" calcext:value-type="float">
            <text:p>105.3689</text:p>
          </table:table-cell>
          <table:table-cell office:value-type="float" office:value="11.17316" calcext:value-type="float">
            <text:p>11.17316</text:p>
          </table:table-cell>
          <table:table-cell office:value-type="float" office:value="364.26135" calcext:value-type="float">
            <text:p>364.2613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33.77025" calcext:value-type="float">
            <text:p>133.77025</text:p>
          </table:table-cell>
          <table:table-cell office:value-type="float" office:value="15.330514" calcext:value-type="float">
            <text:p>15.330514</text:p>
          </table:table-cell>
          <table:table-cell office:value-type="float" office:value="111.472244" calcext:value-type="float">
            <text:p>111.472244</text:p>
          </table:table-cell>
          <table:table-cell office:value-type="float" office:value="14.830714" calcext:value-type="float">
            <text:p>14.830714</text:p>
          </table:table-cell>
          <table:table-cell office:value-type="float" office:value="156.02773" calcext:value-type="float">
            <text:p>156.02773</text:p>
          </table:table-cell>
          <table:table-cell office:value-type="float" office:value="23.99219" calcext:value-type="float">
            <text:p>23.99219</text:p>
          </table:table-cell>
          <table:table-cell office:value-type="float" office:value="102.25823" calcext:value-type="float">
            <text:p>102.25823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.274994" calcext:value-type="float">
            <text:p>10.274994</text:p>
          </table:table-cell>
          <table:table-cell office:value-type="float" office:value="24" calcext:value-type="float">
            <text:p>24</text:p>
          </table:table-cell>
          <table:table-cell office:value-type="float" office:value="63.20047" calcext:value-type="float">
            <text:p>63.20047</text:p>
          </table:table-cell>
          <table:table-cell office:value-type="float" office:value="23.994009" calcext:value-type="float">
            <text:p>23.994009</text:p>
          </table:table-cell>
          <table:table-cell office:value-type="float" office:value="148.2156" calcext:value-type="float">
            <text:p>148.2156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46.02823" calcext:value-type="float">
            <text:p>146.02823</text:p>
          </table:table-cell>
          <table:table-cell office:value-type="float" office:value="20.882317" calcext:value-type="float">
            <text:p>20.882317</text:p>
          </table:table-cell>
          <table:table-cell office:value-type="float" office:value="129.84933" calcext:value-type="float">
            <text:p>129.84933</text:p>
          </table:table-cell>
          <table:table-cell office:value-type="float" office:value="21.430717" calcext:value-type="float">
            <text:p>21.430717</text:p>
          </table:table-cell>
          <table:table-cell office:value-type="float" office:value="264.76144" calcext:value-type="float">
            <text:p>264.76144</text:p>
          </table:table-cell>
          <table:table-cell office:value-type="float" office:value="21.55625" calcext:value-type="float">
            <text:p>21.55625</text:p>
          </table:table-cell>
          <table:table-cell office:value-type="float" office:value="142.90578" calcext:value-type="float">
            <text:p>142.90578</text:p>
          </table:table-cell>
          <table:table-cell office:value-type="float" office:value="21.34764" calcext:value-type="float">
            <text:p>21.34764</text:p>
          </table:table-cell>
          <table:table-cell office:value-type="float" office:value="84.52729" calcext:value-type="float">
            <text:p>84.52729</text:p>
          </table:table-cell>
          <table:table-cell office:value-type="float" office:value="22.196175" calcext:value-type="float">
            <text:p>22.196175</text:p>
          </table:table-cell>
          <table:table-cell office:value-type="float" office:value="74.430466" calcext:value-type="float">
            <text:p>74.430466</text:p>
          </table:table-cell>
          <table:table-cell office:value-type="float" office:value="22.716852" calcext:value-type="float">
            <text:p>22.716852</text:p>
          </table:table-cell>
          <table:table-cell office:value-type="float" office:value="284.6952" calcext:value-type="float">
            <text:p>284.6952</text:p>
          </table:table-cell>
          <table:table-cell office:value-type="float" office:value="22.954819" calcext:value-type="float">
            <text:p>22.954819</text:p>
          </table:table-cell>
          <table:table-cell office:value-type="float" office:value="99.5056" calcext:value-type="float">
            <text:p>99.5056</text:p>
          </table:table-cell>
          <table:table-cell office:value-type="float" office:value="9.1842785" calcext:value-type="float">
            <text:p>9.1842785</text:p>
          </table:table-cell>
          <table:table-cell office:value-type="float" office:value="186.71555" calcext:value-type="float">
            <text:p>186.71555</text:p>
          </table:table-cell>
          <table:table-cell office:value-type="float" office:value="9.822076" calcext:value-type="float">
            <text:p>9.822076</text:p>
          </table:table-cell>
          <table:table-cell office:value-type="float" office:value="129.63982" calcext:value-type="float">
            <text:p>129.63982</text:p>
          </table:table-cell>
          <table:table-cell office:value-type="float" office:value="10.414713" calcext:value-type="float">
            <text:p>10.414713</text:p>
          </table:table-cell>
          <table:table-cell office:value-type="float" office:value="112.74941" calcext:value-type="float">
            <text:p>112.74941</text:p>
          </table:table-cell>
          <table:table-cell office:value-type="float" office:value="10.446096" calcext:value-type="float">
            <text:p>10.446096</text:p>
          </table:table-cell>
          <table:table-cell office:value-type="float" office:value="104.290596" calcext:value-type="float">
            <text:p>104.290596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44.39343" calcext:value-type="float">
            <text:p>344.39343</text:p>
          </table:table-cell>
          <table:table-cell office:value-type="float" office:value="9.516042" calcext:value-type="float">
            <text:p>9.516042</text:p>
          </table:table-cell>
          <table:table-cell office:value-type="float" office:value="321.45175" calcext:value-type="float">
            <text:p>321.45175</text:p>
          </table:table-cell>
          <table:table-cell office:value-type="float" office:value="9.590144" calcext:value-type="float">
            <text:p>9.590144</text:p>
          </table:table-cell>
          <table:table-cell office:value-type="float" office:value="355.47668" calcext:value-type="float">
            <text:p>355.47668</text:p>
          </table:table-cell>
          <table:table-cell office:value-type="float" office:value="9.882462" calcext:value-type="float">
            <text:p>9.882462</text:p>
          </table:table-cell>
          <table:table-cell office:value-type="float" office:value="372.09625" calcext:value-type="float">
            <text:p>372.09625</text:p>
          </table:table-cell>
          <table:table-cell office:value-type="float" office:value="19.190193" calcext:value-type="float">
            <text:p>19.190193</text:p>
          </table:table-cell>
          <table:table-cell office:value-type="float" office:value="264.4424" calcext:value-type="float">
            <text:p>264.442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21.75772" calcext:value-type="float">
            <text:p>121.75772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75.08113" calcext:value-type="float">
            <text:p>175.08113</text:p>
          </table:table-cell>
          <table:table-cell office:value-type="float" office:value="20.409449" calcext:value-type="float">
            <text:p>20.409449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21214" calcext:value-type="float">
            <text:p>10.721214</text:p>
          </table:table-cell>
          <table:table-cell office:value-type="float" office:value="309.28848" calcext:value-type="float">
            <text:p>309.28848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117.44545" calcext:value-type="float">
            <text:p>117.44545</text:p>
          </table:table-cell>
          <table:table-cell office:value-type="float" office:value="10.843047" calcext:value-type="float">
            <text:p>10.843047</text:p>
          </table:table-cell>
          <table:table-cell office:value-type="float" office:value="107.65458" calcext:value-type="float">
            <text:p>107.65458</text:p>
          </table:table-cell>
          <table:table-cell office:value-type="float" office:value="11.208005" calcext:value-type="float">
            <text:p>11.208005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345585" calcext:value-type="float">
            <text:p>17.345585</text:p>
          </table:table-cell>
          <table:table-cell office:value-type="float" office:value="97.70221" calcext:value-type="float">
            <text:p>97.70221</text:p>
          </table:table-cell>
          <table:table-cell office:value-type="float" office:value="18.123707" calcext:value-type="float">
            <text:p>18.123707</text:p>
          </table:table-cell>
          <table:table-cell office:value-type="float" office:value="142.25775" calcext:value-type="float">
            <text:p>142.257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72636" calcext:value-type="float">
            <text:p>21.172636</text:p>
          </table:table-cell>
          <table:table-cell office:value-type="float" office:value="137.65823" calcext:value-type="float">
            <text:p>137.65823</text:p>
          </table:table-cell>
          <table:table-cell office:value-type="float" office:value="21.578352" calcext:value-type="float">
            <text:p>21.578352</text:p>
          </table:table-cell>
          <table:table-cell office:value-type="float" office:value="121.47934" calcext:value-type="float">
            <text:p>121.47934</text:p>
          </table:table-cell>
          <table:table-cell office:value-type="float" office:value="21.755306" calcext:value-type="float">
            <text:p>21.755306</text:p>
          </table:table-cell>
          <table:table-cell office:value-type="float" office:value="256.39145" calcext:value-type="float">
            <text:p>256.3914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1882" calcext:value-type="float">
            <text:p>23.991882</text:p>
          </table:table-cell>
          <table:table-cell office:value-type="float" office:value="42.30046" calcext:value-type="float">
            <text:p>42.30046</text:p>
          </table:table-cell>
          <table:table-cell office:value-type="float" office:value="23.992474" calcext:value-type="float">
            <text:p>23.992474</text:p>
          </table:table-cell>
          <table:table-cell office:value-type="float" office:value="252.56519" calcext:value-type="float">
            <text:p>252.56519</text:p>
          </table:table-cell>
          <table:table-cell office:value-type="float" office:value="23.996962" calcext:value-type="float">
            <text:p>23.996962</text:p>
          </table:table-cell>
          <table:table-cell office:value-type="float" office:value="67.375595" calcext:value-type="float">
            <text:p>67.375595</text:p>
          </table:table-cell>
          <table:table-cell office:value-type="float" office:value="16.86579" calcext:value-type="float">
            <text:p>16.86579</text:p>
          </table:table-cell>
          <table:table-cell office:value-type="float" office:value="170.78554" calcext:value-type="float">
            <text:p>170.78554</text:p>
          </table:table-cell>
          <table:table-cell office:value-type="float" office:value="13.758966" calcext:value-type="float">
            <text:p>13.758966</text:p>
          </table:table-cell>
          <table:table-cell office:value-type="float" office:value="113.70984" calcext:value-type="float">
            <text:p>113.70984</text:p>
          </table:table-cell>
          <table:table-cell office:value-type="float" office:value="10.925" calcext:value-type="float">
            <text:p>10.925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408087" calcext:value-type="float">
            <text:p>14.408087</text:p>
          </table:table-cell>
          <table:table-cell office:value-type="float" office:value="88.36059" calcext:value-type="float">
            <text:p>88.36059</text:p>
          </table:table-cell>
          <table:table-cell office:value-type="float" office:value="10.399161" calcext:value-type="float">
            <text:p>10.399161</text:p>
          </table:table-cell>
          <table:table-cell office:value-type="float" office:value="327.9234" calcext:value-type="float">
            <text:p>327.9234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0.725" calcext:value-type="float">
            <text:p>10.725</text:p>
          </table:table-cell>
          <table:table-cell office:value-type="float" office:value="355.62622" calcext:value-type="float">
            <text:p>355.62622</text:p>
          </table:table-cell>
          <table:table-cell office:value-type="float" office:value="20.938837" calcext:value-type="float">
            <text:p>20.938837</text:p>
          </table:table-cell>
          <table:table-cell office:value-type="float" office:value="250.13239" calcext:value-type="float">
            <text:p>250.13239</text:p>
          </table:table-cell>
          <table:table-cell office:value-type="float" office:value="20.604322" calcext:value-type="float">
            <text:p>20.604322</text:p>
          </table:table-cell>
          <table:table-cell office:value-type="float" office:value="107.447754" calcext:value-type="float">
            <text:p>107.447754</text:p>
          </table:table-cell>
          <table:table-cell office:value-type="float" office:value="21.71232" calcext:value-type="float">
            <text:p>21.71232</text:p>
          </table:table-cell>
          <table:table-cell office:value-type="float" office:value="160.7711" calcext:value-type="float">
            <text:p>160.7711</text:p>
          </table:table-cell>
          <table:table-cell office:value-type="float" office:value="21.406122" calcext:value-type="float">
            <text:p>21.406122</text:p>
          </table:table-cell>
          <table:table-cell office:value-type="float" office:value="373.68997" calcext:value-type="float">
            <text:p>373.689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780269" calcext:value-type="float">
            <text:p>11.780269</text:p>
          </table:table-cell>
          <table:table-cell office:value-type="float" office:value="99.355446" calcext:value-type="float">
            <text:p>99.355446</text:p>
          </table:table-cell>
          <table:table-cell office:value-type="float" office:value="12.221206" calcext:value-type="float">
            <text:p>12.221206</text:p>
          </table:table-cell>
          <table:table-cell office:value-type="float" office:value="89.564575" calcext:value-type="float">
            <text:p>89.564575</text:p>
          </table:table-cell>
          <table:table-cell office:value-type="float" office:value="12.586349" calcext:value-type="float">
            <text:p>12.586349</text:p>
          </table:table-cell>
          <table:table-cell office:value-type="float" office:value="347.2167" calcext:value-type="float">
            <text:p>347.216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0.000275" calcext:value-type="float">
            <text:p>120.000275</text:p>
          </table:table-cell>
          <table:table-cell office:value-type="float" office:value="17.405136" calcext:value-type="float">
            <text:p>17.405136</text:p>
          </table:table-cell>
          <table:table-cell office:value-type="float" office:value="99.48875" calcext:value-type="float">
            <text:p>99.48875</text:p>
          </table:table-cell>
          <table:table-cell office:value-type="float" office:value="18.39296" calcext:value-type="float">
            <text:p>18.39296</text:p>
          </table:table-cell>
          <table:table-cell office:value-type="float" office:value="387.53217" calcext:value-type="float">
            <text:p>387.532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132" calcext:value-type="float">
            <text:p>21.21132</text:p>
          </table:table-cell>
          <table:table-cell office:value-type="float" office:value="138.81879" calcext:value-type="float">
            <text:p>138.81879</text:p>
          </table:table-cell>
          <table:table-cell office:value-type="float" office:value="21.62036" calcext:value-type="float">
            <text:p>21.62036</text:p>
          </table:table-cell>
          <table:table-cell office:value-type="float" office:value="122.73956" calcext:value-type="float">
            <text:p>122.73956</text:p>
          </table:table-cell>
          <table:table-cell office:value-type="float" office:value="21.994246" calcext:value-type="float">
            <text:p>21.994246</text:p>
          </table:table-cell>
          <table:table-cell office:value-type="float" office:value="263.55963" calcext:value-type="float">
            <text:p>263.559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53578" calcext:value-type="float">
            <text:p>134.53578</text:p>
          </table:table-cell>
          <table:table-cell office:value-type="float" office:value="24" calcext:value-type="float">
            <text:p>24</text:p>
          </table:table-cell>
          <table:table-cell office:value-type="float" office:value="52.397285" calcext:value-type="float">
            <text:p>52.397285</text:p>
          </table:table-cell>
          <table:table-cell office:value-type="float" office:value="23.992077" calcext:value-type="float">
            <text:p>23.992077</text:p>
          </table:table-cell>
          <table:table-cell office:value-type="float" office:value="42.306297" calcext:value-type="float">
            <text:p>42.306297</text:p>
          </table:table-cell>
          <table:table-cell office:value-type="float" office:value="23.995447" calcext:value-type="float">
            <text:p>23.995447</text:p>
          </table:table-cell>
          <table:table-cell office:value-type="float" office:value="252.65439" calcext:value-type="float">
            <text:p>252.65439</text:p>
          </table:table-cell>
          <table:table-cell office:value-type="float" office:value="23.997921" calcext:value-type="float">
            <text:p>23.997921</text:p>
          </table:table-cell>
          <table:table-cell office:value-type="float" office:value="67.40437" calcext:value-type="float">
            <text:p>67.40437</text:p>
          </table:table-cell>
          <table:table-cell office:value-type="float" office:value="16.87084" calcext:value-type="float">
            <text:p>16.87084</text:p>
          </table:table-cell>
          <table:table-cell office:value-type="float" office:value="170.93706" calcext:value-type="float">
            <text:p>170.93706</text:p>
          </table:table-cell>
          <table:table-cell office:value-type="float" office:value="13.764258" calcext:value-type="float">
            <text:p>13.764258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18" calcext:value-type="float">
            <text:p>18</text:p>
          </table:table-cell>
          <table:table-cell office:value-type="float" office:value="96.819405" calcext:value-type="float">
            <text:p>96.819405</text:p>
          </table:table-cell>
          <table:table-cell office:value-type="float" office:value="14.633457" calcext:value-type="float">
            <text:p>14.633457</text:p>
          </table:table-cell>
          <table:table-cell office:value-type="float" office:value="95.121704" calcext:value-type="float">
            <text:p>95.121704</text:p>
          </table:table-cell>
          <table:table-cell office:value-type="float" office:value="10.411797" calcext:value-type="float">
            <text:p>10.411797</text:p>
          </table:table-cell>
          <table:table-cell office:value-type="float" office:value="339.43347" calcext:value-type="float">
            <text:p>339.43347</text:p>
          </table:table-cell>
          <table:table-cell office:value-type="float" office:value="10.75" calcext:value-type="float">
            <text:p>10.75</text:p>
          </table:table-cell>
          <table:table-cell office:value-type="float" office:value="304.98175" calcext:value-type="float">
            <text:p>304.98175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39.00668" calcext:value-type="float">
            <text:p>339.00668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6.37622" calcext:value-type="float">
            <text:p>376.37622</text:p>
          </table:table-cell>
          <table:table-cell office:value-type="float" office:value="20.987722" calcext:value-type="float">
            <text:p>20.987722</text:p>
          </table:table-cell>
          <table:table-cell office:value-type="float" office:value="251.59894" calcext:value-type="float">
            <text:p>251.59894</text:p>
          </table:table-cell>
          <table:table-cell office:value-type="float" office:value="20.664068" calcext:value-type="float">
            <text:p>20.664068</text:p>
          </table:table-cell>
          <table:table-cell office:value-type="float" office:value="109.24013" calcext:value-type="float">
            <text:p>109.24013</text:p>
          </table:table-cell>
          <table:table-cell office:value-type="float" office:value="21.721443" calcext:value-type="float">
            <text:p>21.721443</text:p>
          </table:table-cell>
          <table:table-cell office:value-type="float" office:value="161.04478" calcext:value-type="float">
            <text:p>161.04478</text:p>
          </table:table-cell>
          <table:table-cell office:value-type="float" office:value="21.421827" calcext:value-type="float">
            <text:p>21.421827</text:p>
          </table:table-cell>
          <table:table-cell office:value-type="float" office:value="388" calcext:value-type="float">
            <text:p>3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1.1985" calcext:value-type="float">
            <text:p>291.1985</text:p>
          </table:table-cell>
          <table:table-cell office:value-type="float" office:value="11.895261" calcext:value-type="float">
            <text:p>11.895261</text:p>
          </table:table-cell>
          <table:table-cell office:value-type="float" office:value="204.10754" calcext:value-type="float">
            <text:p>204.10754</text:p>
          </table:table-cell>
          <table:table-cell office:value-type="float" office:value="12.227516" calcext:value-type="float">
            <text:p>12.227516</text:p>
          </table:table-cell>
          <table:table-cell office:value-type="float" office:value="89.75389" calcext:value-type="float">
            <text:p>89.75389</text:p>
          </table:table-cell>
          <table:table-cell office:value-type="float" office:value="12.606208" calcext:value-type="float">
            <text:p>12.606208</text:p>
          </table:table-cell>
          <table:table-cell office:value-type="float" office:value="365.3067" calcext:value-type="float">
            <text:p>365.3067</text:p>
          </table:table-cell>
        </table:table-row>
        <table:table-row table:style-name="ro1">
          <table:table-cell office:value-type="float" office:value="21.013556" calcext:value-type="float">
            <text:p>21.013556</text:p>
          </table:table-cell>
          <table:table-cell office:value-type="float" office:value="108.93026" calcext:value-type="float">
            <text:p>108.93026</text:p>
          </table:table-cell>
          <table:table-cell office:value-type="float" office:value="19.35" calcext:value-type="float">
            <text:p>19.35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448" calcext:value-type="float">
            <text:p>21.577448</text:p>
          </table:table-cell>
          <table:table-cell office:value-type="float" office:value="376.46222" calcext:value-type="float">
            <text:p>376.462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84.8188" calcext:value-type="float">
            <text:p>84.8188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79.539536" calcext:value-type="float">
            <text:p>79.539536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231.15964" calcext:value-type="float">
            <text:p>231.15964</text:p>
          </table:table-cell>
          <table:table-cell office:value-type="float" office:value="23.000076" calcext:value-type="float">
            <text:p>23.000076</text:p>
          </table:table-cell>
          <table:table-cell office:value-type="float" office:value="112.9358" calcext:value-type="float">
            <text:p>112.93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55.00705" calcext:value-type="float">
            <text:p>155.00705</text:p>
          </table:table-cell>
          <table:table-cell office:value-type="float" office:value="18.369904" calcext:value-type="float">
            <text:p>18.369904</text:p>
          </table:table-cell>
          <table:table-cell office:value-type="float" office:value="97.93859" calcext:value-type="float">
            <text:p>97.93859</text:p>
          </table:table-cell>
          <table:table-cell office:value-type="float" office:value="18.687323" calcext:value-type="float">
            <text:p>18.687323</text:p>
          </table:table-cell>
          <table:table-cell office:value-type="float" office:value="80.8894" calcext:value-type="float">
            <text:p>80.8894</text:p>
          </table:table-cell>
          <table:table-cell office:value-type="float" office:value="19.259212" calcext:value-type="float">
            <text:p>19.259212</text:p>
          </table:table-cell>
          <table:table-cell office:value-type="float" office:value="79.191696" calcext:value-type="float">
            <text:p>79.191696</text:p>
          </table:table-cell>
          <table:table-cell office:value-type="float" office:value="17.438278" calcext:value-type="float">
            <text:p>17.438278</text:p>
          </table:table-cell>
          <table:table-cell office:value-type="float" office:value="116.4135" calcext:value-type="float">
            <text:p>116.4135</text:p>
          </table:table-cell>
          <table:table-cell office:value-type="float" office:value="17.87963" calcext:value-type="float">
            <text:p>17.87963</text:p>
          </table:table-cell>
          <table:table-cell office:value-type="float" office:value="81.96175" calcext:value-type="float">
            <text:p>81.96175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5.98665" calcext:value-type="float">
            <text:p>115.98665</text:p>
          </table:table-cell>
          <table:table-cell office:value-type="float" office:value="18.3" calcext:value-type="float">
            <text:p>18.3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201.91888" calcext:value-type="float">
            <text:p>201.918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60.37013" calcext:value-type="float">
            <text:p>60.37013</text:p>
          </table:table-cell>
          <table:table-cell office:value-type="float" office:value="23.000608" calcext:value-type="float">
            <text:p>23.000608</text:p>
          </table:table-cell>
          <table:table-cell office:value-type="float" office:value="122.97481" calcext:value-type="float">
            <text:p>122.97481</text:p>
          </table:table-cell>
          <table:table-cell office:value-type="float" office:value="23.000147" calcext:value-type="float">
            <text:p>23.000147</text:p>
          </table:table-cell>
          <table:table-cell office:value-type="float" office:value="360.72998" calcext:value-type="float">
            <text:p>360.729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2.976404" calcext:value-type="float">
            <text:p>12.976404</text:p>
          </table:table-cell>
          <table:table-cell office:value-type="float" office:value="184.39757" calcext:value-type="float">
            <text:p>184.39757</text:p>
          </table:table-cell>
          <table:table-cell office:value-type="float" office:value="13.674448" calcext:value-type="float">
            <text:p>13.674448</text:p>
          </table:table-cell>
          <table:table-cell office:value-type="float" office:value="70.043884" calcext:value-type="float">
            <text:p>70.043884</text:p>
          </table:table-cell>
          <table:table-cell office:value-type="float" office:value="14.1075945" calcext:value-type="float">
            <text:p>14.1075945</text:p>
          </table:table-cell>
          <table:table-cell office:value-type="float" office:value="345.59668" calcext:value-type="float">
            <text:p>345.59668</text:p>
          </table:table-cell>
        </table:table-row>
        <table:table-row table:style-name="ro1">
          <table:table-cell office:value-type="float" office:value="21.036299" calcext:value-type="float">
            <text:p>21.036299</text:p>
          </table:table-cell>
          <table:table-cell office:value-type="float" office:value="109.61256" calcext:value-type="float">
            <text:p>109.61256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88.41873" calcext:value-type="float">
            <text:p>88.41873</text:p>
          </table:table-cell>
          <table:table-cell office:value-type="float" office:value="21.577969" calcext:value-type="float">
            <text:p>21.577969</text:p>
          </table:table-cell>
          <table:table-cell office:value-type="float" office:value="376.47784" calcext:value-type="float">
            <text:p>376.4778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17" calcext:value-type="float">
            <text:p>23.000717</text:p>
          </table:table-cell>
          <table:table-cell office:value-type="float" office:value="84.83145" calcext:value-type="float">
            <text:p>84.83145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79.55618" calcext:value-type="float">
            <text:p>79.55618</text:p>
          </table:table-cell>
          <table:table-cell office:value-type="float" office:value="23.000834" calcext:value-type="float">
            <text:p>23.000834</text:p>
          </table:table-cell>
          <table:table-cell office:value-type="float" office:value="231.1641" calcext:value-type="float">
            <text:p>231.1641</text:p>
          </table:table-cell>
          <table:table-cell office:value-type="float" office:value="23.000473" calcext:value-type="float">
            <text:p>23.000473</text:p>
          </table:table-cell>
          <table:table-cell office:value-type="float" office:value="112.9477" calcext:value-type="float">
            <text:p>112.94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75.00703" calcext:value-type="float">
            <text:p>175.00703</text:p>
          </table:table-cell>
          <table:table-cell office:value-type="float" office:value="18.436262" calcext:value-type="float">
            <text:p>18.436262</text:p>
          </table:table-cell>
          <table:table-cell office:value-type="float" office:value="99.92935" calcext:value-type="float">
            <text:p>99.92935</text:p>
          </table:table-cell>
          <table:table-cell office:value-type="float" office:value="18.73942" calcext:value-type="float">
            <text:p>18.73942</text:p>
          </table:table-cell>
          <table:table-cell office:value-type="float" office:value="82.45232" calcext:value-type="float">
            <text:p>82.45232</text:p>
          </table:table-cell>
          <table:table-cell office:value-type="float" office:value="19.372128" calcext:value-type="float">
            <text:p>19.372128</text:p>
          </table:table-cell>
          <table:table-cell office:value-type="float" office:value="82.57915" calcext:value-type="float">
            <text:p>82.57915</text:p>
          </table:table-cell>
          <table:table-cell office:value-type="float" office:value="17.706327" calcext:value-type="float">
            <text:p>17.706327</text:p>
          </table:table-cell>
          <table:table-cell office:value-type="float" office:value="360.59344" calcext:value-type="float">
            <text:p>360.59344</text:p>
          </table:table-cell>
          <table:table-cell office:value-type="float" office:value="18.187037" calcext:value-type="float">
            <text:p>18.187037</text:p>
          </table:table-cell>
          <table:table-cell office:value-type="float" office:value="91.18395" calcext:value-type="float">
            <text:p>91.18395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39.98663" calcext:value-type="float">
            <text:p>139.98663</text:p>
          </table:table-cell>
          <table:table-cell office:value-type="float" office:value="19.1" calcext:value-type="float">
            <text:p>19.1</text:p>
          </table:table-cell>
          <table:table-cell office:value-type="float" office:value="153.35625" calcext:value-type="float">
            <text:p>153.35625</text:p>
          </table:table-cell>
          <table:table-cell office:value-type="float" office:value="23" calcext:value-type="float">
            <text:p>23</text:p>
          </table:table-cell>
          <table:table-cell office:value-type="float" office:value="211.16885" calcext:value-type="float">
            <text:p>211.16885</text:p>
          </table:table-cell>
          <table:table-cell office:value-type="float" office:value="23.000628" calcext:value-type="float">
            <text:p>23.000628</text:p>
          </table:table-cell>
          <table:table-cell office:value-type="float" office:value="60.37585" calcext:value-type="float">
            <text:p>60.375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22.98619" calcext:value-type="float">
            <text:p>122.98619</text:p>
          </table:table-cell>
          <table:table-cell office:value-type="float" office:value="23.000927" calcext:value-type="float">
            <text:p>23.000927</text:p>
          </table:table-cell>
          <table:table-cell office:value-type="float" office:value="361.4406" calcext:value-type="float">
            <text:p>361.44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1.48846" calcext:value-type="float">
            <text:p>271.48846</text:p>
          </table:table-cell>
          <table:table-cell office:value-type="float" office:value="13.153857" calcext:value-type="float">
            <text:p>13.153857</text:p>
          </table:table-cell>
          <table:table-cell office:value-type="float" office:value="189.72116" calcext:value-type="float">
            <text:p>189.72116</text:p>
          </table:table-cell>
          <table:table-cell office:value-type="float" office:value="13.687519" calcext:value-type="float">
            <text:p>13.687519</text:p>
          </table:table-cell>
          <table:table-cell office:value-type="float" office:value="70.43602" calcext:value-type="float">
            <text:p>70.43602</text:p>
          </table:table-cell>
          <table:table-cell office:value-type="float" office:value="14.166404" calcext:value-type="float">
            <text:p>14.166404</text:p>
          </table:table-cell>
          <table:table-cell office:value-type="float" office:value="347.36096" calcext:value-type="float">
            <text:p>347.36096</text:p>
          </table:table-cell>
        </table:table-row>
        <table:table-row table:style-name="ro1">
          <table:table-cell office:value-type="float" office:value="23.00044" calcext:value-type="float">
            <text:p>23.00044</text:p>
          </table:table-cell>
          <table:table-cell office:value-type="float" office:value="48.862553" calcext:value-type="float">
            <text:p>48.862553</text:p>
          </table:table-cell>
          <table:table-cell office:value-type="float" office:value="23.000845" calcext:value-type="float">
            <text:p>23.000845</text:p>
          </table:table-cell>
          <table:table-cell office:value-type="float" office:value="38.46875" calcext:value-type="float">
            <text:p>38.46875</text:p>
          </table:table-cell>
          <table:table-cell office:value-type="float" office:value="23" calcext:value-type="float">
            <text:p>23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701447" calcext:value-type="float">
            <text:p>52.7014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7.426178" calcext:value-type="float">
            <text:p>47.4261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682" calcext:value-type="float">
            <text:p>23.991682</text:p>
          </table:table-cell>
          <table:table-cell office:value-type="float" office:value="80.817696" calcext:value-type="float">
            <text:p>80.817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28" calcext:value-type="float">
            <text:p>19.441628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19.806084" calcext:value-type="float">
            <text:p>19.806084</text:p>
          </table:table-cell>
          <table:table-cell office:value-type="float" office:value="81.29939" calcext:value-type="float">
            <text:p>81.29939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63.82229" calcext:value-type="float">
            <text:p>63.822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715988" calcext:value-type="float">
            <text:p>18.715988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418" calcext:value-type="float">
            <text:p>19.051418</text:p>
          </table:table-cell>
          <table:table-cell office:value-type="float" office:value="76.873924" calcext:value-type="float">
            <text:p>76.873924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25.676605" calcext:value-type="float">
            <text:p>125.676605</text:p>
          </table:table-cell>
          <table:table-cell office:value-type="float" office:value="20.232952" calcext:value-type="float">
            <text:p>20.232952</text:p>
          </table:table-cell>
          <table:table-cell office:value-type="float" office:value="139.04628" calcext:value-type="float">
            <text:p>139.04628</text:p>
          </table:table-cell>
          <table:table-cell office:value-type="float" office:value="23.994402" calcext:value-type="float">
            <text:p>23.994402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23" calcext:value-type="float">
            <text:p>23.99423</text:p>
          </table:table-cell>
          <table:table-cell office:value-type="float" office:value="28.245846" calcext:value-type="float">
            <text:p>28.245846</text:p>
          </table:table-cell>
          <table:table-cell office:value-type="float" office:value="23.995808" calcext:value-type="float">
            <text:p>23.995808</text:p>
          </table:table-cell>
          <table:table-cell office:value-type="float" office:value="90.856186" calcext:value-type="float">
            <text:p>90.856186</text:p>
          </table:table-cell>
          <table:table-cell office:value-type="float" office:value="23.994974" calcext:value-type="float">
            <text:p>23.994974</text:p>
          </table:table-cell>
          <table:table-cell office:value-type="float" office:value="329.3106" calcext:value-type="float">
            <text:p>329.31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71137" calcext:value-type="float">
            <text:p>14.171137</text:p>
          </table:table-cell>
          <table:table-cell office:value-type="float" office:value="170.82117" calcext:value-type="float">
            <text:p>170.82117</text:p>
          </table:table-cell>
          <table:table-cell office:value-type="float" office:value="14.90442" calcext:value-type="float">
            <text:p>14.90442</text:p>
          </table:table-cell>
          <table:table-cell office:value-type="float" office:value="51.536" calcext:value-type="float">
            <text:p>51.536</text:p>
          </table:table-cell>
          <table:table-cell office:value-type="float" office:value="15.042544" calcext:value-type="float">
            <text:p>15.042544</text:p>
          </table:table-cell>
          <table:table-cell office:value-type="float" office:value="328.46097" calcext:value-type="float">
            <text:p>328.46097</text:p>
          </table:table-cell>
        </table:table-row>
        <table:table-row table:style-name="ro1">
          <table:table-cell office:value-type="float" office:value="23.000648" calcext:value-type="float">
            <text:p>23.000648</text:p>
          </table:table-cell>
          <table:table-cell office:value-type="float" office:value="48.86879" calcext:value-type="float">
            <text:p>48.86879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38.473213" calcext:value-type="float">
            <text:p>38.47321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7.32782" calcext:value-type="float">
            <text:p>337.327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52.951443" calcext:value-type="float">
            <text:p>52.951443</text:p>
          </table:table-cell>
          <table:table-cell office:value-type="float" office:value="24" calcext:value-type="float">
            <text:p>24</text:p>
          </table:table-cell>
          <table:table-cell office:value-type="float" office:value="47.676174" calcext:value-type="float">
            <text:p>47.676174</text:p>
          </table:table-cell>
          <table:table-cell office:value-type="float" office:value="24" calcext:value-type="float">
            <text:p>24</text:p>
          </table:table-cell>
          <table:table-cell office:value-type="float" office:value="199.03409" calcext:value-type="float">
            <text:p>199.03409</text:p>
          </table:table-cell>
          <table:table-cell office:value-type="float" office:value="23.991837" calcext:value-type="float">
            <text:p>23.991837</text:p>
          </table:table-cell>
          <table:table-cell office:value-type="float" office:value="80.82233" calcext:value-type="float">
            <text:p>80.82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633432" calcext:value-type="float">
            <text:p>19.633432</text:p>
          </table:table-cell>
          <table:table-cell office:value-type="float" office:value="156.37701" calcext:value-type="float">
            <text:p>156.37701</text:p>
          </table:table-cell>
          <table:table-cell office:value-type="float" office:value="20.02331" calcext:value-type="float">
            <text:p>20.02331</text:p>
          </table:table-cell>
          <table:table-cell office:value-type="float" office:value="87.81618" calcext:value-type="float">
            <text:p>87.8161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3.32228" calcext:value-type="float">
            <text:p>83.322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63.94912" calcext:value-type="float">
            <text:p>63.94912</text:p>
          </table:table-cell>
          <table:table-cell office:value-type="float" office:value="18.811552" calcext:value-type="float">
            <text:p>18.811552</text:p>
          </table:table-cell>
          <table:table-cell office:value-type="float" office:value="346.28348" calcext:value-type="float">
            <text:p>346.28348</text:p>
          </table:table-cell>
          <table:table-cell office:value-type="float" office:value="19.051956" calcext:value-type="float">
            <text:p>19.051956</text:p>
          </table:table-cell>
          <table:table-cell office:value-type="float" office:value="77.3639" calcext:value-type="float">
            <text:p>77.36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47.17656" calcext:value-type="float">
            <text:p>147.17656</text:p>
          </table:table-cell>
          <table:table-cell office:value-type="float" office:value="20.248695" calcext:value-type="float">
            <text:p>20.248695</text:p>
          </table:table-cell>
          <table:table-cell office:value-type="float" office:value="139.51859" calcext:value-type="float">
            <text:p>139.51859</text:p>
          </table:table-cell>
          <table:table-cell office:value-type="float" office:value="23.995253" calcext:value-type="float">
            <text:p>23.995253</text:p>
          </table:table-cell>
          <table:table-cell office:value-type="float" office:value="179.03885" calcext:value-type="float">
            <text:p>179.03885</text:p>
          </table:table-cell>
          <table:table-cell office:value-type="float" office:value="23.994379" calcext:value-type="float">
            <text:p>23.994379</text:p>
          </table:table-cell>
          <table:table-cell office:value-type="float" office:value="28.38137" calcext:value-type="float">
            <text:p>28.38137</text:p>
          </table:table-cell>
          <table:table-cell office:value-type="float" office:value="23.995928" calcext:value-type="float">
            <text:p>23.995928</text:p>
          </table:table-cell>
          <table:table-cell office:value-type="float" office:value="90.965645" calcext:value-type="float">
            <text:p>90.965645</text:p>
          </table:table-cell>
          <table:table-cell office:value-type="float" office:value="23.995125" calcext:value-type="float">
            <text:p>23.995125</text:p>
          </table:table-cell>
          <table:table-cell office:value-type="float" office:value="329.31512" calcext:value-type="float">
            <text:p>329.3151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52.58847" calcext:value-type="float">
            <text:p>252.58847</text:p>
          </table:table-cell>
          <table:table-cell office:value-type="float" office:value="14.187098" calcext:value-type="float">
            <text:p>14.187098</text:p>
          </table:table-cell>
          <table:table-cell office:value-type="float" office:value="185.36057" calcext:value-type="float">
            <text:p>185.36057</text:p>
          </table:table-cell>
          <table:table-cell office:value-type="float" office:value="15.064762" calcext:value-type="float">
            <text:p>15.064762</text:p>
          </table:table-cell>
          <table:table-cell office:value-type="float" office:value="197.59975" calcext:value-type="float">
            <text:p>197.59975</text:p>
          </table:table-cell>
          <table:table-cell office:value-type="float" office:value="15.092798" calcext:value-type="float">
            <text:p>15.092798</text:p>
          </table:table-cell>
          <table:table-cell office:value-type="float" office:value="329.9686" calcext:value-type="float">
            <text:p>329.9686</text:p>
          </table:table-cell>
        </table:table-row>
        <table:table-row table:style-name="ro1">
          <table:table-cell office:value-type="float" office:value="23.998598" calcext:value-type="float">
            <text:p>23.998598</text:p>
          </table:table-cell>
          <table:table-cell office:value-type="float" office:value="16.738785" calcext:value-type="float">
            <text:p>16.738785</text:p>
          </table:table-cell>
          <table:table-cell office:value-type="float" office:value="23.995306" calcext:value-type="float">
            <text:p>23.995306</text:p>
          </table:table-cell>
          <table:table-cell office:value-type="float" office:value="6.3432083" calcext:value-type="float">
            <text:p>6.3432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5.1978" calcext:value-type="float">
            <text:p>305.19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24861" calcext:value-type="float">
            <text:p>20.224861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20.502499" calcext:value-type="float">
            <text:p>20.502499</text:p>
          </table:table-cell>
          <table:table-cell office:value-type="float" office:value="76.476166" calcext:value-type="float">
            <text:p>76.476166</text:p>
          </table:table-cell>
          <table:table-cell office:value-type="float" office:value="21.042511" calcext:value-type="float">
            <text:p>21.042511</text:p>
          </table:table-cell>
          <table:table-cell office:value-type="float" office:value="71.98227" calcext:value-type="float">
            <text:p>71.982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52.609108" calcext:value-type="float">
            <text:p>52.609108</text:p>
          </table:table-cell>
          <table:table-cell office:value-type="float" office:value="19.68316" calcext:value-type="float">
            <text:p>19.68316</text:p>
          </table:table-cell>
          <table:table-cell office:value-type="float" office:value="340.34344" calcext:value-type="float">
            <text:p>340.34344</text:p>
          </table:table-cell>
          <table:table-cell office:value-type="float" office:value="20.147236" calcext:value-type="float">
            <text:p>20.147236</text:p>
          </table:table-cell>
          <table:table-cell office:value-type="float" office:value="71.42393" calcext:value-type="float">
            <text:p>71.42393</text:p>
          </table:table-cell>
          <table:table-cell office:value-type="float" office:value="20.44665" calcext:value-type="float">
            <text:p>20.4466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62163" calcext:value-type="float">
            <text:p>20.762163</text:p>
          </table:table-cell>
          <table:table-cell office:value-type="float" office:value="133.57855" calcext:value-type="float">
            <text:p>133.5785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33.41846" calcext:value-type="float">
            <text:p>233.41846</text:p>
          </table:table-cell>
          <table:table-cell office:value-type="float" office:value="15.709733" calcext:value-type="float">
            <text:p>15.709733</text:p>
          </table:table-cell>
          <table:table-cell office:value-type="float" office:value="166.19055" calcext:value-type="float">
            <text:p>166.19055</text:p>
          </table:table-cell>
          <table:table-cell office:value-type="float" office:value="15.7" calcext:value-type="float">
            <text:p>15.7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office:value-type="float" office:value="23.99887" calcext:value-type="float">
            <text:p>23.99887</text:p>
          </table:table-cell>
          <table:table-cell office:value-type="float" office:value="16.746967" calcext:value-type="float">
            <text:p>16.746967</text:p>
          </table:table-cell>
          <table:table-cell office:value-type="float" office:value="23.995426" calcext:value-type="float">
            <text:p>23.995426</text:p>
          </table:table-cell>
          <table:table-cell office:value-type="float" office:value="6.346813" calcext:value-type="float">
            <text:p>6.346813</text:p>
          </table:table-cell>
          <table:table-cell office:value-type="float" office:value="24" calcext:value-type="float">
            <text:p>24</text:p>
          </table:table-cell>
          <table:table-cell office:value-type="float" office:value="305.4478" calcext:value-type="float">
            <text:p>305.447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30852" calcext:value-type="float">
            <text:p>20.230852</text:p>
          </table:table-cell>
          <table:table-cell office:value-type="float" office:value="145.21674" calcext:value-type="float">
            <text:p>145.21674</text:p>
          </table:table-cell>
          <table:table-cell office:value-type="float" office:value="20.509758" calcext:value-type="float">
            <text:p>20.509758</text:p>
          </table:table-cell>
          <table:table-cell office:value-type="float" office:value="76.69395" calcext:value-type="float">
            <text:p>76.69395</text:p>
          </table:table-cell>
          <table:table-cell office:value-type="float" office:value="21.042713" calcext:value-type="float">
            <text:p>21.042713</text:p>
          </table:table-cell>
          <table:table-cell office:value-type="float" office:value="71.988335" calcext:value-type="float">
            <text:p>71.98833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64.6091" calcext:value-type="float">
            <text:p>64.6091</text:p>
          </table:table-cell>
          <table:table-cell office:value-type="float" office:value="19.752518" calcext:value-type="float">
            <text:p>19.752518</text:p>
          </table:table-cell>
          <table:table-cell office:value-type="float" office:value="342.42416" calcext:value-type="float">
            <text:p>342.42416</text:p>
          </table:table-cell>
          <table:table-cell office:value-type="float" office:value="20.147648" calcext:value-type="float">
            <text:p>20.147648</text:p>
          </table:table-cell>
          <table:table-cell office:value-type="float" office:value="71.43629" calcext:value-type="float">
            <text:p>71.43629</text:p>
          </table:table-cell>
          <table:table-cell office:value-type="float" office:value="20.464535" calcext:value-type="float">
            <text:p>20.464535</text:p>
          </table:table-cell>
          <table:table-cell office:value-type="float" office:value="141.23653" calcext:value-type="float">
            <text:p>141.23653</text:p>
          </table:table-cell>
          <table:table-cell office:value-type="float" office:value="20.791096" calcext:value-type="float">
            <text:p>20.791096</text:p>
          </table:table-cell>
          <table:table-cell office:value-type="float" office:value="159.93468" calcext:value-type="float">
            <text:p>159.934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3.16844" calcext:value-type="float">
            <text:p>253.16844</text:p>
          </table:table-cell>
          <table:table-cell office:value-type="float" office:value="15.908879" calcext:value-type="float">
            <text:p>15.908879</text:p>
          </table:table-cell>
          <table:table-cell office:value-type="float" office:value="172.16495" calcext:value-type="float">
            <text:p>172.16495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178.42976" calcext:value-type="float">
            <text:p>178.4297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310.7986" calcext:value-type="float">
            <text:p>310.798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8927" calcext:value-type="float">
            <text:p>21.618927</text:p>
          </table:table-cell>
          <table:table-cell office:value-type="float" office:value="70.098305" calcext:value-type="float">
            <text:p>70.098305</text:p>
          </table:table-cell>
          <table:table-cell office:value-type="float" office:value="21.619339" calcext:value-type="float">
            <text:p>21.619339</text:p>
          </table:table-cell>
          <table:table-cell office:value-type="float" office:value="62.719128" calcext:value-type="float">
            <text:p>62.71912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3173" calcext:value-type="float">
            <text:p>21.53173</text:p>
          </table:table-cell>
          <table:table-cell office:value-type="float" office:value="69.816246" calcext:value-type="float">
            <text:p>69.816246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9.61655" calcext:value-type="float">
            <text:p>139.61655</text:p>
          </table:table-cell>
          <table:table-cell office:value-type="float" office:value="20.977612" calcext:value-type="float">
            <text:p>20.977612</text:p>
          </table:table-cell>
          <table:table-cell office:value-type="float" office:value="158.3147" calcext:value-type="float">
            <text:p>158.314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57822" calcext:value-type="float">
            <text:p>16.857822</text:p>
          </table:table-cell>
          <table:table-cell office:value-type="float" office:value="235.07845" calcext:value-type="float">
            <text:p>235.07845</text:p>
          </table:table-cell>
          <table:table-cell office:value-type="float" office:value="16.87721" calcext:value-type="float">
            <text:p>16.87721</text:p>
          </table:table-cell>
          <table:table-cell office:value-type="float" office:value="154.07492" calcext:value-type="float">
            <text:p>154.07492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60.3398" calcext:value-type="float">
            <text:p>160.3398</text:p>
          </table:table-cell>
          <table:table-cell office:value-type="float" office:value="17.966925" calcext:value-type="float">
            <text:p>17.966925</text:p>
          </table:table-cell>
          <table:table-cell office:value-type="float" office:value="292.70865" calcext:value-type="float">
            <text:p>292.7086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43.32677" calcext:value-type="float">
            <text:p>143.32677</text:p>
          </table:table-cell>
          <table:table-cell office:value-type="float" office:value="23" calcext:value-type="float">
            <text:p>23</text:p>
          </table:table-cell>
          <table:table-cell office:value-type="float" office:value="74.80392" calcext:value-type="float">
            <text:p>74.80392</text:p>
          </table:table-cell>
          <table:table-cell office:value-type="float" office:value="21.61905" calcext:value-type="float">
            <text:p>21.61905</text:p>
          </table:table-cell>
          <table:table-cell office:value-type="float" office:value="70.2095" calcext:value-type="float">
            <text:p>70.2095</text:p>
          </table:table-cell>
          <table:table-cell office:value-type="float" office:value="21.619675" calcext:value-type="float">
            <text:p>21.619675</text:p>
          </table:table-cell>
          <table:table-cell office:value-type="float" office:value="63.02493" calcext:value-type="float">
            <text:p>63.02493</text:p>
          </table:table-cell>
          <table:table-cell office:value-type="float" office:value="23" calcext:value-type="float">
            <text:p>23</text:p>
          </table:table-cell>
          <table:table-cell office:value-type="float" office:value="340.8042" calcext:value-type="float">
            <text:p>340.8042</text:p>
          </table:table-cell>
          <table:table-cell office:value-type="float" office:value="21.541496" calcext:value-type="float">
            <text:p>21.541496</text:p>
          </table:table-cell>
          <table:table-cell office:value-type="float" office:value="70.109215" calcext:value-type="float">
            <text:p>70.109215</text:p>
          </table:table-cell>
          <table:table-cell office:value-type="float" office:value="23" calcext:value-type="float">
            <text:p>23</text:p>
          </table:table-cell>
          <table:table-cell office:value-type="float" office:value="213.61656" calcext:value-type="float">
            <text:p>213.61656</text:p>
          </table:table-cell>
          <table:table-cell office:value-type="float" office:value="20.982914" calcext:value-type="float">
            <text:p>20.982914</text:p>
          </table:table-cell>
          <table:table-cell office:value-type="float" office:value="158.47377" calcext:value-type="float">
            <text:p>158.4737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63266" calcext:value-type="float">
            <text:p>16.863266</text:p>
          </table:table-cell>
          <table:table-cell office:value-type="float" office:value="235.24176" calcext:value-type="float">
            <text:p>235.24176</text:p>
          </table:table-cell>
          <table:table-cell office:value-type="float" office:value="16.8939" calcext:value-type="float">
            <text:p>16.8939</text:p>
          </table:table-cell>
          <table:table-cell office:value-type="float" office:value="154.57559" calcext:value-type="float">
            <text:p>154.57559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83.58984" calcext:value-type="float">
            <text:p>183.58984</text:p>
          </table:table-cell>
          <table:table-cell office:value-type="float" office:value="17.979525" calcext:value-type="float">
            <text:p>17.979525</text:p>
          </table:table-cell>
          <table:table-cell office:value-type="float" office:value="293.08664" calcext:value-type="float">
            <text:p>293.0866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14" calcext:value-type="float">
            <text:p>23.99514</text:p>
          </table:table-cell>
          <table:table-cell office:value-type="float" office:value="111.19676" calcext:value-type="float">
            <text:p>111.196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3769" calcext:value-type="float">
            <text:p>23.993769</text:p>
          </table:table-cell>
          <table:table-cell office:value-type="float" office:value="38.0795" calcext:value-type="float">
            <text:p>38.0795</text:p>
          </table:table-cell>
          <table:table-cell office:value-type="float" office:value="23.998716" calcext:value-type="float">
            <text:p>23.998716</text:p>
          </table:table-cell>
          <table:table-cell office:value-type="float" office:value="30.894924" calcext:value-type="float">
            <text:p>30.894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8.6742" calcext:value-type="float">
            <text:p>308.67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7.97921" calcext:value-type="float">
            <text:p>37.9792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172" calcext:value-type="float">
            <text:p>23.999172</text:p>
          </table:table-cell>
          <table:table-cell office:value-type="float" office:value="126.343765" calcext:value-type="float">
            <text:p>126.34376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3294" calcext:value-type="float">
            <text:p>18.023294</text:p>
          </table:table-cell>
          <table:table-cell office:value-type="float" office:value="219.04176" calcext:value-type="float">
            <text:p>219.04176</text:p>
          </table:table-cell>
          <table:table-cell office:value-type="float" office:value="18.33052" calcext:value-type="float">
            <text:p>18.33052</text:p>
          </table:table-cell>
          <table:table-cell office:value-type="float" office:value="138.3756" calcext:value-type="float">
            <text:p>138.3756</text:p>
          </table:table-cell>
          <table:table-cell office:value-type="float" office:value="18.592043" calcext:value-type="float">
            <text:p>18.592043</text:p>
          </table:table-cell>
          <table:table-cell office:value-type="float" office:value="167.38985" calcext:value-type="float">
            <text:p>167.38985</text:p>
          </table:table-cell>
          <table:table-cell office:value-type="float" office:value="18.860744" calcext:value-type="float">
            <text:p>18.860744</text:p>
          </table:table-cell>
          <table:table-cell office:value-type="float" office:value="276.88663" calcext:value-type="float">
            <text:p>276.8866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5922" calcext:value-type="float">
            <text:p>23.995922</text:p>
          </table:table-cell>
          <table:table-cell office:value-type="float" office:value="111.909134" calcext:value-type="float">
            <text:p>111.909134</text:p>
          </table:table-cell>
          <table:table-cell office:value-type="float" office:value="24" calcext:value-type="float">
            <text:p>24</text:p>
          </table:table-cell>
          <table:table-cell office:value-type="float" office:value="42.673912" calcext:value-type="float">
            <text:p>42.673912</text:p>
          </table:table-cell>
          <table:table-cell office:value-type="float" office:value="23.99422" calcext:value-type="float">
            <text:p>23.99422</text:p>
          </table:table-cell>
          <table:table-cell office:value-type="float" office:value="38.491287" calcext:value-type="float">
            <text:p>38.491287</text:p>
          </table:table-cell>
          <table:table-cell office:value-type="float" office:value="23.998861" calcext:value-type="float">
            <text:p>23.998861</text:p>
          </table:table-cell>
          <table:table-cell office:value-type="float" office:value="31.026974" calcext:value-type="float">
            <text:p>31.026974</text:p>
          </table:table-cell>
          <table:table-cell office:value-type="float" office:value="24" calcext:value-type="float">
            <text:p>24</text:p>
          </table:table-cell>
          <table:table-cell office:value-type="float" office:value="308.9242" calcext:value-type="float">
            <text:p>308.9242</text:p>
          </table:table-cell>
          <table:table-cell office:value-type="float" office:value="24" calcext:value-type="float">
            <text:p>24</text:p>
          </table:table-cell>
          <table:table-cell office:value-type="float" office:value="38.229206" calcext:value-type="float">
            <text:p>38.229206</text:p>
          </table:table-cell>
          <table:table-cell office:value-type="float" office:value="24" calcext:value-type="float">
            <text:p>24</text:p>
          </table:table-cell>
          <table:table-cell office:value-type="float" office:value="181.48656" calcext:value-type="float">
            <text:p>181.48656</text:p>
          </table:table-cell>
          <table:table-cell office:value-type="float" office:value="23.999899" calcext:value-type="float">
            <text:p>23.999899</text:p>
          </table:table-cell>
          <table:table-cell office:value-type="float" office:value="126.36557" calcext:value-type="float">
            <text:p>126.3655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6754" calcext:value-type="float">
            <text:p>18.026754</text:p>
          </table:table-cell>
          <table:table-cell office:value-type="float" office:value="219.14557" calcext:value-type="float">
            <text:p>219.14557</text:p>
          </table:table-cell>
          <table:table-cell office:value-type="float" office:value="18.347662" calcext:value-type="float">
            <text:p>18.347662</text:p>
          </table:table-cell>
          <table:table-cell office:value-type="float" office:value="138.88983" calcext:value-type="float">
            <text:p>138.88983</text:p>
          </table:table-cell>
          <table:table-cell office:value-type="float" office:value="18.641106" calcext:value-type="float">
            <text:p>18.641106</text:p>
          </table:table-cell>
          <table:table-cell office:value-type="float" office:value="168.86172" calcext:value-type="float">
            <text:p>168.86172</text:p>
          </table:table-cell>
          <table:table-cell office:value-type="float" office:value="18.86356" calcext:value-type="float">
            <text:p>18.86356</text:p>
          </table:table-cell>
          <table:table-cell office:value-type="float" office:value="276.97107" calcext:value-type="float">
            <text:p>276.971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97015" calcext:value-type="float">
            <text:p>18.897015</text:p>
          </table:table-cell>
          <table:table-cell office:value-type="float" office:value="202.94557" calcext:value-type="float">
            <text:p>202.94557</text:p>
          </table:table-cell>
          <table:table-cell office:value-type="float" office:value="19.73196" calcext:value-type="float">
            <text:p>19.73196</text:p>
          </table:table-cell>
          <table:table-cell office:value-type="float" office:value="122.689835" calcext:value-type="float">
            <text:p>122.689835</text:p>
          </table:table-cell>
          <table:table-cell office:value-type="float" office:value="20.114998" calcext:value-type="float">
            <text:p>20.114998</text:p>
          </table:table-cell>
          <table:table-cell office:value-type="float" office:value="152.66173" calcext:value-type="float">
            <text:p>152.66173</text:p>
          </table:table-cell>
          <table:table-cell office:value-type="float" office:value="20.201982" calcext:value-type="float">
            <text:p>20.201982</text:p>
          </table:table-cell>
          <table:table-cell office:value-type="float" office:value="260.77106" calcext:value-type="float">
            <text:p>260.771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15281" calcext:value-type="float">
            <text:p>18.915281</text:p>
          </table:table-cell>
          <table:table-cell office:value-type="float" office:value="219.58556" calcext:value-type="float">
            <text:p>219.58556</text:p>
          </table:table-cell>
          <table:table-cell office:value-type="float" office:value="19.800606" calcext:value-type="float">
            <text:p>19.800606</text:p>
          </table:table-cell>
          <table:table-cell office:value-type="float" office:value="124.7492" calcext:value-type="float">
            <text:p>124.7492</text:p>
          </table:table-cell>
          <table:table-cell office:value-type="float" office:value="20.141571" calcext:value-type="float">
            <text:p>20.141571</text:p>
          </table:table-cell>
          <table:table-cell office:value-type="float" office:value="153.45892" calcext:value-type="float">
            <text:p>153.45892</text:p>
          </table:table-cell>
          <table:table-cell office:value-type="float" office:value="20.219906" calcext:value-type="float">
            <text:p>20.219906</text:p>
          </table:table-cell>
          <table:table-cell office:value-type="float" office:value="261.30875" calcext:value-type="float">
            <text:p>261.308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5732" calcext:value-type="float">
            <text:p>20.15732</text:p>
          </table:table-cell>
          <table:table-cell office:value-type="float" office:value="115.83915" calcext:value-type="float">
            <text:p>115.83915</text:p>
          </table:table-cell>
          <table:table-cell office:value-type="float" office:value="20.68887" calcext:value-type="float">
            <text:p>20.68887</text:p>
          </table:table-cell>
          <table:table-cell office:value-type="float" office:value="144.54893" calcext:value-type="float">
            <text:p>144.54893</text:p>
          </table:table-cell>
          <table:table-cell office:value-type="float" office:value="20.75" calcext:value-type="float">
            <text:p>20.75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0.67557" calcext:value-type="float">
            <text:p>210.67557</text:p>
          </table:table-cell>
          <table:table-cell office:value-type="float" office:value="20.168827" calcext:value-type="float">
            <text:p>20.168827</text:p>
          </table:table-cell>
          <table:table-cell office:value-type="float" office:value="116.18436" calcext:value-type="float">
            <text:p>116.18436</text:p>
          </table:table-cell>
          <table:table-cell office:value-type="float" office:value="20.740578" calcext:value-type="float">
            <text:p>20.740578</text:p>
          </table:table-cell>
          <table:table-cell office:value-type="float" office:value="146.10019" calcext:value-type="float">
            <text:p>146.1001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52.39876" calcext:value-type="float">
            <text:p>252.39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2713" calcext:value-type="float">
            <text:p>21.432713</text:p>
          </table:table-cell>
          <table:table-cell office:value-type="float" office:value="104.034355" calcext:value-type="float">
            <text:p>104.034355</text:p>
          </table:table-cell>
          <table:table-cell office:value-type="float" office:value="21.437546" calcext:value-type="float">
            <text:p>21.437546</text:p>
          </table:table-cell>
          <table:table-cell office:value-type="float" office:value="133.9502" calcext:value-type="float">
            <text:p>133.9502</text:p>
          </table:table-cell>
          <table:table-cell office:value-type="float" office:value="21.768242" calcext:value-type="float">
            <text:p>21.768242</text:p>
          </table:table-cell>
          <table:table-cell office:value-type="float" office:value="240.24876" calcext:value-type="float">
            <text:p>240.2487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98.52557" calcext:value-type="float">
            <text:p>198.52557</text:p>
          </table:table-cell>
          <table:table-cell office:value-type="float" office:value="21.433102" calcext:value-type="float">
            <text:p>21.433102</text:p>
          </table:table-cell>
          <table:table-cell office:value-type="float" office:value="104.04603" calcext:value-type="float">
            <text:p>104.04603</text:p>
          </table:table-cell>
          <table:table-cell office:value-type="float" office:value="21.453608" calcext:value-type="float">
            <text:p>21.453608</text:p>
          </table:table-cell>
          <table:table-cell office:value-type="float" office:value="134.43205" calcext:value-type="float">
            <text:p>134.43205</text:p>
          </table:table-cell>
          <table:table-cell office:value-type="float" office:value="21.784494" calcext:value-type="float">
            <text:p>21.784494</text:p>
          </table:table-cell>
          <table:table-cell office:value-type="float" office:value="240.73634" calcext:value-type="float">
            <text:p>240.73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125" calcext:value-type="float">
            <text:p>22.125</text:p>
          </table:table-cell>
          <table:table-cell office:value-type="float" office:value="88.11602" calcext:value-type="float">
            <text:p>88.11602</text:p>
          </table:table-cell>
          <table:table-cell office:value-type="float" office:value="22.617521" calcext:value-type="float">
            <text:p>22.617521</text:p>
          </table:table-cell>
          <table:table-cell office:value-type="float" office:value="118.502045" calcext:value-type="float">
            <text:p>118.50204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2.59557" calcext:value-type="float">
            <text:p>182.59557</text:p>
          </table:table-cell>
          <table:table-cell office:value-type="float" office:value="22.325" calcext:value-type="float">
            <text:p>22.325</text:p>
          </table:table-cell>
          <table:table-cell office:value-type="float" office:value="94.11604" calcext:value-type="float">
            <text:p>94.11604</text:p>
          </table:table-cell>
          <table:table-cell office:value-type="float" office:value="22.632029" calcext:value-type="float">
            <text:p>22.632029</text:p>
          </table:table-cell>
          <table:table-cell office:value-type="float" office:value="118.93726" calcext:value-type="float">
            <text:p>118.93726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224.80634" calcext:value-type="float">
            <text:p>224.806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004" calcext:value-type="float">
            <text:p>23.000004</text:p>
          </table:table-cell>
          <table:table-cell office:value-type="float" office:value="149.92557" calcext:value-type="float">
            <text:p>149.92557</text:p>
          </table:table-cell>
          <table:table-cell office:value-type="float" office:value="23" calcext:value-type="float">
            <text:p>23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" calcext:value-type="float">
            <text:p>23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" calcext:value-type="float">
            <text:p>23</text:p>
          </table:table-cell>
          <table:table-cell office:value-type="float" office:value="224.53635" calcext:value-type="float">
            <text:p>224.536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973" calcext:value-type="float">
            <text:p>23.000973</text:p>
          </table:table-cell>
          <table:table-cell office:value-type="float" office:value="150.80821" calcext:value-type="float">
            <text:p>150.80821</text:p>
          </table:table-cell>
          <table:table-cell office:value-type="float" office:value="23.001" calcext:value-type="float">
            <text:p>23.001</text:p>
          </table:table-cell>
          <table:table-cell office:value-type="float" office:value="72.24606" calcext:value-type="float">
            <text:p>72.246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7.86725" calcext:value-type="float">
            <text:p>107.8672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24.56633" calcext:value-type="float">
            <text:p>224.56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176" calcext:value-type="float">
            <text:p>23.992176</text:p>
          </table:table-cell>
          <table:table-cell office:value-type="float" office:value="118.67821" calcext:value-type="float">
            <text:p>118.67821</text:p>
          </table:table-cell>
          <table:table-cell office:value-type="float" office:value="23.994633" calcext:value-type="float">
            <text:p>23.994633</text:p>
          </table:table-cell>
          <table:table-cell office:value-type="float" office:value="40.11606" calcext:value-type="float">
            <text:p>40.11606</text:p>
          </table:table-cell>
          <table:table-cell office:value-type="float" office:value="23.99588" calcext:value-type="float">
            <text:p>23.99588</text:p>
          </table:table-cell>
          <table:table-cell office:value-type="float" office:value="75.73724" calcext:value-type="float">
            <text:p>75.73724</text:p>
          </table:table-cell>
          <table:table-cell office:value-type="float" office:value="23.992926" calcext:value-type="float">
            <text:p>23.992926</text:p>
          </table:table-cell>
          <table:table-cell office:value-type="float" office:value="192.43633" calcext:value-type="float">
            <text:p>192.436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2579" calcext:value-type="float">
            <text:p>23.992579</text:p>
          </table:table-cell>
          <table:table-cell office:value-type="float" office:value="118.69028" calcext:value-type="float">
            <text:p>118.6902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40.120235" calcext:value-type="float">
            <text:p>40.120235</text:p>
          </table:table-cell>
          <table:table-cell office:value-type="float" office:value="23.996603" calcext:value-type="float">
            <text:p>23.996603</text:p>
          </table:table-cell>
          <table:table-cell office:value-type="float" office:value="75.75893" calcext:value-type="float">
            <text:p>75.75893</text:p>
          </table:table-cell>
          <table:table-cell office:value-type="float" office:value="23.994196" calcext:value-type="float">
            <text:p>23.994196</text:p>
          </table:table-cell>
          <table:table-cell office:value-type="float" office:value="192.47443" calcext:value-type="float">
            <text:p>192.4744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075" calcext:value-type="float">
            <text:p>10.07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3097000384214" calcext:value-type="float">
            <text:p>10.3097000384214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22.202655195126" calcext:value-type="float">
            <text:p>22.202655195126</text:p>
          </table:table-cell>
          <table:table-cell office:value-type="float" office:value="368.399560897963" calcext:value-type="float">
            <text:p>368.39956089796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5597000384214" calcext:value-type="float">
            <text:p>22.5597000384214</text:p>
          </table:table-cell>
          <table:table-cell office:value-type="float" office:value="368.377034963501" calcext:value-type="float">
            <text:p>368.377034963501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94" calcext:value-type="float">
            <text:p>176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6.14" calcext:value-type="float">
            <text:p>166.1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53.21" calcext:value-type="float">
            <text:p>353.21</text:p>
          </table:table-cell>
          <table:table-cell office:value-type="float" office:value="8.075" calcext:value-type="float">
            <text:p>8.075</text:p>
          </table:table-cell>
          <table:table-cell office:value-type="float" office:value="133.47" calcext:value-type="float">
            <text:p>133.47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025" calcext:value-type="float">
            <text:p>7.025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15.38" calcext:value-type="float">
            <text:p>115.38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64362615950382" calcext:value-type="float">
            <text:p>6.64362615950382</text:p>
          </table:table-cell>
          <table:table-cell office:value-type="float" office:value="368.376471815138" calcext:value-type="float">
            <text:p>368.376471815138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95206240737691" calcext:value-type="float">
            <text:p>5.95206240737691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9.96391816235798" calcext:value-type="float">
            <text:p>9.96391816235798</text:p>
          </table:table-cell>
          <table:table-cell office:value-type="float" office:value="368.388861079094" calcext:value-type="float">
            <text:p>368.3888610790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6296666666667" calcext:value-type="float">
            <text:p>13.629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33311515450903" calcext:value-type="float">
            <text:p>8.33311515450903</text:p>
          </table:table-cell>
          <table:table-cell office:value-type="float" office:value="368.354790603217" calcext:value-type="float">
            <text:p>368.354790603217</text:p>
          </table:table-cell>
          <table:table-cell office:value-type="float" office:value="9.38663757615676" calcext:value-type="float">
            <text:p>9.38663757615676</text:p>
          </table:table-cell>
          <table:table-cell office:value-type="float" office:value="368.343527635985" calcext:value-type="float">
            <text:p>368.34352763598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6.02287858828695" calcext:value-type="float">
            <text:p>6.02287858828695</text:p>
          </table:table-cell>
          <table:table-cell office:value-type="float" office:value="368.396182007794" calcext:value-type="float">
            <text:p>368.39618200779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71325676491575" calcext:value-type="float">
            <text:p>6.71325676491575</text:p>
          </table:table-cell>
          <table:table-cell office:value-type="float" office:value="368.37365607333" calcext:value-type="float">
            <text:p>368.37365607333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203.81" calcext:value-type="float">
            <text:p>203.8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27926203414018" calcext:value-type="float">
            <text:p>7.27926203414018</text:p>
          </table:table-cell>
          <table:table-cell office:value-type="float" office:value="368.358451067566" calcext:value-type="float">
            <text:p>368.358451067566</text:p>
          </table:table-cell>
          <table:table-cell office:value-type="float" office:value="7.64945112245458" calcext:value-type="float">
            <text:p>7.64945112245458</text:p>
          </table:table-cell>
          <table:table-cell office:value-type="float" office:value="368.347188100335" calcext:value-type="float">
            <text:p>368.347188100335</text:p>
          </table:table-cell>
          <table:table-cell office:value-type="float" office:value="7.99464021076898" calcext:value-type="float">
            <text:p>7.99464021076898</text:p>
          </table:table-cell>
          <table:table-cell office:value-type="float" office:value="368.335925133103" calcext:value-type="float">
            <text:p>368.335925133103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55.88" calcext:value-type="float">
            <text:p>155.88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94.05" calcext:value-type="float">
            <text:p>94.05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4.81" calcext:value-type="float">
            <text:p>144.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62.66" calcext:value-type="float">
            <text:p>362.6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86.869999999999" calcext:value-type="float">
            <text:p>186.869999999999</text:p>
          </table:table-cell>
          <table:table-cell office:value-type="float" office:value="18.8875487128822" calcext:value-type="float">
            <text:p>18.8875487128822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.3129658598167" calcext:value-type="float">
            <text:p>21.3129658598167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82518112959" calcext:value-type="float">
            <text:p>14.82518112959</text:p>
          </table:table-cell>
          <table:table-cell office:value-type="float" office:value="368.378161260223" calcext:value-type="float">
            <text:p>368.378161260223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8106666666667" calcext:value-type="float">
            <text:p>10.81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5847219935232" calcext:value-type="float">
            <text:p>11.5847219935232</text:p>
          </table:table-cell>
          <table:table-cell office:value-type="float" office:value="368.313680772819" calcext:value-type="float">
            <text:p>368.313680772819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7.32633333333333" calcext:value-type="float">
            <text:p>7.326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31" calcext:value-type="float">
            <text:p>356.31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76433333333333" calcext:value-type="float">
            <text:p>6.764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4.0289999451122" calcext:value-type="float">
            <text:p>14.0289999451122</text:p>
          </table:table-cell>
          <table:table-cell office:value-type="float" office:value="368.36661671881" calcext:value-type="float">
            <text:p>368.366616718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2.14" calcext:value-type="float">
            <text:p>342.14</text:p>
          </table:table-cell>
          <table:table-cell office:value-type="float" office:value="11.9" calcext:value-type="float">
            <text:p>11.9</text:p>
          </table:table-cell>
          <table:table-cell office:value-type="float" office:value="117" calcext:value-type="float">
            <text:p>117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521249999999" calcext:value-type="float">
            <text:p>174.521249999999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45" calcext:value-type="float">
            <text:p>9.45</text:p>
          </table:table-cell>
          <table:table-cell office:value-type="float" office:value="115.11" calcext:value-type="float">
            <text:p>115.11</text:p>
          </table:table-cell>
          <table:table-cell office:value-type="float" office:value="7.375" calcext:value-type="float">
            <text:p>7.375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21666666666667" calcext:value-type="float">
            <text:p>8.21666666666667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41.84" calcext:value-type="float">
            <text:p>141.84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25" calcext:value-type="float">
            <text:p>17.25</text:p>
          </table:table-cell>
          <table:table-cell office:value-type="float" office:value="109.44" calcext:value-type="float">
            <text:p>109.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2.282" calcext:value-type="float">
            <text:p>12.282</text:p>
          </table:table-cell>
          <table:table-cell office:value-type="float" office:value="368.6" calcext:value-type="float">
            <text:p>368.6</text:p>
          </table:table-cell>
          <table:table-cell office:value-type="float" office:value="12.1761951808552" calcext:value-type="float">
            <text:p>12.1761951808552</text:p>
          </table:table-cell>
          <table:table-cell office:value-type="float" office:value="368.337614578187" calcext:value-type="float">
            <text:p>368.337614578187</text:p>
          </table:table-cell>
          <table:table-cell office:value-type="float" office:value="13.6630509358362" calcext:value-type="float">
            <text:p>13.6630509358362</text:p>
          </table:table-cell>
          <table:table-cell office:value-type="float" office:value="368.397601610955" calcext:value-type="float">
            <text:p>368.397601610955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64.7" calcext:value-type="float">
            <text:p>364.7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0.68" calcext:value-type="float">
            <text:p>360.68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42866666666667" calcext:value-type="float">
            <text:p>8.42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5.776666666668" calcext:value-type="float">
            <text:p>175.776666666668</text:p>
          </table:table-cell>
          <table:table-cell office:value-type="float" office:value="7.762" calcext:value-type="float">
            <text:p>7.762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48960151490203" calcext:value-type="float">
            <text:p>8.48960151490203</text:p>
          </table:table-cell>
          <table:table-cell office:value-type="float" office:value="368.340711894176" calcext:value-type="float">
            <text:p>368.340711894176</text:p>
          </table:table-cell>
          <table:table-cell office:value-type="float" office:value="16.057260277732" calcext:value-type="float">
            <text:p>16.057260277732</text:p>
          </table:table-cell>
          <table:table-cell office:value-type="float" office:value="368.363519402821" calcext:value-type="float">
            <text:p>368.363519402821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62.33" calcext:value-type="float">
            <text:p>362.3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5344942093419" calcext:value-type="float">
            <text:p>17.5344942093419</text:p>
          </table:table-cell>
          <table:table-cell office:value-type="float" office:value="368.329730501126" calcext:value-type="float">
            <text:p>368.3297305011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575" calcext:value-type="float">
            <text:p>21.575</text:p>
          </table:table-cell>
          <table:table-cell office:value-type="float" office:value="326.75" calcext:value-type="float">
            <text:p>326.7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12.17" calcext:value-type="float">
            <text:p>312.17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2.94" calcext:value-type="float">
            <text:p>352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0.3583333333333" calcext:value-type="float">
            <text:p>10.3583333333333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9006666666667" calcext:value-type="float">
            <text:p>14.90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6209410505516" calcext:value-type="float">
            <text:p>21.6209410505516</text:p>
          </table:table-cell>
          <table:table-cell office:value-type="float" office:value="368.556356001977" calcext:value-type="float">
            <text:p>368.55635600197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3" calcext:value-type="float">
            <text:p>23</text:p>
          </table:table-cell>
          <table:table-cell office:value-type="float" office:value="319.753333333333" calcext:value-type="float">
            <text:p>319.75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73866666666667" calcext:value-type="float">
            <text:p>9.73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8.4" calcext:value-type="float">
            <text:p>358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65.9" calcext:value-type="float">
            <text:p>365.9</text:p>
          </table:table-cell>
          <table:table-cell office:value-type="float" office:value="19.5483333333333" calcext:value-type="float">
            <text:p>19.548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55.02" calcext:value-type="float">
            <text:p>355.02</text:p>
          </table:table-cell>
          <table:table-cell office:value-type="float" office:value="11.4" calcext:value-type="float">
            <text:p>11.4</text:p>
          </table:table-cell>
          <table:table-cell office:value-type="float" office:value="349.71" calcext:value-type="float">
            <text:p>34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3916666666667" calcext:value-type="float">
            <text:p>10.3916666666667</text:p>
          </table:table-cell>
          <table:table-cell office:value-type="float" office:value="143.6475" calcext:value-type="float">
            <text:p>143.6475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38.09" calcext:value-type="float">
            <text:p>338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66666667" calcext:value-type="float">
            <text:p>11.2916666666667</text:p>
          </table:table-cell>
          <table:table-cell office:value-type="float" office:value="315.68" calcext:value-type="float">
            <text:p>315.68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6.93" calcext:value-type="float">
            <text:p>336.9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62.56" calcext:value-type="float">
            <text:p>362.5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7893333333333" calcext:value-type="float">
            <text:p>10.789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386094187387" calcext:value-type="float">
            <text:p>10.6386094187387</text:p>
          </table:table-cell>
          <table:table-cell office:value-type="float" office:value="368.365404385531" calcext:value-type="float">
            <text:p>368.36540438553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7.09" calcext:value-type="float">
            <text:p>367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497598660739" calcext:value-type="float">
            <text:p>11.3497598660739</text:p>
          </table:table-cell>
          <table:table-cell office:value-type="float" office:value="368.544811460563" calcext:value-type="float">
            <text:p>368.54481146056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55.18" calcext:value-type="float">
            <text:p>355.1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41.62" calcext:value-type="float">
            <text:p>341.62</text:p>
          </table:table-cell>
          <table:table-cell office:value-type="float" office:value="12.6395891651573" calcext:value-type="float">
            <text:p>12.6395891651573</text:p>
          </table:table-cell>
          <table:table-cell office:value-type="float" office:value="368.269473626433" calcext:value-type="float">
            <text:p>368.26947362643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75" calcext:value-type="float">
            <text:p>19.475</text:p>
          </table:table-cell>
          <table:table-cell office:value-type="float" office:value="128.320000000002" calcext:value-type="float">
            <text:p>128.320000000002</text:p>
          </table:table-cell>
          <table:table-cell office:value-type="float" office:value="17.3" calcext:value-type="float">
            <text:p>17.3</text:p>
          </table:table-cell>
          <table:table-cell office:value-type="float" office:value="118.91" calcext:value-type="float">
            <text:p>118.91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59.99" calcext:value-type="float">
            <text:p>35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143.486666666667" calcext:value-type="float">
            <text:p>143.486666666667</text:p>
          </table:table-cell>
          <table:table-cell office:value-type="float" office:value="17.5740984686317" calcext:value-type="float">
            <text:p>17.5740984686317</text:p>
          </table:table-cell>
          <table:table-cell office:value-type="float" office:value="368.339606454801" calcext:value-type="float">
            <text:p>368.339606454801</text:p>
          </table:table-cell>
          <table:table-cell office:value-type="float" office:value="18.4333333333333" calcext:value-type="float">
            <text:p>18.4333333333333</text:p>
          </table:table-cell>
          <table:table-cell office:value-type="float" office:value="166.833333333334" calcext:value-type="float">
            <text:p>166.833333333334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4.175" calcext:value-type="float">
            <text:p>14.175</text:p>
          </table:table-cell>
          <table:table-cell office:value-type="float" office:value="360.64" calcext:value-type="float">
            <text:p>36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12.1" calcext:value-type="float">
            <text:p>112.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4.7583333333333" calcext:value-type="float">
            <text:p>14.7583333333333</text:p>
          </table:table-cell>
          <table:table-cell office:value-type="float" office:value="341.74" calcext:value-type="float">
            <text:p>341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53.54" calcext:value-type="float">
            <text:p>353.5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20.0899075141336" calcext:value-type="float">
            <text:p>20.0899075141336</text:p>
          </table:table-cell>
          <table:table-cell office:value-type="float" office:value="368.332504528239" calcext:value-type="float">
            <text:p>368.33250452823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7.99" calcext:value-type="float">
            <text:p>337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62.24" calcext:value-type="float">
            <text:p>362.24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67.11" calcext:value-type="float">
            <text:p>267.1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3.532500000001" calcext:value-type="float">
            <text:p>113.532500000001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75" calcext:value-type="float">
            <text:p>20.475</text:p>
          </table:table-cell>
          <table:table-cell office:value-type="float" office:value="125.33" calcext:value-type="float">
            <text:p>125.33</text:p>
          </table:table-cell>
          <table:table-cell office:value-type="float" office:value="20.4416666666667" calcext:value-type="float">
            <text:p>20.4416666666667</text:p>
          </table:table-cell>
          <table:table-cell office:value-type="float" office:value="362.66" calcext:value-type="float">
            <text:p>362.6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33333333" calcext:value-type="float">
            <text:p>15.0333333333333</text:p>
          </table:table-cell>
          <table:table-cell office:value-type="float" office:value="318.82" calcext:value-type="float">
            <text:p>318.8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0333333333333" calcext:value-type="float">
            <text:p>16.0333333333333</text:p>
          </table:table-cell>
          <table:table-cell office:value-type="float" office:value="343.07" calcext:value-type="float">
            <text:p>34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693333333333" calcext:value-type="float">
            <text:p>274.6933333333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3466683132993" calcext:value-type="float">
            <text:p>21.3466683132993</text:p>
          </table:table-cell>
          <table:table-cell office:value-type="float" office:value="368.333998435698" calcext:value-type="float">
            <text:p>368.333998435698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132.913333333333" calcext:value-type="float">
            <text:p>132.913333333333</text:p>
          </table:table-cell>
          <table:table-cell office:value-type="float" office:value="20.6396666666667" calcext:value-type="float">
            <text:p>20.6396666666667</text:p>
          </table:table-cell>
          <table:table-cell office:value-type="float" office:value="368.6" calcext:value-type="float">
            <text:p>368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879795817553" calcext:value-type="float">
            <text:p>15.0879795817553</text:p>
          </table:table-cell>
          <table:table-cell office:value-type="float" office:value="368.548086063998" calcext:value-type="float">
            <text:p>368.548086063998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75" calcext:value-type="float">
            <text:p>16.7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854" calcext:value-type="float">
            <text:p>21.854</text:p>
          </table:table-cell>
          <table:table-cell office:value-type="float" office:value="368.6" calcext:value-type="float">
            <text:p>368.6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8.76" calcext:value-type="float">
            <text:p>358.76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26.36" calcext:value-type="float">
            <text:p>326.36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46.91" calcext:value-type="float">
            <text:p>246.9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12.33" calcext:value-type="float">
            <text:p>312.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463691750371" calcext:value-type="float">
            <text:p>18.8463691750371</text:p>
          </table:table-cell>
          <table:table-cell office:value-type="float" office:value="368.555949283715" calcext:value-type="float">
            <text:p>368.555949283715</text:p>
          </table:table-cell>
          <table:table-cell office:value-type="float" office:value="19.6252524836709" calcext:value-type="float">
            <text:p>19.6252524836709</text:p>
          </table:table-cell>
          <table:table-cell office:value-type="float" office:value="368.473093473847" calcext:value-type="float">
            <text:p>368.473093473847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3201040122949" calcext:value-type="float">
            <text:p>20.3201040122949</text:p>
          </table:table-cell>
          <table:table-cell office:value-type="float" office:value="368.541317854986" calcext:value-type="float">
            <text:p>368.5413178549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212.29" calcext:value-type="float">
            <text:p>212.2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9549234315824" calcext:value-type="float">
            <text:p>21.9549234315824</text:p>
          </table:table-cell>
          <table:table-cell office:value-type="float" office:value="368.436989406663" calcext:value-type="float">
            <text:p>368.436989406663</text:p>
          </table:table-cell>
          <table:table-cell office:value-type="float" office:value="22.3" calcext:value-type="float">
            <text:p>22.3</text:p>
          </table:table-cell>
          <table:table-cell office:value-type="float" office:value="351.79" calcext:value-type="float">
            <text:p>351.7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3" calcext:value-type="float">
            <text:p>22.3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37.61" calcext:value-type="float">
            <text:p>337.61</text:p>
          </table:table-cell>
          <table:table-cell office:value-type="float" office:value="22.325" calcext:value-type="float">
            <text:p>22.325</text:p>
          </table:table-cell>
          <table:table-cell office:value-type="float" office:value="332.36" calcext:value-type="float">
            <text:p>332.3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58.67" calcext:value-type="float">
            <text:p>358.6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41.86" calcext:value-type="float">
            <text:p>341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4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13599" calcext:value-type="float">
            <text:p>0.0003113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71345" calcext:value-type="float">
            <text:p>0.000688713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946645" calcext:value-type="float">
            <text:p>0.0006394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78204" calcext:value-type="float">
            <text:p>0.000477782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828688" calcext:value-type="float">
            <text:p>0.00058286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570374" calcext:value-type="float">
            <text:p>0.000735703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38379" calcext:value-type="float">
            <text:p>0.0000538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8113277" calcext:value-type="float">
            <text:p>0.00048113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83351136" calcext:value-type="float">
            <text:p>0.000000833511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45829243" calcext:value-type="float">
            <text:p>0.00045829243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8495607" calcext:value-type="float">
            <text:p>0.00084956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3243" calcext:value-type="float">
            <text:p>0.0007623243</text:p>
          </table:table-cell>
          <table:table-cell office:value-type="float" office:value="349.3119" calcext:value-type="float">
            <text:p>349.3119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14873" calcext:value-type="float">
            <text:p>0.000621148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68738183" calcext:value-type="float">
            <text:p>0.000687381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858241" calcext:value-type="float">
            <text:p>0.0008858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89934" calcext:value-type="float">
            <text:p>0.0007389934</text:p>
          </table:table-cell>
          <table:table-cell office:value-type="float" office:value="349.22055" calcext:value-type="float">
            <text:p>349.2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9099891" calcext:value-type="float">
            <text:p>0.000909989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8701025" calcext:value-type="float">
            <text:p>0.00028701025</text:p>
          </table:table-cell>
          <table:table-cell office:value-type="float" office:value="349.20856" calcext:value-type="float">
            <text:p>349.2085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952" calcext:value-type="float">
            <text:p>5.333952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1903" calcext:value-type="float">
            <text:p>5.0001903</text:p>
          </table:table-cell>
          <table:table-cell office:value-type="float" office:value="187.20438" calcext:value-type="float">
            <text:p>187.20438</text:p>
          </table:table-cell>
          <table:table-cell office:value-type="float" office:value="5.333453" calcext:value-type="float">
            <text:p>5.33345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058218" calcext:value-type="float">
            <text:p>10.058218</text:p>
          </table:table-cell>
          <table:table-cell office:value-type="float" office:value="187.31189" calcext:value-type="float">
            <text:p>187.31189</text:p>
          </table:table-cell>
          <table:table-cell office:value-type="float" office:value="9.885215" calcext:value-type="float">
            <text:p>9.88521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8291554" calcext:value-type="float">
            <text:p>5.829155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1601715" calcext:value-type="float">
            <text:p>10.160171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9725" calcext:value-type="float">
            <text:p>5.3339725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419995" calcext:value-type="float">
            <text:p>5.41999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246078" calcext:value-type="float">
            <text:p>5.9246078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595016" calcext:value-type="float">
            <text:p>6.059501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2627" calcext:value-type="float">
            <text:p>5.000262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79" calcext:value-type="float">
            <text:p>5.33377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0085" calcext:value-type="float">
            <text:p>6.00008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709512" calcext:value-type="float">
            <text:p>5.70951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584339" calcext:value-type="float">
            <text:p>15.58433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364574" calcext:value-type="float">
            <text:p>21.364574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342" calcext:value-type="float">
            <text:p>5.333534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968" calcext:value-type="float">
            <text:p>5.66696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123" calcext:value-type="float">
            <text:p>5.334123</text:p>
          </table:table-cell>
          <table:table-cell office:value-type="float" office:value="177.46686" calcext:value-type="float">
            <text:p>177.4668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9794" calcext:value-type="float">
            <text:p>5.0009794</text:p>
          </table:table-cell>
          <table:table-cell office:value-type="float" office:value="187.92326" calcext:value-type="float">
            <text:p>187.92326</text:p>
          </table:table-cell>
          <table:table-cell office:value-type="float" office:value="5.3340993" calcext:value-type="float">
            <text:p>5.3340993</text:p>
          </table:table-cell>
          <table:table-cell office:value-type="float" office:value="176.98854" calcext:value-type="float">
            <text:p>176.9885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07496" calcext:value-type="float">
            <text:p>10.107496</text:p>
          </table:table-cell>
          <table:table-cell office:value-type="float" office:value="188.79024" calcext:value-type="float">
            <text:p>188.79024</text:p>
          </table:table-cell>
          <table:table-cell office:value-type="float" office:value="9.932408" calcext:value-type="float">
            <text:p>9.932408</text:p>
          </table:table-cell>
          <table:table-cell office:value-type="float" office:value="177.81577" calcext:value-type="float">
            <text:p>177.81577</text:p>
          </table:table-cell>
          <table:table-cell office:value-type="float" office:value="5.9633784" calcext:value-type="float">
            <text:p>5.9633784</text:p>
          </table:table-cell>
          <table:table-cell office:value-type="float" office:value="169.65666" calcext:value-type="float">
            <text:p>169.65666</text:p>
          </table:table-cell>
          <table:table-cell office:value-type="float" office:value="10.428581" calcext:value-type="float">
            <text:p>10.428581</text:p>
          </table:table-cell>
          <table:table-cell office:value-type="float" office:value="162.85226" calcext:value-type="float">
            <text:p>162.8522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294" calcext:value-type="float">
            <text:p>5.334294</text:p>
          </table:table-cell>
          <table:table-cell office:value-type="float" office:value="177.60368" calcext:value-type="float">
            <text:p>177.6036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5460477" calcext:value-type="float">
            <text:p>5.5460477</text:p>
          </table:table-cell>
          <table:table-cell office:value-type="float" office:value="180.21155" calcext:value-type="float">
            <text:p>180.21155</text:p>
          </table:table-cell>
          <table:table-cell office:value-type="float" office:value="5.9309516" calcext:value-type="float">
            <text:p>5.9309516</text:p>
          </table:table-cell>
          <table:table-cell office:value-type="float" office:value="172.28984" calcext:value-type="float">
            <text:p>172.28984</text:p>
          </table:table-cell>
          <table:table-cell office:value-type="float" office:value="6.3154984" calcext:value-type="float">
            <text:p>6.3154984</text:p>
          </table:table-cell>
          <table:table-cell office:value-type="float" office:value="162.47987" calcext:value-type="float">
            <text:p>162.47987</text:p>
          </table:table-cell>
          <table:table-cell office:value-type="float" office:value="5.000367" calcext:value-type="float">
            <text:p>5.000367</text:p>
          </table:table-cell>
          <table:table-cell office:value-type="float" office:value="187.2951" calcext:value-type="float">
            <text:p>187.2951</text:p>
          </table:table-cell>
          <table:table-cell office:value-type="float" office:value="5.334161" calcext:value-type="float">
            <text:p>5.334161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54086" calcext:value-type="float">
            <text:p>166.54086</text:p>
          </table:table-cell>
          <table:table-cell office:value-type="float" office:value="6.000909" calcext:value-type="float">
            <text:p>6.000909</text:p>
          </table:table-cell>
          <table:table-cell office:value-type="float" office:value="154.82469" calcext:value-type="float">
            <text:p>154.82469</text:p>
          </table:table-cell>
          <table:table-cell office:value-type="float" office:value="9.25" calcext:value-type="float">
            <text:p>9.2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7.591303" calcext:value-type="float">
            <text:p>7.59130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816624" calcext:value-type="float">
            <text:p>15.816624</text:p>
          </table:table-cell>
          <table:table-cell office:value-type="float" office:value="388" calcext:value-type="float">
            <text:p>388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60566" calcext:value-type="float">
            <text:p>21.6056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13" calcext:value-type="float">
            <text:p>5.33413</text:p>
          </table:table-cell>
          <table:table-cell office:value-type="float" office:value="176.41783" calcext:value-type="float">
            <text:p>176.41783</text:p>
          </table:table-cell>
          <table:table-cell office:value-type="float" office:value="5.6676326" calcext:value-type="float">
            <text:p>5.6676326</text:p>
          </table:table-cell>
          <table:table-cell office:value-type="float" office:value="165.61992" calcext:value-type="float">
            <text:p>165.61992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6.35" calcext:value-type="float">
            <text:p>6.35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7.888366" calcext:value-type="float">
            <text:p>7.888366</text:p>
          </table:table-cell>
          <table:table-cell office:value-type="float" office:value="177.66327" calcext:value-type="float">
            <text:p>177.66327</text:p>
          </table:table-cell>
          <table:table-cell office:value-type="float" office:value="8.870055" calcext:value-type="float">
            <text:p>8.870055</text:p>
          </table:table-cell>
          <table:table-cell office:value-type="float" office:value="166.72855" calcext:value-type="float">
            <text:p>166.72855</text:p>
          </table:table-cell>
          <table:table-cell office:value-type="float" office:value="8.068648" calcext:value-type="float">
            <text:p>8.068648</text:p>
          </table:table-cell>
          <table:table-cell office:value-type="float" office:value="155.36998" calcext:value-type="float">
            <text:p>155.36998</text:p>
          </table:table-cell>
          <table:table-cell office:value-type="float" office:value="6.6740665" calcext:value-type="float">
            <text:p>6.6740665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2.0431" calcext:value-type="float">
            <text:p>12.0431</text:p>
          </table:table-cell>
          <table:table-cell office:value-type="float" office:value="173.40022" calcext:value-type="float">
            <text:p>173.40022</text:p>
          </table:table-cell>
          <table:table-cell office:value-type="float" office:value="11.148913" calcext:value-type="float">
            <text:p>11.148913</text:p>
          </table:table-cell>
          <table:table-cell office:value-type="float" office:value="162.42578" calcext:value-type="float">
            <text:p>162.42578</text:p>
          </table:table-cell>
          <table:table-cell office:value-type="float" office:value="11.35" calcext:value-type="float">
            <text:p>11.35</text:p>
          </table:table-cell>
          <table:table-cell office:value-type="float" office:value="154.26665" calcext:value-type="float">
            <text:p>154.26665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495801" calcext:value-type="float">
            <text:p>7.495801</text:p>
          </table:table-cell>
          <table:table-cell office:value-type="float" office:value="133.46997" calcext:value-type="float">
            <text:p>133.46997</text:p>
          </table:table-cell>
          <table:table-cell office:value-type="float" office:value="6.991667" calcext:value-type="float">
            <text:p>6.991667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402622" calcext:value-type="float">
            <text:p>8.402622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8.779992" calcext:value-type="float">
            <text:p>8.779992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6.0012207" calcext:value-type="float">
            <text:p>6.0012207</text:p>
          </table:table-cell>
          <table:table-cell office:value-type="float" office:value="173.18054" calcext:value-type="float">
            <text:p>173.18054</text:p>
          </table:table-cell>
          <table:table-cell office:value-type="float" office:value="6.3014045" calcext:value-type="float">
            <text:p>6.3014045</text:p>
          </table:table-cell>
          <table:table-cell office:value-type="float" office:value="166.17154" calcext:value-type="float">
            <text:p>166.17154</text:p>
          </table:table-cell>
          <table:table-cell office:value-type="float" office:value="6.475" calcext:value-type="float">
            <text:p>6.475</text:p>
          </table:table-cell>
          <table:table-cell office:value-type="float" office:value="158.24983" calcext:value-type="float">
            <text:p>158.24983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225" calcext:value-type="float">
            <text:p>5.225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1062064" calcext:value-type="float">
            <text:p>6.1062064</text:p>
          </table:table-cell>
          <table:table-cell office:value-type="float" office:value="159.25085" calcext:value-type="float">
            <text:p>159.25085</text:p>
          </table:table-cell>
          <table:table-cell office:value-type="float" office:value="6.54151" calcext:value-type="float">
            <text:p>6.54151</text:p>
          </table:table-cell>
          <table:table-cell office:value-type="float" office:value="147.5347" calcext:value-type="float">
            <text:p>147.5347</text:p>
          </table:table-cell>
          <table:table-cell office:value-type="float" office:value="10.623357" calcext:value-type="float">
            <text:p>10.623357</text:p>
          </table:table-cell>
          <table:table-cell office:value-type="float" office:value="172.45093" calcext:value-type="float">
            <text:p>172.45093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0.4" calcext:value-type="float">
            <text:p>10.4</text:p>
          </table:table-cell>
          <table:table-cell office:value-type="float" office:value="149.97" calcext:value-type="float">
            <text:p>149.97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854" calcext:value-type="float">
            <text:p>139.148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" calcext:value-type="float">
            <text:p>23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" calcext:value-type="float">
            <text:p>23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6.55" calcext:value-type="float">
            <text:p>6.55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8935018" calcext:value-type="float">
            <text:p>7.8935018</text:p>
          </table:table-cell>
          <table:table-cell office:value-type="float" office:value="115.39991" calcext:value-type="float">
            <text:p>115.39991</text:p>
          </table:table-cell>
          <table:table-cell office:value-type="float" office:value="7.938546" calcext:value-type="float">
            <text:p>7.938546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8.119053" calcext:value-type="float">
            <text:p>8.119053</text:p>
          </table:table-cell>
          <table:table-cell office:value-type="float" office:value="387.80798" calcext:value-type="float">
            <text:p>387.80798</text:p>
          </table:table-cell>
          <table:table-cell office:value-type="float" office:value="9.112957" calcext:value-type="float">
            <text:p>9.112957</text:p>
          </table:table-cell>
          <table:table-cell office:value-type="float" office:value="388" calcext:value-type="float">
            <text:p>388</text:p>
          </table:table-cell>
          <table:table-cell office:value-type="float" office:value="8.323018" calcext:value-type="float">
            <text:p>8.323018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8475685" calcext:value-type="float">
            <text:p>6.8475685</text:p>
          </table:table-cell>
          <table:table-cell office:value-type="float" office:value="302.5916" calcext:value-type="float">
            <text:p>302.5916</text:p>
          </table:table-cell>
          <table:table-cell office:value-type="float" office:value="12.27824" calcext:value-type="float">
            <text:p>12.27824</text:p>
          </table:table-cell>
          <table:table-cell office:value-type="float" office:value="387.60037" calcext:value-type="float">
            <text:p>387.60037</text:p>
          </table:table-cell>
          <table:table-cell office:value-type="float" office:value="12.04845" calcext:value-type="float">
            <text:p>12.04845</text:p>
          </table:table-cell>
          <table:table-cell office:value-type="float" office:value="189.4119" calcext:value-type="float">
            <text:p>189.4119</text:p>
          </table:table-cell>
          <table:table-cell office:value-type="float" office:value="13.45" calcext:value-type="float">
            <text:p>13.45</text:p>
          </table:table-cell>
          <table:table-cell office:value-type="float" office:value="217.26663" calcext:value-type="float">
            <text:p>217.26663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9890385" calcext:value-type="float">
            <text:p>7.9890385</text:p>
          </table:table-cell>
          <table:table-cell office:value-type="float" office:value="148.26709" calcext:value-type="float">
            <text:p>148.26709</text:p>
          </table:table-cell>
          <table:table-cell office:value-type="float" office:value="9.45" calcext:value-type="float">
            <text:p>9.45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705711" calcext:value-type="float">
            <text:p>8.705711</text:p>
          </table:table-cell>
          <table:table-cell office:value-type="float" office:value="120.992676" calcext:value-type="float">
            <text:p>120.992676</text:p>
          </table:table-cell>
          <table:table-cell office:value-type="float" office:value="9.093972" calcext:value-type="float">
            <text:p>9.093972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1203694" calcext:value-type="float">
            <text:p>6.1203694</text:p>
          </table:table-cell>
          <table:table-cell office:value-type="float" office:value="281.71906" calcext:value-type="float">
            <text:p>281.71906</text:p>
          </table:table-cell>
          <table:table-cell office:value-type="float" office:value="6.5449176" calcext:value-type="float">
            <text:p>6.5449176</text:p>
          </table:table-cell>
          <table:table-cell office:value-type="float" office:value="173.47694" calcext:value-type="float">
            <text:p>173.47694</text:p>
          </table:table-cell>
          <table:table-cell office:value-type="float" office:value="7.025" calcext:value-type="float">
            <text:p>7.025</text:p>
          </table:table-cell>
          <table:table-cell office:value-type="float" office:value="174.74983" calcext:value-type="float">
            <text:p>174.74983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10507" calcext:value-type="float">
            <text:p>6.210507</text:p>
          </table:table-cell>
          <table:table-cell office:value-type="float" office:value="254.2634" calcext:value-type="float">
            <text:p>254.2634</text:p>
          </table:table-cell>
          <table:table-cell office:value-type="float" office:value="6.639801" calcext:value-type="float">
            <text:p>6.639801</text:p>
          </table:table-cell>
          <table:table-cell office:value-type="float" office:value="150.48343" calcext:value-type="float">
            <text:p>150.48343</text:p>
          </table:table-cell>
          <table:table-cell office:value-type="float" office:value="10.859977" calcext:value-type="float">
            <text:p>10.859977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7" calcext:value-type="float">
            <text:p>149.97</text:p>
          </table:table-cell>
          <table:table-cell office:value-type="float" office:value="12.75" calcext:value-type="float">
            <text:p>12.75</text:p>
          </table:table-cell>
          <table:table-cell office:value-type="float" office:value="199.64853" calcext:value-type="float">
            <text:p>199.6485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5.44043" calcext:value-type="float">
            <text:p>155.4404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61.97997" calcext:value-type="float">
            <text:p>161.97997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9084225" calcext:value-type="float">
            <text:p>7.9084225</text:p>
          </table:table-cell>
          <table:table-cell office:value-type="float" office:value="115.847534" calcext:value-type="float">
            <text:p>115.847534</text:p>
          </table:table-cell>
          <table:table-cell office:value-type="float" office:value="8.031171" calcext:value-type="float">
            <text:p>8.031171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28685" calcext:value-type="float">
            <text:p>141.28685</text:p>
          </table:table-cell>
          <table:table-cell office:value-type="float" office:value="9.502402" calcext:value-type="float">
            <text:p>9.502402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2342" calcext:value-type="float">
            <text:p>9.702342</text:p>
          </table:table-cell>
          <table:table-cell office:value-type="float" office:value="119.53092" calcext:value-type="float">
            <text:p>119.53092</text:p>
          </table:table-cell>
          <table:table-cell office:value-type="float" office:value="18.85172" calcext:value-type="float">
            <text:p>18.85172</text:p>
          </table:table-cell>
          <table:table-cell office:value-type="float" office:value="201.77797" calcext:value-type="float">
            <text:p>201.77797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462358" calcext:value-type="float">
            <text:p>21.462358</text:p>
          </table:table-cell>
          <table:table-cell office:value-type="float" office:value="201.05913" calcext:value-type="float">
            <text:p>201.05913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3.275" calcext:value-type="float">
            <text:p>13.275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096095" calcext:value-type="float">
            <text:p>14.096095</text:p>
          </table:table-cell>
          <table:table-cell office:value-type="float" office:value="173.48189" calcext:value-type="float">
            <text:p>173.48189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4.275" calcext:value-type="float">
            <text:p>14.275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6.989592" calcext:value-type="float">
            <text:p>16.989592</text:p>
          </table:table-cell>
          <table:table-cell office:value-type="float" office:value="106.05367" calcext:value-type="float">
            <text:p>106.0536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7.525108" calcext:value-type="float">
            <text:p>17.525108</text:p>
          </table:table-cell>
          <table:table-cell office:value-type="float" office:value="369.2691" calcext:value-type="float">
            <text:p>369.2691</text:p>
          </table:table-cell>
          <table:table-cell office:value-type="float" office:value="6.970783" calcext:value-type="float">
            <text:p>6.970783</text:p>
          </table:table-cell>
          <table:table-cell office:value-type="float" office:value="267.67905" calcext:value-type="float">
            <text:p>267.67905</text:p>
          </table:table-cell>
          <table:table-cell office:value-type="float" office:value="7.125" calcext:value-type="float">
            <text:p>7.12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8910174" calcext:value-type="float">
            <text:p>7.8910174</text:p>
          </table:table-cell>
          <table:table-cell office:value-type="float" office:value="134.39986" calcext:value-type="float">
            <text:p>134.39986</text:p>
          </table:table-cell>
          <table:table-cell office:value-type="float" office:value="6.53709" calcext:value-type="float">
            <text:p>6.53709</text:p>
          </table:table-cell>
          <table:table-cell office:value-type="float" office:value="164.07512" calcext:value-type="float">
            <text:p>164.07512</text:p>
          </table:table-cell>
          <table:table-cell office:value-type="float" office:value="6.779015" calcext:value-type="float">
            <text:p>6.779015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0530934" calcext:value-type="float">
            <text:p>7.0530934</text:p>
          </table:table-cell>
          <table:table-cell office:value-type="float" office:value="238.33339" calcext:value-type="float">
            <text:p>238.3333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4.55344" calcext:value-type="float">
            <text:p>134.5534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7459" calcext:value-type="float">
            <text:p>13.57459</text:p>
          </table:table-cell>
          <table:table-cell office:value-type="float" office:value="144.80995" calcext:value-type="float">
            <text:p>144.80995</text:p>
          </table:table-cell>
          <table:table-cell office:value-type="float" office:value="13.899328" calcext:value-type="float">
            <text:p>13.899328</text:p>
          </table:table-cell>
          <table:table-cell office:value-type="float" office:value="134.04" calcext:value-type="float">
            <text:p>134.04</text:p>
          </table:table-cell>
          <table:table-cell office:value-type="float" office:value="13.926992" calcext:value-type="float">
            <text:p>13.926992</text:p>
          </table:table-cell>
          <table:table-cell office:value-type="float" office:value="183.71852" calcext:value-type="float">
            <text:p>183.718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3.310425" calcext:value-type="float">
            <text:p>123.3104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533" calcext:value-type="float">
            <text:p>23.99533</text:p>
          </table:table-cell>
          <table:table-cell office:value-type="float" office:value="122.39995" calcext:value-type="float">
            <text:p>122.39995</text:p>
          </table:table-cell>
          <table:table-cell office:value-type="float" office:value="23.996378" calcext:value-type="float">
            <text:p>23.996378</text:p>
          </table:table-cell>
          <table:table-cell office:value-type="float" office:value="122.42998" calcext:value-type="float">
            <text:p>122.42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144709" calcext:value-type="float">
            <text:p>8.144709</text:p>
          </table:table-cell>
          <table:table-cell office:value-type="float" office:value="120.257835" calcext:value-type="float">
            <text:p>120.257835</text:p>
          </table:table-cell>
          <table:table-cell office:value-type="float" office:value="8.472362" calcext:value-type="float">
            <text:p>8.472362</text:p>
          </table:table-cell>
          <table:table-cell office:value-type="float" office:value="109.90753" calcext:value-type="float">
            <text:p>109.90753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204.53687" calcext:value-type="float">
            <text:p>204.53687</text:p>
          </table:table-cell>
          <table:table-cell office:value-type="float" office:value="10.65498" calcext:value-type="float">
            <text:p>10.65498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6223" calcext:value-type="float">
            <text:p>9.706223</text:p>
          </table:table-cell>
          <table:table-cell office:value-type="float" office:value="119.64734" calcext:value-type="float">
            <text:p>119.64734</text:p>
          </table:table-cell>
          <table:table-cell office:value-type="float" office:value="18.880621" calcext:value-type="float">
            <text:p>18.880621</text:p>
          </table:table-cell>
          <table:table-cell office:value-type="float" office:value="202.64497" calcext:value-type="float">
            <text:p>202.64497</text:p>
          </table:table-cell>
          <table:table-cell office:value-type="float" office:value="21.241667" calcext:value-type="float">
            <text:p>21.241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529297" calcext:value-type="float">
            <text:p>21.529297</text:p>
          </table:table-cell>
          <table:table-cell office:value-type="float" office:value="262.03665" calcext:value-type="float">
            <text:p>262.0366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839699" calcext:value-type="float">
            <text:p>14.839699</text:p>
          </table:table-cell>
          <table:table-cell office:value-type="float" office:value="195.79" calcext:value-type="float">
            <text:p>195.79</text:p>
          </table:table-cell>
          <table:table-cell office:value-type="float" office:value="16.475" calcext:value-type="float">
            <text:p>16.475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7.266645" calcext:value-type="float">
            <text:p>17.266645</text:p>
          </table:table-cell>
          <table:table-cell office:value-type="float" office:value="358.43515" calcext:value-type="float">
            <text:p>358.43515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8.149471" calcext:value-type="float">
            <text:p>18.149471</text:p>
          </table:table-cell>
          <table:table-cell office:value-type="float" office:value="388" calcext:value-type="float">
            <text:p>388</text:p>
          </table:table-cell>
          <table:table-cell office:value-type="float" office:value="7.0070653" calcext:value-type="float">
            <text:p>7.0070653</text:p>
          </table:table-cell>
          <table:table-cell office:value-type="float" office:value="300.7302" calcext:value-type="float">
            <text:p>300.7302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9107513" calcext:value-type="float">
            <text:p>7.9107513</text:p>
          </table:table-cell>
          <table:table-cell office:value-type="float" office:value="134.99188" calcext:value-type="float">
            <text:p>134.99188</text:p>
          </table:table-cell>
          <table:table-cell office:value-type="float" office:value="6.5545764" calcext:value-type="float">
            <text:p>6.5545764</text:p>
          </table:table-cell>
          <table:table-cell office:value-type="float" office:value="164.59973" calcext:value-type="float">
            <text:p>164.59973</text:p>
          </table:table-cell>
          <table:table-cell office:value-type="float" office:value="6.9798717" calcext:value-type="float">
            <text:p>6.9798717</text:p>
          </table:table-cell>
          <table:table-cell office:value-type="float" office:value="336.15036" calcext:value-type="float">
            <text:p>336.15036</text:p>
          </table:table-cell>
          <table:table-cell office:value-type="float" office:value="7.21739" calcext:value-type="float">
            <text:p>7.21739</text:p>
          </table:table-cell>
          <table:table-cell office:value-type="float" office:value="388" calcext:value-type="float">
            <text:p>38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53.30344" calcext:value-type="float">
            <text:p>153.3034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92076" calcext:value-type="float">
            <text:p>13.592076</text:p>
          </table:table-cell>
          <table:table-cell office:value-type="float" office:value="160.73994" calcext:value-type="float">
            <text:p>160.73994</text:p>
          </table:table-cell>
          <table:table-cell office:value-type="float" office:value="13.934006" calcext:value-type="float">
            <text:p>13.934006</text:p>
          </table:table-cell>
          <table:table-cell office:value-type="float" office:value="135.08034" calcext:value-type="float">
            <text:p>135.08034</text:p>
          </table:table-cell>
          <table:table-cell office:value-type="float" office:value="13.94448" calcext:value-type="float">
            <text:p>13.94448</text:p>
          </table:table-cell>
          <table:table-cell office:value-type="float" office:value="199.64851" calcext:value-type="float">
            <text:p>199.64851</text:p>
          </table:table-cell>
          <table:table-cell office:value-type="float" office:value="24" calcext:value-type="float">
            <text:p>24</text:p>
          </table:table-cell>
          <table:table-cell office:value-type="float" office:value="123.560425" calcext:value-type="float">
            <text:p>123.560425</text:p>
          </table:table-cell>
          <table:table-cell office:value-type="float" office:value="24" calcext:value-type="float">
            <text:p>24</text:p>
          </table:table-cell>
          <table:table-cell office:value-type="float" office:value="334.25003" calcext:value-type="float">
            <text:p>334.25003</text:p>
          </table:table-cell>
          <table:table-cell office:value-type="float" office:value="23.9962" calcext:value-type="float">
            <text:p>23.9962</text:p>
          </table:table-cell>
          <table:table-cell office:value-type="float" office:value="123.192245" calcext:value-type="float">
            <text:p>123.192245</text:p>
          </table:table-cell>
          <table:table-cell office:value-type="float" office:value="23.99904" calcext:value-type="float">
            <text:p>23.99904</text:p>
          </table:table-cell>
          <table:table-cell office:value-type="float" office:value="124.85553" calcext:value-type="float">
            <text:p>124.85553</text:p>
          </table:table-cell>
          <table:table-cell office:value-type="float" office:value="8.35" calcext:value-type="float">
            <text:p>8.35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438624" calcext:value-type="float">
            <text:p>8.438624</text:p>
          </table:table-cell>
          <table:table-cell office:value-type="float" office:value="388" calcext:value-type="float">
            <text:p>388</text:p>
          </table:table-cell>
          <table:table-cell office:value-type="float" office:value="8.777638" calcext:value-type="float">
            <text:p>8.777638</text:p>
          </table:table-cell>
          <table:table-cell office:value-type="float" office:value="388" calcext:value-type="float">
            <text:p>388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.11687" calcext:value-type="float">
            <text:p>192.11687</text:p>
          </table:table-cell>
          <table:table-cell office:value-type="float" office:value="12.244534" calcext:value-type="float">
            <text:p>12.244534</text:p>
          </table:table-cell>
          <table:table-cell office:value-type="float" office:value="117.03" calcext:value-type="float">
            <text:p>117.03</text:p>
          </table:table-cell>
          <table:table-cell office:value-type="float" office:value="12.285941" calcext:value-type="float">
            <text:p>12.285941</text:p>
          </table:table-cell>
          <table:table-cell office:value-type="float" office:value="107.22734" calcext:value-type="float">
            <text:p>107.22734</text:p>
          </table:table-cell>
          <table:table-cell office:value-type="float" office:value="23" calcext:value-type="float">
            <text:p>23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021" calcext:value-type="float">
            <text:p>23.000021</text:p>
          </table:table-cell>
          <table:table-cell office:value-type="float" office:value="144.99998" calcext:value-type="float">
            <text:p>144.99998</text:p>
          </table:table-cell>
          <table:table-cell office:value-type="float" office:value="23.000553" calcext:value-type="float">
            <text:p>23.000553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" calcext:value-type="float">
            <text:p>23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30831" calcext:value-type="float">
            <text:p>17.230831</text:p>
          </table:table-cell>
          <table:table-cell office:value-type="float" office:value="359.52045" calcext:value-type="float">
            <text:p>359.5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83.64" calcext:value-type="float">
            <text:p>183.64</text:p>
          </table:table-cell>
          <table:table-cell office:value-type="float" office:value="18.113735" calcext:value-type="float">
            <text:p>18.113735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8.84346" calcext:value-type="float">
            <text:p>18.84346</text:p>
          </table:table-cell>
          <table:table-cell office:value-type="float" office:value="119.38227" calcext:value-type="float">
            <text:p>119.3822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11.27707" calcext:value-type="float">
            <text:p>111.2770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19.275" calcext:value-type="float">
            <text:p>19.275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0.96103" calcext:value-type="float">
            <text:p>20.96103</text:p>
          </table:table-cell>
          <table:table-cell office:value-type="float" office:value="368.83" calcext:value-type="float">
            <text:p>368.83</text:p>
          </table:table-cell>
          <table:table-cell office:value-type="float" office:value="7.881868" calcext:value-type="float">
            <text:p>7.881868</text:p>
          </table:table-cell>
          <table:table-cell office:value-type="float" office:value="289.1202" calcext:value-type="float">
            <text:p>289.120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661879" calcext:value-type="float">
            <text:p>8.661879</text:p>
          </table:table-cell>
          <table:table-cell office:value-type="float" office:value="149.09985" calcext:value-type="float">
            <text:p>149.09985</text:p>
          </table:table-cell>
          <table:table-cell office:value-type="float" office:value="9.074452" calcext:value-type="float">
            <text:p>9.074452</text:p>
          </table:table-cell>
          <table:table-cell office:value-type="float" office:value="123.381874" calcext:value-type="float">
            <text:p>123.381874</text:p>
          </table:table-cell>
          <table:table-cell office:value-type="float" office:value="7.8169036" calcext:value-type="float">
            <text:p>7.8169036</text:p>
          </table:table-cell>
          <table:table-cell office:value-type="float" office:value="152.98972" calcext:value-type="float">
            <text:p>152.98972</text:p>
          </table:table-cell>
          <table:table-cell office:value-type="float" office:value="7.5502043" calcext:value-type="float">
            <text:p>7.5502043</text:p>
          </table:table-cell>
          <table:table-cell office:value-type="float" office:value="324.54034" calcext:value-type="float">
            <text:p>324.54034</text:p>
          </table:table-cell>
          <table:table-cell office:value-type="float" office:value="8.009583" calcext:value-type="float">
            <text:p>8.009583</text:p>
          </table:table-cell>
          <table:table-cell office:value-type="float" office:value="376.39" calcext:value-type="float">
            <text:p>376.39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5.471666" calcext:value-type="float">
            <text:p>15.471666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5.35" calcext:value-type="float">
            <text:p>15.35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7.185184" calcext:value-type="float">
            <text:p>17.185184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289666" calcext:value-type="float">
            <text:p>9.289666</text:p>
          </table:table-cell>
          <table:table-cell office:value-type="float" office:value="372.88" calcext:value-type="float">
            <text:p>372.88</text:p>
          </table:table-cell>
          <table:table-cell office:value-type="float" office:value="10.222746" calcext:value-type="float">
            <text:p>10.222746</text:p>
          </table:table-cell>
          <table:table-cell office:value-type="float" office:value="372.87997" calcext:value-type="float">
            <text:p>372.87997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255.61687" calcext:value-type="float">
            <text:p>255.61687</text:p>
          </table:table-cell>
          <table:table-cell office:value-type="float" office:value="12.538799" calcext:value-type="float">
            <text:p>12.538799</text:p>
          </table:table-cell>
          <table:table-cell office:value-type="float" office:value="385.0913" calcext:value-type="float">
            <text:p>385.0913</text:p>
          </table:table-cell>
          <table:table-cell office:value-type="float" office:value="13.16406" calcext:value-type="float">
            <text:p>13.16406</text:p>
          </table:table-cell>
          <table:table-cell office:value-type="float" office:value="133.5709" calcext:value-type="float">
            <text:p>133.570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523" calcext:value-type="float">
            <text:p>23.000523</text:p>
          </table:table-cell>
          <table:table-cell office:value-type="float" office:value="145.45694" calcext:value-type="float">
            <text:p>145.45694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44167" calcext:value-type="float">
            <text:p>17.244167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8.625" calcext:value-type="float">
            <text:p>18.625</text:p>
          </table:table-cell>
          <table:table-cell office:value-type="float" office:value="246.89001" calcext:value-type="float">
            <text:p>246.89001</text:p>
          </table:table-cell>
          <table:table-cell office:value-type="float" office:value="18.858768" calcext:value-type="float">
            <text:p>18.858768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9.246485" calcext:value-type="float">
            <text:p>19.246485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156.77707" calcext:value-type="float">
            <text:p>156.7770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1.105207" calcext:value-type="float">
            <text:p>21.105207</text:p>
          </table:table-cell>
          <table:table-cell office:value-type="float" office:value="373.15533" calcext:value-type="float">
            <text:p>373.15533</text:p>
          </table:table-cell>
          <table:table-cell office:value-type="float" office:value="8.183826" calcext:value-type="float">
            <text:p>8.183826</text:p>
          </table:table-cell>
          <table:table-cell office:value-type="float" office:value="298.17896" calcext:value-type="float">
            <text:p>298.17896</text:p>
          </table:table-cell>
          <table:table-cell office:value-type="float" office:value="8.85" calcext:value-type="float">
            <text:p>8.85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924132" calcext:value-type="float">
            <text:p>8.924132</text:p>
          </table:table-cell>
          <table:table-cell office:value-type="float" office:value="156.96747" calcext:value-type="float">
            <text:p>156.96747</text:p>
          </table:table-cell>
          <table:table-cell office:value-type="float" office:value="9.3797245" calcext:value-type="float">
            <text:p>9.3797245</text:p>
          </table:table-cell>
          <table:table-cell office:value-type="float" office:value="132.54004" calcext:value-type="float">
            <text:p>132.54004</text:p>
          </table:table-cell>
          <table:table-cell office:value-type="float" office:value="7.975325" calcext:value-type="float">
            <text:p>7.975325</text:p>
          </table:table-cell>
          <table:table-cell office:value-type="float" office:value="297.3038" calcext:value-type="float">
            <text:p>297.3038</text:p>
          </table:table-cell>
          <table:table-cell office:value-type="float" office:value="7.5666585" calcext:value-type="float">
            <text:p>7.5666585</text:p>
          </table:table-cell>
          <table:table-cell office:value-type="float" office:value="339.52933" calcext:value-type="float">
            <text:p>339.52933</text:p>
          </table:table-cell>
          <table:table-cell office:value-type="float" office:value="8.396584" calcext:value-type="float">
            <text:p>8.396584</text:p>
          </table:table-cell>
          <table:table-cell office:value-type="float" office:value="388" calcext:value-type="float">
            <text:p>388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6.461666" calcext:value-type="float">
            <text:p>16.461666</text:p>
          </table:table-cell>
          <table:table-cell office:value-type="float" office:value="388" calcext:value-type="float">
            <text:p>38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8.090857" calcext:value-type="float">
            <text:p>18.090857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793667" calcext:value-type="float">
            <text:p>9.793667</text:p>
          </table:table-cell>
          <table:table-cell office:value-type="float" office:value="388" calcext:value-type="float">
            <text:p>388</text:p>
          </table:table-cell>
          <table:table-cell office:value-type="float" office:value="10.225902" calcext:value-type="float">
            <text:p>10.225902</text:p>
          </table:table-cell>
          <table:table-cell office:value-type="float" office:value="372.97464" calcext:value-type="float">
            <text:p>372.97464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6.058062" calcext:value-type="float">
            <text:p>16.058062</text:p>
          </table:table-cell>
          <table:table-cell office:value-type="float" office:value="241.84686" calcext:value-type="float">
            <text:p>241.84686</text:p>
          </table:table-cell>
          <table:table-cell office:value-type="float" office:value="15.494282" calcext:value-type="float">
            <text:p>15.494282</text:p>
          </table:table-cell>
          <table:table-cell office:value-type="float" office:value="371.3213" calcext:value-type="float">
            <text:p>371.3213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49" calcext:value-type="float">
            <text:p>23.99349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19.05" calcext:value-type="float">
            <text:p>19.05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2686" calcext:value-type="float">
            <text:p>21.22686</text:p>
          </table:table-cell>
          <table:table-cell office:value-type="float" office:value="117.70297" calcext:value-type="float">
            <text:p>117.70297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1.878456" calcext:value-type="float">
            <text:p>21.878456</text:p>
          </table:table-cell>
          <table:table-cell office:value-type="float" office:value="319.8252" calcext:value-type="float">
            <text:p>319.8252</text:p>
          </table:table-cell>
          <table:table-cell office:value-type="float" office:value="21.681572" calcext:value-type="float">
            <text:p>21.681572</text:p>
          </table:table-cell>
          <table:table-cell office:value-type="float" office:value="64.56267" calcext:value-type="float">
            <text:p>64.56267</text:p>
          </table:table-cell>
          <table:table-cell office:value-type="float" office:value="21.725" calcext:value-type="float">
            <text:p>21.725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531392" calcext:value-type="float">
            <text:p>9.531392</text:p>
          </table:table-cell>
          <table:table-cell office:value-type="float" office:value="282.51895" calcext:value-type="float">
            <text:p>282.51895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9.914597" calcext:value-type="float">
            <text:p>9.914597</text:p>
          </table:table-cell>
          <table:table-cell office:value-type="float" office:value="141.30746" calcext:value-type="float">
            <text:p>141.30746</text:p>
          </table:table-cell>
          <table:table-cell office:value-type="float" office:value="10" calcext:value-type="float">
            <text:p>10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246666" calcext:value-type="float">
            <text:p>9.246666</text:p>
          </table:table-cell>
          <table:table-cell office:value-type="float" office:value="371.8" calcext:value-type="float">
            <text:p>371.8</text:p>
          </table:table-cell>
          <table:table-cell office:value-type="float" office:value="9.705915" calcext:value-type="float">
            <text:p>9.705915</text:p>
          </table:table-cell>
          <table:table-cell office:value-type="float" office:value="125.493454" calcext:value-type="float">
            <text:p>125.493454</text:p>
          </table:table-cell>
          <table:table-cell office:value-type="float" office:value="17.75" calcext:value-type="float">
            <text:p>17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8.982006" calcext:value-type="float">
            <text:p>18.982006</text:p>
          </table:table-cell>
          <table:table-cell office:value-type="float" office:value="130.76994" calcext:value-type="float">
            <text:p>130.76994</text:p>
          </table:table-cell>
          <table:table-cell office:value-type="float" office:value="19.261395" calcext:value-type="float">
            <text:p>19.261395</text:p>
          </table:table-cell>
          <table:table-cell office:value-type="float" office:value="105.11034" calcext:value-type="float">
            <text:p>105.11034</text:p>
          </table:table-cell>
          <table:table-cell office:value-type="float" office:value="18.75" calcext:value-type="float">
            <text:p>18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450676" calcext:value-type="float">
            <text:p>10.450676</text:p>
          </table:table-cell>
          <table:table-cell office:value-type="float" office:value="374.22998" calcext:value-type="float">
            <text:p>374.22998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359.20462" calcext:value-type="float">
            <text:p>359.20462</text:p>
          </table:table-cell>
          <table:table-cell office:value-type="float" office:value="11.72512" calcext:value-type="float">
            <text:p>11.72512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73177" calcext:value-type="float">
            <text:p>16.073177</text:p>
          </table:table-cell>
          <table:table-cell office:value-type="float" office:value="255.61688" calcext:value-type="float">
            <text:p>255.61688</text:p>
          </table:table-cell>
          <table:table-cell office:value-type="float" office:value="15.512591" calcext:value-type="float">
            <text:p>15.512591</text:p>
          </table:table-cell>
          <table:table-cell office:value-type="float" office:value="388" calcext:value-type="float">
            <text:p>388</text:p>
          </table:table-cell>
          <table:table-cell office:value-type="float" office:value="16.75" calcext:value-type="float">
            <text:p>16.75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4" calcext:value-type="float">
            <text:p>24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4" calcext:value-type="float">
            <text:p>24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4" calcext:value-type="float">
            <text:p>24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624" calcext:value-type="float">
            <text:p>23.993624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21.45" calcext:value-type="float">
            <text:p>21.45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4204" calcext:value-type="float">
            <text:p>21.24204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" calcext:value-type="float">
            <text:p>23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2.179876" calcext:value-type="float">
            <text:p>22.179876</text:p>
          </table:table-cell>
          <table:table-cell office:value-type="float" office:value="328.86774" calcext:value-type="float">
            <text:p>328.86774</text:p>
          </table:table-cell>
          <table:table-cell office:value-type="float" office:value="22.230772" calcext:value-type="float">
            <text:p>22.230772</text:p>
          </table:table-cell>
          <table:table-cell office:value-type="float" office:value="81.038666" calcext:value-type="float">
            <text:p>81.038666</text:p>
          </table:table-cell>
          <table:table-cell office:value-type="float" office:value="23" calcext:value-type="float">
            <text:p>23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647184" calcext:value-type="float">
            <text:p>9.647184</text:p>
          </table:table-cell>
          <table:table-cell office:value-type="float" office:value="388" calcext:value-type="float">
            <text:p>388</text:p>
          </table:table-cell>
          <table:table-cell office:value-type="float" office:value="10.1" calcext:value-type="float">
            <text:p>10.1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10.185404" calcext:value-type="float">
            <text:p>10.185404</text:p>
          </table:table-cell>
          <table:table-cell office:value-type="float" office:value="388" calcext:value-type="float">
            <text:p>388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9.55" calcext:value-type="float">
            <text:p>9.55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786667" calcext:value-type="float">
            <text:p>9.786667</text:p>
          </table:table-cell>
          <table:table-cell office:value-type="float" office:value="388" calcext:value-type="float">
            <text:p>388</text:p>
          </table:table-cell>
          <table:table-cell office:value-type="float" office:value="9.994084" calcext:value-type="float">
            <text:p>9.994084</text:p>
          </table:table-cell>
          <table:table-cell office:value-type="float" office:value="388" calcext:value-type="float">
            <text:p>388</text:p>
          </table:table-cell>
          <table:table-cell office:value-type="float" office:value="19.75" calcext:value-type="float">
            <text:p>19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9.837637" calcext:value-type="float">
            <text:p>19.837637</text:p>
          </table:table-cell>
          <table:table-cell office:value-type="float" office:value="156.43887" calcext:value-type="float">
            <text:p>156.43887</text:p>
          </table:table-cell>
          <table:table-cell office:value-type="float" office:value="19.571938" calcext:value-type="float">
            <text:p>19.571938</text:p>
          </table:table-cell>
          <table:table-cell office:value-type="float" office:value="388" calcext:value-type="float">
            <text:p>388</text:p>
          </table:table-cell>
          <table:table-cell office:value-type="float" office:value="20.75" calcext:value-type="float">
            <text:p>20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9096775" calcext:value-type="float">
            <text:p>10.9096775</text:p>
          </table:table-cell>
          <table:table-cell office:value-type="float" office:value="388" calcext:value-type="float">
            <text:p>388</text:p>
          </table:table-cell>
          <table:table-cell office:value-type="float" office:value="11.4" calcext:value-type="float">
            <text:p>11.4</text:p>
          </table:table-cell>
          <table:table-cell office:value-type="float" office:value="380.45462" calcext:value-type="float">
            <text:p>380.45462</text:p>
          </table:table-cell>
          <table:table-cell office:value-type="float" office:value="11.732311" calcext:value-type="float">
            <text:p>11.732311</text:p>
          </table:table-cell>
          <table:table-cell office:value-type="float" office:value="99.801254" calcext:value-type="float">
            <text:p>99.801254</text:p>
          </table:table-cell>
        </table:table-row>
        <table:table-row table:style-name="ro1">
          <table:table-cell office:value-type="float" office:value="17.315105" calcext:value-type="float">
            <text:p>17.315105</text:p>
          </table:table-cell>
          <table:table-cell office:value-type="float" office:value="241.84691" calcext:value-type="float">
            <text:p>241.84691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50774" calcext:value-type="float">
            <text:p>18.250774</text:p>
          </table:table-cell>
          <table:table-cell office:value-type="float" office:value="106.03096" calcext:value-type="float">
            <text:p>106.030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05432" calcext:value-type="float">
            <text:p>21.505432</text:p>
          </table:table-cell>
          <table:table-cell office:value-type="float" office:value="224.75005" calcext:value-type="float">
            <text:p>224.75005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01199" calcext:value-type="float">
            <text:p>22.201199</text:p>
          </table:table-cell>
          <table:table-cell office:value-type="float" office:value="123.16229" calcext:value-type="float">
            <text:p>123.16229</text:p>
          </table:table-cell>
          <table:table-cell office:value-type="float" office:value="23.99523" calcext:value-type="float">
            <text:p>23.99523</text:p>
          </table:table-cell>
          <table:table-cell office:value-type="float" office:value="105.20705" calcext:value-type="float">
            <text:p>105.207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712547" calcext:value-type="float">
            <text:p>13.71254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034023" calcext:value-type="float">
            <text:p>15.03402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70185" calcext:value-type="float">
            <text:p>9.870185</text:p>
          </table:table-cell>
          <table:table-cell office:value-type="float" office:value="264.63376" calcext:value-type="float">
            <text:p>264.63376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0.725" calcext:value-type="float">
            <text:p>10.725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33813" calcext:value-type="float">
            <text:p>21.333813</text:p>
          </table:table-cell>
          <table:table-cell office:value-type="float" office:value="373.68997" calcext:value-type="float">
            <text:p>373.68997</text:p>
          </table:table-cell>
          <table:table-cell office:value-type="float" office:value="21.48787" calcext:value-type="float">
            <text:p>21.48787</text:p>
          </table:table-cell>
          <table:table-cell office:value-type="float" office:value="155.36848" calcext:value-type="float">
            <text:p>155.368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1.627666" calcext:value-type="float">
            <text:p>11.627666</text:p>
          </table:table-cell>
          <table:table-cell office:value-type="float" office:value="369.91" calcext:value-type="float">
            <text:p>369.9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7.330223" calcext:value-type="float">
            <text:p>17.330223</text:p>
          </table:table-cell>
          <table:table-cell office:value-type="float" office:value="255.6169" calcext:value-type="float">
            <text:p>255.6169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65892" calcext:value-type="float">
            <text:p>18.265892</text:p>
          </table:table-cell>
          <table:table-cell office:value-type="float" office:value="119.80095" calcext:value-type="float">
            <text:p>119.800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36234" calcext:value-type="float">
            <text:p>21.536234</text:p>
          </table:table-cell>
          <table:table-cell office:value-type="float" office:value="252.81041" calcext:value-type="float">
            <text:p>252.81041</text:p>
          </table:table-cell>
          <table:table-cell office:value-type="float" office:value="22" calcext:value-type="float">
            <text:p>22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10388" calcext:value-type="float">
            <text:p>22.210388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.996193" calcext:value-type="float">
            <text:p>23.996193</text:p>
          </table:table-cell>
          <table:table-cell office:value-type="float" office:value="105.23595" calcext:value-type="float">
            <text:p>105.23595</text:p>
          </table:table-cell>
          <table:table-cell office:value-type="float" office:value="24" calcext:value-type="float">
            <text:p>24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4" calcext:value-type="float">
            <text:p>24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4" calcext:value-type="float">
            <text:p>24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87912" calcext:value-type="float">
            <text:p>13.87912</text:p>
          </table:table-cell>
          <table:table-cell office:value-type="float" office:value="377.0672" calcext:value-type="float">
            <text:p>377.0672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565022" calcext:value-type="float">
            <text:p>15.565022</text:p>
          </table:table-cell>
          <table:table-cell office:value-type="float" office:value="388" calcext:value-type="float">
            <text:p>388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88265" calcext:value-type="float">
            <text:p>9.888265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10.75" calcext:value-type="float">
            <text:p>10.75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1.491667" calcext:value-type="float">
            <text:p>21.491667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49522" calcext:value-type="float">
            <text:p>21.349522</text:p>
          </table:table-cell>
          <table:table-cell office:value-type="float" office:value="388" calcext:value-type="float">
            <text:p>388</text:p>
          </table:table-cell>
          <table:table-cell office:value-type="float" office:value="21.700636" calcext:value-type="float">
            <text:p>21.700636</text:p>
          </table:table-cell>
          <table:table-cell office:value-type="float" office:value="161.75148" calcext:value-type="float">
            <text:p>161.751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2.230667" calcext:value-type="float">
            <text:p>12.230667</text:p>
          </table:table-cell>
          <table:table-cell office:value-type="float" office:value="388" calcext:value-type="float">
            <text:p>388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9" calcext:value-type="float">
            <text:p>12.9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19.35" calcext:value-type="float">
            <text:p>19.35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0.68285" calcext:value-type="float">
            <text:p>20.68285</text:p>
          </table:table-cell>
          <table:table-cell office:value-type="float" office:value="108.730995" calcext:value-type="float">
            <text:p>108.730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559" calcext:value-type="float">
            <text:p>23.000559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" calcext:value-type="float">
            <text:p>23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" calcext:value-type="float">
            <text:p>23</text:p>
          </table:table-cell>
          <table:table-cell office:value-type="float" office:value="109.932304" calcext:value-type="float">
            <text:p>109.9323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470346" calcext:value-type="float">
            <text:p>18.470346</text:p>
          </table:table-cell>
          <table:table-cell office:value-type="float" office:value="100.30698" calcext:value-type="float">
            <text:p>100.30698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20417" calcext:value-type="float">
            <text:p>19.320417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74079" calcext:value-type="float">
            <text:p>17.874079</text:p>
          </table:table-cell>
          <table:table-cell office:value-type="float" office:value="58.083817" calcext:value-type="float">
            <text:p>58.083817</text:p>
          </table:table-cell>
          <table:table-cell office:value-type="float" office:value="17.980406" calcext:value-type="float">
            <text:p>17.980406</text:p>
          </table:table-cell>
          <table:table-cell office:value-type="float" office:value="83.83931" calcext:value-type="float">
            <text:p>83.8393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" calcext:value-type="float">
            <text:p>23</text:p>
          </table:table-cell>
          <table:table-cell office:value-type="float" office:value="93.25891" calcext:value-type="float">
            <text:p>93.25891</text:p>
          </table:table-cell>
          <table:table-cell office:value-type="float" office:value="23" calcext:value-type="float">
            <text:p>23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105" calcext:value-type="float">
            <text:p>23.00010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89.35" calcext:value-type="float">
            <text:p>89.35</text:p>
          </table:table-cell>
          <table:table-cell office:value-type="float" office:value="13.164183" calcext:value-type="float">
            <text:p>13.164183</text:p>
          </table:table-cell>
          <table:table-cell office:value-type="float" office:value="368.29" calcext:value-type="float">
            <text:p>368.29</text:p>
          </table:table-cell>
          <table:table-cell office:value-type="float" office:value="13.362705" calcext:value-type="float">
            <text:p>13.362705</text:p>
          </table:table-cell>
          <table:table-cell office:value-type="float" office:value="342.6546" calcext:value-type="float">
            <text:p>342.6546</text:p>
          </table:table-cell>
          <table:table-cell office:value-type="float" office:value="13.913174" calcext:value-type="float">
            <text:p>13.913174</text:p>
          </table:table-cell>
          <table:table-cell office:value-type="float" office:value="62.001244" calcext:value-type="float">
            <text:p>62.00124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1.315645" calcext:value-type="float">
            <text:p>21.315645</text:p>
          </table:table-cell>
          <table:table-cell office:value-type="float" office:value="127.71486" calcext:value-type="float">
            <text:p>127.7148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89" calcext:value-type="float">
            <text:p>23.00089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9.96229" calcext:value-type="float">
            <text:p>109.962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719954" calcext:value-type="float">
            <text:p>18.719954</text:p>
          </table:table-cell>
          <table:table-cell office:value-type="float" office:value="107.79519" calcext:value-type="float">
            <text:p>107.7951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74596" calcext:value-type="float">
            <text:p>19.374596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88412" calcext:value-type="float">
            <text:p>17.888412</text:p>
          </table:table-cell>
          <table:table-cell office:value-type="float" office:value="71.14112" calcext:value-type="float">
            <text:p>71.14112</text:p>
          </table:table-cell>
          <table:table-cell office:value-type="float" office:value="18.230877" calcext:value-type="float">
            <text:p>18.230877</text:p>
          </table:table-cell>
          <table:table-cell office:value-type="float" office:value="312.00598" calcext:value-type="float">
            <text:p>312.005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9.1" calcext:value-type="float">
            <text:p>19.1</text:p>
          </table:table-cell>
          <table:table-cell office:value-type="float" office:value="172.51003" calcext:value-type="float">
            <text:p>172.51003</text:p>
          </table:table-cell>
          <table:table-cell office:value-type="float" office:value="23" calcext:value-type="float">
            <text:p>23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94.16936" calcext:value-type="float">
            <text:p>94.1693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635" calcext:value-type="float">
            <text:p>23.00063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109.350006" calcext:value-type="float">
            <text:p>109.350006</text:p>
          </table:table-cell>
          <table:table-cell office:value-type="float" office:value="13.185817" calcext:value-type="float">
            <text:p>13.185817</text:p>
          </table:table-cell>
          <table:table-cell office:value-type="float" office:value="388" calcext:value-type="float">
            <text:p>388</text:p>
          </table:table-cell>
          <table:table-cell office:value-type="float" office:value="13.653961" calcext:value-type="float">
            <text:p>13.653961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4.056072" calcext:value-type="float">
            <text:p>14.056072</text:p>
          </table:table-cell>
          <table:table-cell office:value-type="float" office:value="192.17468" calcext:value-type="float">
            <text:p>192.17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298" calcext:value-type="float">
            <text:p>23.000298</text:p>
          </table:table-cell>
          <table:table-cell office:value-type="float" office:value="313.20996" calcext:value-type="float">
            <text:p>313.20996</text:p>
          </table:table-cell>
          <table:table-cell office:value-type="float" office:value="23.000511" calcext:value-type="float">
            <text:p>23.000511</text:p>
          </table:table-cell>
          <table:table-cell office:value-type="float" office:value="88.564835" calcext:value-type="float">
            <text:p>88.5648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367" calcext:value-type="float">
            <text:p>23.998367</text:p>
          </table:table-cell>
          <table:table-cell office:value-type="float" office:value="177.48038" calcext:value-type="float">
            <text:p>177.4803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092" calcext:value-type="float">
            <text:p>23.999092</text:p>
          </table:table-cell>
          <table:table-cell office:value-type="float" office:value="77.83228" calcext:value-type="float">
            <text:p>77.8322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367764" calcext:value-type="float">
            <text:p>19.367764</text:p>
          </table:table-cell>
          <table:table-cell office:value-type="float" office:value="342.50717" calcext:value-type="float">
            <text:p>342.50717</text:p>
          </table:table-cell>
          <table:table-cell office:value-type="float" office:value="19.4" calcext:value-type="float">
            <text:p>19.4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18175" calcext:value-type="float">
            <text:p>20.518175</text:p>
          </table:table-cell>
          <table:table-cell office:value-type="float" office:value="66.389984" calcext:value-type="float">
            <text:p>66.389984</text:p>
          </table:table-cell>
          <table:table-cell office:value-type="float" office:value="18.776173" calcext:value-type="float">
            <text:p>18.776173</text:p>
          </table:table-cell>
          <table:table-cell office:value-type="float" office:value="56.831154" calcext:value-type="float">
            <text:p>56.831154</text:p>
          </table:table-cell>
          <table:table-cell office:value-type="float" office:value="18.875" calcext:value-type="float">
            <text:p>18.875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697615" calcext:value-type="float">
            <text:p>19.697615</text:p>
          </table:table-cell>
          <table:table-cell office:value-type="float" office:value="134.19994" calcext:value-type="float">
            <text:p>134.19994</text:p>
          </table:table-cell>
          <table:table-cell office:value-type="float" office:value="19.757553" calcext:value-type="float">
            <text:p>19.757553</text:p>
          </table:table-cell>
          <table:table-cell office:value-type="float" office:value="158.20006" calcext:value-type="float">
            <text:p>158.20006</text:p>
          </table:table-cell>
          <table:table-cell office:value-type="float" office:value="23.996166" calcext:value-type="float">
            <text:p>23.996166</text:p>
          </table:table-cell>
          <table:table-cell office:value-type="float" office:value="275.6799" calcext:value-type="float">
            <text:p>275.679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2.039352" calcext:value-type="float">
            <text:p>62.039352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317.80002" calcext:value-type="float">
            <text:p>317.8000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098731" calcext:value-type="float">
            <text:p>14.098731</text:p>
          </table:table-cell>
          <table:table-cell office:value-type="float" office:value="90.45001" calcext:value-type="float">
            <text:p>90.45001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369.1" calcext:value-type="float">
            <text:p>369.1</text:p>
          </table:table-cell>
          <table:table-cell office:value-type="float" office:value="14.425" calcext:value-type="float">
            <text:p>14.425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175319" calcext:value-type="float">
            <text:p>15.175319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313.21414" calcext:value-type="float">
            <text:p>313.21414</text:p>
          </table:table-cell>
          <table:table-cell office:value-type="float" office:value="23.00081" calcext:value-type="float">
            <text:p>23.00081</text:p>
          </table:table-cell>
          <table:table-cell office:value-type="float" office:value="88.57382" calcext:value-type="float">
            <text:p>88.573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77.4917" calcext:value-type="float">
            <text:p>177.4917</text:p>
          </table:table-cell>
          <table:table-cell office:value-type="float" office:value="24" calcext:value-type="float">
            <text:p>24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422" calcext:value-type="float">
            <text:p>23.999422</text:p>
          </table:table-cell>
          <table:table-cell office:value-type="float" office:value="78.13287" calcext:value-type="float">
            <text:p>78.132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15571" calcext:value-type="float">
            <text:p>19.415571</text:p>
          </table:table-cell>
          <table:table-cell office:value-type="float" office:value="386.0578" calcext:value-type="float">
            <text:p>386.0578</text:p>
          </table:table-cell>
          <table:table-cell office:value-type="float" office:value="20.05" calcext:value-type="float">
            <text:p>20.05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38628" calcext:value-type="float">
            <text:p>20.538628</text:p>
          </table:table-cell>
          <table:table-cell office:value-type="float" office:value="85.02002" calcext:value-type="float">
            <text:p>85.02002</text:p>
          </table:table-cell>
          <table:table-cell office:value-type="float" office:value="19.20022" calcext:value-type="float">
            <text:p>19.20022</text:p>
          </table:table-cell>
          <table:table-cell office:value-type="float" office:value="69.55258" calcext:value-type="float">
            <text:p>69.55258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713324" calcext:value-type="float">
            <text:p>19.713324</text:p>
          </table:table-cell>
          <table:table-cell office:value-type="float" office:value="134.6712" calcext:value-type="float">
            <text:p>134.6712</text:p>
          </table:table-cell>
          <table:table-cell office:value-type="float" office:value="19.953894" calcext:value-type="float">
            <text:p>19.953894</text:p>
          </table:table-cell>
          <table:table-cell office:value-type="float" office:value="164.09027" calcext:value-type="float">
            <text:p>164.09027</text:p>
          </table:table-cell>
          <table:table-cell office:value-type="float" office:value="23.996725" calcext:value-type="float">
            <text:p>23.996725</text:p>
          </table:table-cell>
          <table:table-cell office:value-type="float" office:value="276.189" calcext:value-type="float">
            <text:p>276.189</text:p>
          </table:table-cell>
          <table:table-cell office:value-type="float" office:value="24" calcext:value-type="float">
            <text:p>24</text:p>
          </table:table-cell>
          <table:table-cell office:value-type="float" office:value="69.630486" calcext:value-type="float">
            <text:p>69.630486</text:p>
          </table:table-cell>
          <table:table-cell office:value-type="float" office:value="23.999895" calcext:value-type="float">
            <text:p>23.999895</text:p>
          </table:table-cell>
          <table:table-cell office:value-type="float" office:value="323.46426" calcext:value-type="float">
            <text:p>323.46426</text:p>
          </table:table-cell>
          <table:table-cell office:value-type="float" office:value="24" calcext:value-type="float">
            <text:p>24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84605" calcext:value-type="float">
            <text:p>14.384605</text:p>
          </table:table-cell>
          <table:table-cell office:value-type="float" office:value="350.86728" calcext:value-type="float">
            <text:p>350.86728</text:p>
          </table:table-cell>
          <table:table-cell office:value-type="float" office:value="14.775" calcext:value-type="float">
            <text:p>14.775</text:p>
          </table:table-cell>
          <table:table-cell office:value-type="float" office:value="369.1" calcext:value-type="float">
            <text:p>369.1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231036" calcext:value-type="float">
            <text:p>15.231036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6.443817" calcext:value-type="float">
            <text:p>56.443817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92535" calcext:value-type="float">
            <text:p>20.192535</text:p>
          </table:table-cell>
          <table:table-cell office:value-type="float" office:value="374.71777" calcext:value-type="float">
            <text:p>374.71777</text:p>
          </table:table-cell>
          <table:table-cell office:value-type="float" office:value="20.4" calcext:value-type="float">
            <text:p>20.4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342.09995" calcext:value-type="float">
            <text:p>342.0999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66149" calcext:value-type="float">
            <text:p>20.066149</text:p>
          </table:table-cell>
          <table:table-cell office:value-type="float" office:value="291.75598" calcext:value-type="float">
            <text:p>291.75598</text:p>
          </table:table-cell>
          <table:table-cell office:value-type="float" office:value="20.153635" calcext:value-type="float">
            <text:p>20.153635</text:p>
          </table:table-cell>
          <table:table-cell office:value-type="float" office:value="128.73117" calcext:value-type="float">
            <text:p>128.73117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31.69727" calcext:value-type="float">
            <text:p>331.69727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167639" calcext:value-type="float">
            <text:p>16.167639</text:p>
          </table:table-cell>
          <table:table-cell office:value-type="float" office:value="313.3223" calcext:value-type="float">
            <text:p>313.3223</text:p>
          </table:table-cell>
          <table:table-cell office:value-type="float" office:value="16.54945" calcext:value-type="float">
            <text:p>16.54945</text:p>
          </table:table-cell>
          <table:table-cell office:value-type="float" office:value="154.1047" calcext:value-type="float">
            <text:p>154.1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4" calcext:value-type="float">
            <text:p>24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4" calcext:value-type="float">
            <text:p>24</text:p>
          </table:table-cell>
          <table:table-cell office:value-type="float" office:value="56.693813" calcext:value-type="float">
            <text:p>56.69381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29062" calcext:value-type="float">
            <text:p>20.429062</text:p>
          </table:table-cell>
          <table:table-cell office:value-type="float" office:value="381.81357" calcext:value-type="float">
            <text:p>381.81357</text:p>
          </table:table-cell>
          <table:table-cell office:value-type="float" office:value="20.8" calcext:value-type="float">
            <text:p>20.8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354.09995" calcext:value-type="float">
            <text:p>354.0999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73227" calcext:value-type="float">
            <text:p>20.073227</text:p>
          </table:table-cell>
          <table:table-cell office:value-type="float" office:value="298.20383" calcext:value-type="float">
            <text:p>298.20383</text:p>
          </table:table-cell>
          <table:table-cell office:value-type="float" office:value="20.391848" calcext:value-type="float">
            <text:p>20.391848</text:p>
          </table:table-cell>
          <table:table-cell office:value-type="float" office:value="345.73093" calcext:value-type="float">
            <text:p>345.7309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51.44727" calcext:value-type="float">
            <text:p>351.44727</text:p>
          </table:table-cell>
          <table:table-cell office:value-type="float" office:value="16.025" calcext:value-type="float">
            <text:p>16.025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20943" calcext:value-type="float">
            <text:p>16.20943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6.570492" calcext:value-type="float">
            <text:p>16.570492</text:p>
          </table:table-cell>
          <table:table-cell office:value-type="float" office:value="154.73602" calcext:value-type="float">
            <text:p>154.7360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1.762062" calcext:value-type="float">
            <text:p>21.762062</text:p>
          </table:table-cell>
          <table:table-cell office:value-type="float" office:value="75.93518" calcext:value-type="float">
            <text:p>75.93518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1.525" calcext:value-type="float">
            <text:p>21.525</text:p>
          </table:table-cell>
          <table:table-cell office:value-type="float" office:value="71.79004" calcext:value-type="float">
            <text:p>71.79004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0.2" calcext:value-type="float">
            <text:p>20.2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34274" calcext:value-type="float">
            <text:p>16.634274</text:p>
          </table:table-cell>
          <table:table-cell office:value-type="float" office:value="333.35727" calcext:value-type="float">
            <text:p>333.35727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7.25" calcext:value-type="float">
            <text:p>17.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2.042608" calcext:value-type="float">
            <text:p>22.042608</text:p>
          </table:table-cell>
          <table:table-cell office:value-type="float" office:value="84.35156" calcext:value-type="float">
            <text:p>84.35156</text:p>
          </table:table-cell>
          <table:table-cell office:value-type="float" office:value="23" calcext:value-type="float">
            <text:p>23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3" calcext:value-type="float">
            <text:p>23</text:p>
          </table:table-cell>
          <table:table-cell office:value-type="float" office:value="116.040054" calcext:value-type="float">
            <text:p>116.040054</text:p>
          </table:table-cell>
          <table:table-cell office:value-type="float" office:value="23" calcext:value-type="float">
            <text:p>23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3" calcext:value-type="float">
            <text:p>23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3" calcext:value-type="float">
            <text:p>2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3" calcext:value-type="float">
            <text:p>23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15254" calcext:value-type="float">
            <text:p>16.815254</text:p>
          </table:table-cell>
          <table:table-cell office:value-type="float" office:value="338.78668" calcext:value-type="float">
            <text:p>338.7866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8.025" calcext:value-type="float">
            <text:p>18.0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052" calcext:value-type="float">
            <text:p>23.995052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0799" calcext:value-type="float">
            <text:p>320.0799</text:p>
          </table:table-cell>
          <table:table-cell office:value-type="float" office:value="23.992434" calcext:value-type="float">
            <text:p>23.992434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254" calcext:value-type="float">
            <text:p>23.99254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298477" calcext:value-type="float">
            <text:p>18.298477</text:p>
          </table:table-cell>
          <table:table-cell office:value-type="float" office:value="315.63995" calcext:value-type="float">
            <text:p>315.63995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11538" calcext:value-type="float">
            <text:p>19.211538</text:p>
          </table:table-cell>
          <table:table-cell office:value-type="float" office:value="120.44606" calcext:value-type="float">
            <text:p>120.4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268" calcext:value-type="float">
            <text:p>23.995268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4" calcext:value-type="float">
            <text:p>24</text:p>
          </table:table-cell>
          <table:table-cell office:value-type="float" office:value="327.67102" calcext:value-type="float">
            <text:p>327.67102</text:p>
          </table:table-cell>
          <table:table-cell office:value-type="float" office:value="23.996008" calcext:value-type="float">
            <text:p>23.996008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4" calcext:value-type="float">
            <text:p>24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4" calcext:value-type="float">
            <text:p>24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3528" calcext:value-type="float">
            <text:p>23.993528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4" calcext:value-type="float">
            <text:p>24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353893" calcext:value-type="float">
            <text:p>18.353893</text:p>
          </table:table-cell>
          <table:table-cell office:value-type="float" office:value="317.30243" calcext:value-type="float">
            <text:p>317.30243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5867" calcext:value-type="float">
            <text:p>19.25867</text:p>
          </table:table-cell>
          <table:table-cell office:value-type="float" office:value="121.86003" calcext:value-type="float">
            <text:p>121.86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11694" calcext:value-type="float">
            <text:p>19.511694</text:p>
          </table:table-cell>
          <table:table-cell office:value-type="float" office:value="301.10242" calcext:value-type="float">
            <text:p>301.10242</text:p>
          </table:table-cell>
          <table:table-cell office:value-type="float" office:value="19.977606" calcext:value-type="float">
            <text:p>19.977606</text:p>
          </table:table-cell>
          <table:table-cell office:value-type="float" office:value="300.9023" calcext:value-type="float">
            <text:p>300.9023</text:p>
          </table:table-cell>
          <table:table-cell office:value-type="float" office:value="19.921722" calcext:value-type="float">
            <text:p>19.921722</text:p>
          </table:table-cell>
          <table:table-cell office:value-type="float" office:value="105.660034" calcext:value-type="float">
            <text:p>105.6600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98944" calcext:value-type="float">
            <text:p>19.598944</text:p>
          </table:table-cell>
          <table:table-cell office:value-type="float" office:value="380.58258" calcext:value-type="float">
            <text:p>380.58258</text:p>
          </table:table-cell>
          <table:table-cell office:value-type="float" office:value="20.002384" calcext:value-type="float">
            <text:p>20.002384</text:p>
          </table:table-cell>
          <table:table-cell office:value-type="float" office:value="301.64566" calcext:value-type="float">
            <text:p>301.64566</text:p>
          </table:table-cell>
          <table:table-cell office:value-type="float" office:value="20.231663" calcext:value-type="float">
            <text:p>20.2316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51609" calcext:value-type="float">
            <text:p>20.451609</text:p>
          </table:table-cell>
          <table:table-cell office:value-type="float" office:value="371.67255" calcext:value-type="float">
            <text:p>371.67255</text:p>
          </table:table-cell>
          <table:table-cell office:value-type="float" office:value="20.791521" calcext:value-type="float">
            <text:p>20.791521</text:p>
          </table:table-cell>
          <table:table-cell office:value-type="float" office:value="292.73566" calcext:value-type="float">
            <text:p>292.73566</text:p>
          </table:table-cell>
          <table:table-cell office:value-type="float" office:value="20.75" calcext:value-type="float">
            <text:p>20.75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61388" calcext:value-type="float">
            <text:p>20.461388</text:p>
          </table:table-cell>
          <table:table-cell office:value-type="float" office:value="371.96597" calcext:value-type="float">
            <text:p>371.96597</text:p>
          </table:table-cell>
          <table:table-cell office:value-type="float" office:value="20.848223" calcext:value-type="float">
            <text:p>20.848223</text:p>
          </table:table-cell>
          <table:table-cell office:value-type="float" office:value="344.3888" calcext:value-type="float">
            <text:p>344.38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57776" calcext:value-type="float">
            <text:p>21.257776</text:p>
          </table:table-cell>
          <table:table-cell office:value-type="float" office:value="285.3267" calcext:value-type="float">
            <text:p>285.3267</text:p>
          </table:table-cell>
          <table:table-cell office:value-type="float" office:value="21.1" calcext:value-type="float">
            <text:p>21.1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790102" calcext:value-type="float">
            <text:p>21.790102</text:p>
          </table:table-cell>
          <table:table-cell office:value-type="float" office:value="332.2388" calcext:value-type="float">
            <text:p>332.2388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81527" calcext:value-type="float">
            <text:p>21.281527</text:p>
          </table:table-cell>
          <table:table-cell office:value-type="float" office:value="286.03918" calcext:value-type="float">
            <text:p>286.03918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80344" calcext:value-type="float">
            <text:p>21.80344</text:p>
          </table:table-cell>
          <table:table-cell office:value-type="float" office:value="332.63895" calcext:value-type="float">
            <text:p>332.63895</text:p>
          </table:table-cell>
          <table:table-cell office:value-type="float" office:value="22.3" calcext:value-type="float">
            <text:p>22.3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597" calcext:value-type="float">
            <text:p>21.931597</text:p>
          </table:table-cell>
          <table:table-cell office:value-type="float" office:value="270.1092" calcext:value-type="float">
            <text:p>270.1092</text:p>
          </table:table-cell>
          <table:table-cell office:value-type="float" office:value="22.278538" calcext:value-type="float">
            <text:p>22.278538</text:p>
          </table:table-cell>
          <table:table-cell office:value-type="float" office:value="343.886" calcext:value-type="float">
            <text:p>343.886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85029" calcext:value-type="float">
            <text:p>22.85029</text:p>
          </table:table-cell>
          <table:table-cell office:value-type="float" office:value="351.01004" calcext:value-type="float">
            <text:p>351.010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936" calcext:value-type="float">
            <text:p>21.931936</text:p>
          </table:table-cell>
          <table:table-cell office:value-type="float" office:value="270.1194" calcext:value-type="float">
            <text:p>270.1194</text:p>
          </table:table-cell>
          <table:table-cell office:value-type="float" office:value="22.317276" calcext:value-type="float">
            <text:p>22.317276</text:p>
          </table:table-cell>
          <table:table-cell office:value-type="float" office:value="345.04813" calcext:value-type="float">
            <text:p>345.04813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909315" calcext:value-type="float">
            <text:p>22.909315</text:p>
          </table:table-cell>
          <table:table-cell office:value-type="float" office:value="352.7808" calcext:value-type="float">
            <text:p>352.7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486" calcext:value-type="float">
            <text:p>23.000486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" calcext:value-type="float">
            <text:p>23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" calcext:value-type="float">
            <text:p>23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813" calcext:value-type="float">
            <text:p>23.000813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4843" calcext:value-type="float">
            <text:p>23.994843</text:p>
          </table:table-cell>
          <table:table-cell office:value-type="float" office:value="205.31938" calcext:value-type="float">
            <text:p>205.31938</text:p>
          </table:table-cell>
          <table:table-cell office:value-type="float" office:value="23.996445" calcext:value-type="float">
            <text:p>23.996445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881" calcext:value-type="float">
            <text:p>23.99881</text:p>
          </table:table-cell>
          <table:table-cell office:value-type="float" office:value="273.50894" calcext:value-type="float">
            <text:p>273.508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6845" calcext:value-type="float">
            <text:p>23.996845</text:p>
          </table:table-cell>
          <table:table-cell office:value-type="float" office:value="205.37946" calcext:value-type="float">
            <text:p>205.37946</text:p>
          </table:table-cell>
          <table:table-cell office:value-type="float" office:value="23.997597" calcext:value-type="float">
            <text:p>23.997597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9979" calcext:value-type="float">
            <text:p>23.999979</text:p>
          </table:table-cell>
          <table:table-cell office:value-type="float" office:value="273.544" calcext:value-type="float">
            <text:p>273.544</text:p>
          </table:table-cell>
          <table:table-cell office:value-type="float" office:value="24" calcext:value-type="float">
            <text:p>24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9:54:08.916018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9:55:33.898500027</dc:date>
    <meta:editing-duration>PT19M6S</meta:editing-duration>
    <meta:editing-cycles>5</meta:editing-cycles>
    <meta:generator>LibreOffice/24.2.1.2$Linux_X86_64 LibreOffice_project/420$Build-2</meta:generator>
    <meta:document-statistic meta:table-count="5" meta:cell-count="189580" meta:object-count="0"/>
  </office:meta>
</office:document-meta>
</file>